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manifest.rdf" manifest:media-type="application/rdf+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4" manifest:media-type="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2785in" style:rel-column-width="22308*"/>
    </style:style>
    <style:style style:name="Таблица1.B" style:family="table-column">
      <style:table-column-properties style:column-width="1.1951in" style:rel-column-width="11704*"/>
    </style:style>
    <style:style style:name="Таблица1.C" style:family="table-column">
      <style:table-column-properties style:column-width="0.3681in" style:rel-column-width="3605*"/>
    </style:style>
    <style:style style:name="Таблица1.D" style:family="table-column">
      <style:table-column-properties style:column-width="2.8514in" style:rel-column-width="2791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" style:family="table">
      <style:table-properties style:width="6.6931in" style:rel-width="100%" fo:margin-left="-0.0208in" fo:margin-top="0in" fo:margin-bottom="0in" table:align="left" style:writing-mode="page"/>
    </style:style>
    <style:style style:name="Таблица2.A" style:family="table-column">
      <style:table-column-properties style:column-width="0.8465in" style:rel-column-width="8290*"/>
    </style:style>
    <style:style style:name="Таблица2.B" style:family="table-column">
      <style:table-column-properties style:column-width="3.4097in" style:rel-column-width="33383*"/>
    </style:style>
    <style:style style:name="Таблица2.C" style:family="table-column">
      <style:table-column-properties style:column-width="1.275in" style:rel-column-width="12485*"/>
    </style:style>
    <style:style style:name="Таблица2.D" style:family="table-column">
      <style:table-column-properties style:column-width="1.1618in" style:rel-column-width="11374*"/>
    </style:style>
    <style:style style:name="Таблица2.1" style:family="table-row">
      <style:table-row-properties style:min-row-height="0.5097in" fo:keep-together="auto"/>
    </style:style>
    <style:style style:name="Таблица2.A1" style:family="table-cell">
      <style:table-cell-properties fo:padding-left="0.0208in" fo:padding-right="0.0208in" fo:padding-top="0in" fo:padding-bottom="0in" fo:border="0.5pt solid #000000"/>
    </style:style>
    <style:style style:name="Таблица2.2" style:family="table-row">
      <style:table-row-properties style:min-row-height="0.2736in" fo:keep-together="auto"/>
    </style:style>
    <style:style style:name="Таблица2.3" style:family="table-row">
      <style:table-row-properties style:min-row-height="0.3465in" fo:keep-together="auto"/>
    </style:style>
    <style:style style:name="Таблица2.12" style:family="table-row">
      <style:table-row-properties style:min-row-height="0.1736in" fo:keep-together="auto"/>
    </style:style>
    <style:style style:name="Таблица2.17" style:family="table-row">
      <style:table-row-properties style:min-row-height="0.266in" fo:keep-together="auto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3.3465in" style:rel-column-width="32767*"/>
    </style:style>
    <style:style style:name="Таблица3.B" style:family="table-column">
      <style:table-column-properties style:column-width="3.3465in" style:rel-column-width="32768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3.B1" style:family="table-cell">
      <style:table-cell-properties fo:padding="0.0382in" fo:border="0.5pt solid #000000" style:writing-mode="page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2.2313in" style:rel-column-width="21845*"/>
    </style:style>
    <style:style style:name="Таблица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382in" fo:border="0.5pt solid #000000" style:writing-mode="page"/>
    </style:style>
    <style:style style:name="Таблица4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Таблица4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Normal1">
      <style:paragraph-properties fo:margin-top="0.0835in" fo:margin-bottom="0.0835in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 fo:text-indent="0in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2.9543in" fo:line-height="115%" fo:text-align="end" style:justify-single-word="false" fo:text-indent="0.4925in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2.461in" fo:line-height="115%" fo:text-align="end" style:justify-single-word="false" fo:text-indent="0.4925in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8" style:family="paragraph" style:parent-style-name="Standard">
      <style:paragraph-properties fo:margin-left="2.95in" fo:line-height="115%" fo:text-align="end" style:justify-single-word="false" fo:text-indent="0.4917in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10" style:family="paragraph" style:parent-style-name="Normal1">
      <style:paragraph-properties fo:line-height="150%" fo:text-align="center" style:justify-single-word="false" fo:break-before="page"/>
      <style:text-properties style:font-name="Times New Roman" fo:font-size="14pt" fo:language="uk" fo:country="UA" officeooo:paragraph-rsid="001363ff" style:font-size-asian="14pt" style:font-size-complex="14pt"/>
    </style:style>
    <style:style style:name="P11" style:family="paragraph" style:parent-style-name="Normal1">
      <style:paragraph-properties fo:line-height="150%" fo:text-align="center" style:justify-single-word="false"/>
      <style:text-properties style:font-name="Times New Roman" fo:font-size="14pt" fo:language="uk" fo:country="UA" officeooo:paragraph-rsid="001363ff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.0043in" fo:line-height="150%" fo:text-align="center" style:justify-single-word="false" fo:text-indent="0.4925in" style:auto-text-indent="false" fo:background-color="#ffffff"/>
      <style:text-properties style:font-name="Times New Roman" fo:font-size="14pt" fo:language="uk" fo:country="UA" officeooo:paragraph-rsid="001363ff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.0043in" fo:line-height="150%" fo:text-align="center" style:justify-single-word="false" fo:text-indent="0in" style:auto-text-indent="false" fo:background-color="#ffffff"/>
      <style:text-properties style:font-name="Times New Roman" fo:font-size="14pt" fo:language="uk" fo:country="UA" officeooo:paragraph-rsid="001363ff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uk" fo:country="UA" officeooo:paragraph-rsid="001363ff" style:font-size-asian="14pt" style:font-size-complex="14pt"/>
    </style:style>
    <style:style style:name="P15" style:family="paragraph" style:parent-style-name="Standard">
      <loext:graphic-properties draw:fill="solid" draw:fill-color="#ffffff"/>
      <style:paragraph-properties fo:margin-left="0in" fo:margin-right="0.0043in" fo:line-height="150%" fo:text-align="center" style:justify-single-word="false" fo:text-indent="0.4925in" style:auto-text-indent="false" fo:background-color="#ffffff"/>
      <style:text-properties style:font-name="Times New Roman" fo:font-size="14pt" fo:language="uk" fo:country="UA" officeooo:paragraph-rsid="002e02fe" style:font-size-asian="14pt" style:font-size-complex="14pt"/>
    </style:style>
    <style:style style:name="P16" style:family="paragraph" style:parent-style-name="Standard">
      <style:paragraph-properties fo:margin-left="0.4925in" fo:margin-right="0in" fo:line-height="150%" fo:text-indent="0in" style:auto-text-indent="false">
        <style:tab-stops>
          <style:tab-stop style:position="0.6898in"/>
        </style:tab-stops>
      </style:paragraph-properties>
      <style:text-properties style:font-name="Times New Roman" fo:font-size="14pt" fo:language="uk" fo:country="UA" officeooo:paragraph-rsid="0041ec9a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in" fo:margin-right="0.0043in" fo:line-height="150%" fo:text-indent="0.4925in" style:auto-text-indent="false" fo:background-color="#ffffff"/>
      <style:text-properties style:font-name="Times New Roman" fo:font-size="14pt" fo:language="uk" fo:country="UA" officeooo:paragraph-rsid="001363ff" style:font-size-asian="14pt" style:font-size-complex="14pt"/>
    </style:style>
    <style:style style:name="P18" style:family="paragraph" style:parent-style-name="Standard">
      <loext:graphic-properties draw:fill="solid" draw:fill-color="#ffffff"/>
      <style:paragraph-properties fo:margin-left="0in" fo:margin-right="0.0043in" fo:line-height="150%" fo:text-indent="3.3472in" style:auto-text-indent="false" fo:background-color="#ffffff"/>
      <style:text-properties style:font-name="Times New Roman" fo:font-size="14pt" fo:language="uk" fo:country="UA" officeooo:paragraph-rsid="001363ff" style:font-size-asian="14pt" style:font-size-complex="14pt"/>
    </style:style>
    <style:style style:name="P19" style:family="paragraph" style:parent-style-name="Standard">
      <loext:graphic-properties draw:fill="solid" draw:fill-color="#ffffff"/>
      <style:paragraph-properties fo:margin-left="2.95in" fo:margin-right="0.0043in" fo:line-height="150%" fo:text-indent="0.4917in" style:auto-text-indent="false" fo:background-color="#ffffff"/>
      <style:text-properties style:font-name="Times New Roman" fo:font-size="14pt" fo:language="uk" fo:country="UA" officeooo:paragraph-rsid="001363ff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uk" fo:country="UA" officeooo:paragraph-rsid="001363ff" style:font-size-asian="14pt" style:font-size-complex="14pt"/>
    </style:style>
    <style:style style:name="P21" style:family="paragraph" style:parent-style-name="Standard">
      <loext:graphic-properties draw:fill="solid" draw:fill-color="#ffffff"/>
      <style:paragraph-properties fo:margin-left="0in" fo:margin-right="0.0043in" fo:line-height="150%" fo:text-indent="3.3472in" style:auto-text-indent="false" fo:background-color="#ffffff"/>
      <style:text-properties style:font-name="Times New Roman" fo:font-size="14pt" fo:language="uk" fo:country="UA" officeooo:paragraph-rsid="002cd1f5" style:font-size-asian="14pt" style:font-size-complex="14pt"/>
    </style:style>
    <style:style style:name="P22" style:family="paragraph" style:parent-style-name="Standard">
      <style:paragraph-properties fo:margin-left="1.1811in" fo:margin-right="0in" fo:line-height="150%" fo:text-align="justify" style:justify-single-word="false" fo:text-indent="0in" style:auto-text-indent="false"/>
      <style:text-properties style:font-name="Times New Roman" fo:font-size="14pt" fo:language="uk" fo:country="UA" officeooo:paragraph-rsid="001363ff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1363ff" style:font-size-asian="14pt" style:font-size-complex="14pt"/>
    </style:style>
    <style:style style:name="P24" style:family="paragraph" style:parent-style-name="Standard">
      <loext:graphic-properties draw:fill="solid" draw:fill-color="#ffffff"/>
      <style:paragraph-properties fo:margin-left="0in" fo:margin-right="0.0043in" fo:line-height="150%" fo:text-align="center" style:justify-single-word="false" fo:text-indent="0in" style:auto-text-indent="false" fo:background-color="#ffffff"/>
      <style:text-properties style:font-name="Times New Roman" fo:font-size="14pt" fo:language="uk" fo:country="UA" officeooo:paragraph-rsid="001363ff" style:font-size-asian="14pt" style:font-size-complex="14pt" style:font-weight-complex="bold"/>
    </style:style>
    <style:style style:name="P25" style:family="paragraph" style:parent-style-name="Standard">
      <style:paragraph-properties fo:line-height="115%" fo:text-align="center" style:justify-single-word="false" fo:text-indent="0in" style:auto-text-indent="false"/>
      <style:text-properties style:font-name="Times New Roman" fo:font-size="14pt" fo:language="uk" fo:country="UA" fo:font-weight="bold" officeooo:paragraph-rsid="00306942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solid" draw:fill-color="#ffffff"/>
      <style:paragraph-properties fo:margin-left="0in" fo:margin-right="0.0043in" fo:line-height="150%" fo:text-indent="0.4925in" style:auto-text-indent="false" fo:background-color="#ffffff"/>
      <style:text-properties style:font-name="Times New Roman" fo:font-size="14pt" fo:language="uk" fo:country="UA" fo:font-weight="bold" officeooo:paragraph-rsid="001363ff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solid" draw:fill-color="#ffffff"/>
      <style:paragraph-properties fo:margin-left="0in" fo:margin-right="0.0043in" fo:line-height="150%" fo:text-indent="0in" style:auto-text-indent="false" fo:background-color="#ffffff"/>
      <style:text-properties style:font-name="Times New Roman" fo:font-size="14pt" fo:language="uk" fo:country="UA" fo:font-weight="bold" officeooo:paragraph-rsid="001363f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" fo:font-size="14pt" fo:language="uk" fo:country="UA" officeooo:rsid="00324925" officeooo:paragraph-rsid="00324925" fo:background-color="transparent" style:font-size-asian="14pt" style:font-size-complex="14pt"/>
    </style:style>
    <style:style style:name="P29" style:family="paragraph" style:parent-style-name="Standard">
      <style:paragraph-properties fo:margin-top="0in" fo:margin-bottom="0.139in" style:contextual-spacing="false" fo:line-height="115%" fo:text-align="start" style:justify-single-word="false" fo:text-indent="0in" style:auto-text-indent="false"/>
      <style:text-properties style:font-name="Times New Roman" fo:font-size="14pt" fo:language="uk" fo:country="UA" style:text-underline-style="none" officeooo:rsid="00306942" officeooo:paragraph-rsid="0036d779" fo:background-color="transparent" style:font-size-asian="14pt" style:font-size-complex="14pt"/>
    </style:style>
    <style:style style:name="P30" style:family="paragraph" style:parent-style-name="Standard">
      <style:paragraph-properties fo:margin-left="2.0673in" fo:line-height="115%" fo:text-align="end" style:justify-single-word="false" fo:text-indent="0.4925in" style:auto-text-indent="false"/>
      <style:text-properties style:font-name="Times New Roman" fo:font-size="14pt" officeooo:paragraph-rsid="00306942" style:font-size-asian="14pt" style:font-size-complex="14pt"/>
    </style:style>
    <style:style style:name="P31" style:family="paragraph" style:parent-style-name="Содержание">
      <style:paragraph-properties fo:break-before="page"/>
      <style:text-properties style:font-name="Times New Roman" fo:font-size="14pt" officeooo:paragraph-rsid="00391584" style:font-size-asian="14pt" style:font-size-complex="14pt"/>
    </style:style>
    <style:style style:name="P32" style:family="paragraph" style:parent-style-name="Standard">
      <style:paragraph-properties fo:text-align="center" style:justify-single-word="false" fo:text-indent="0in" style:auto-text-indent="false"/>
      <style:text-properties style:font-name="Times New Roman" fo:font-size="14pt" officeooo:paragraph-rsid="00306942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officeooo:paragraph-rsid="0036d779" style:font-size-asian="14pt" style:font-size-complex="14pt"/>
    </style:style>
    <style:style style:name="P34" style:family="paragraph" style:parent-style-name="Standard">
      <style:paragraph-properties fo:text-align="center" style:justify-single-word="false" fo:break-before="page"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paragraph-rsid="003ee831" style:font-size-asian="14pt" style:font-size-complex="14pt"/>
    </style:style>
    <style:style style:name="P35" style:family="paragraph" style:parent-style-name="Standard">
      <style:paragraph-properties fo:text-align="center" style:justify-single-word="false" fo:break-before="page"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paragraph-rsid="00438aec" style:font-size-asian="14pt" style:font-size-complex="14pt"/>
    </style:style>
    <style:style style:name="P36" style:family="paragraph" style:parent-style-name="Standard">
      <style:text-properties style:font-name="Times New Roman" fo:font-size="14pt" officeooo:paragraph-rsid="0036d779" style:font-size-asian="14pt" style:font-size-complex="14pt"/>
    </style:style>
    <style:style style:name="P37" style:family="paragraph" style:parent-style-name="Standard">
      <style:text-properties style:font-name="Times New Roman" fo:font-size="14pt" officeooo:paragraph-rsid="00378534" style:font-size-asian="14pt" style:font-size-complex="14pt"/>
    </style:style>
    <style:style style:name="P38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paragraph-rsid="003ee831" style:font-size-asian="14pt" style:font-size-complex="14pt"/>
    </style:style>
    <style:style style:name="P39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paragraph-rsid="0044e1ef" style:font-size-asian="14pt" style:font-size-complex="14pt"/>
    </style:style>
    <style:style style:name="P40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paragraph-rsid="0044e642" style:font-size-asian="14pt" style:font-size-complex="14pt"/>
    </style:style>
    <style:style style:name="P41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paragraph-rsid="00459bce" style:font-size-asian="14pt" style:font-size-complex="14pt"/>
    </style:style>
    <style:style style:name="P42" style:family="paragraph" style:parent-style-name="Title">
      <style:paragraph-properties fo:margin-top="0in" fo:margin-bottom="0in" style:contextual-spacing="false" fo:line-height="100%"/>
      <style:text-properties style:font-name="Times New Roman" fo:font-size="14pt" officeooo:paragraph-rsid="00355dfd" style:font-size-asian="14pt" style:font-size-complex="14pt"/>
    </style:style>
    <style:style style:name="P43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officeooo:rsid="00bf82e3" officeooo:paragraph-rsid="00bf82e3" style:font-size-asian="14pt" style:font-size-complex="14pt"/>
    </style:style>
    <style:style style:name="P44" style:family="paragraph" style:parent-style-name="Standard">
      <style:paragraph-properties fo:text-align="center" style:justify-single-word="false" fo:break-before="page"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fo:font-weight="bold" officeooo:paragraph-rsid="003ee83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6.6854in" style:type="right" style:leader-style="dotted" style:leader-text="."/>
        </style:tab-stops>
      </style:paragraph-properties>
      <style:text-properties style:font-name="Times New Roman" fo:font-size="14pt" fo:font-weight="bold" officeooo:paragraph-rsid="003ee831" style:font-size-asian="14pt" style:font-weight-asian="bold" style:font-size-complex="14pt" style:font-weight-complex="bold"/>
    </style:style>
    <style:style style:name="P46" style:family="paragraph" style:parent-style-name="Title">
      <style:paragraph-properties fo:margin-top="0in" fo:margin-bottom="0in" style:contextual-spacing="false" fo:line-height="100%" fo:break-before="page"/>
      <style:text-properties style:font-name="Times New Roman" fo:font-size="14pt" fo:font-weight="normal" officeooo:paragraph-rsid="00355dfd" style:font-size-asian="14pt" style:font-weight-asian="normal" style:font-size-complex="14pt" style:font-weight-complex="normal"/>
    </style:style>
    <style:style style:name="P47" style:family="paragraph" style:parent-style-name="Title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font-weight="normal" officeooo:rsid="0051e1f2" officeooo:paragraph-rsid="0051e1f2" style:font-size-asian="14pt" style:font-weight-asian="normal" style:font-size-complex="14pt" style:font-weight-complex="normal"/>
    </style:style>
    <style:style style:name="P48" style:family="paragraph" style:parent-style-name="Block_20_Text">
      <style:paragraph-properties fo:margin-left="0in" fo:margin-right="0in" fo:line-height="150%" fo:text-indent="0in" style:auto-text-indent="false"/>
      <style:text-properties style:font-name="Times New Roman" style:text-underline-style="none" officeooo:rsid="00306942" officeooo:paragraph-rsid="00306942"/>
    </style:style>
    <style:style style:name="P49" style:family="paragraph" style:parent-style-name="Block_20_Text">
      <style:paragraph-properties fo:margin-left="0in" fo:margin-right="0in" fo:line-height="150%" fo:text-indent="0in" style:auto-text-indent="false"/>
      <style:text-properties style:font-name="Times New Roman" style:text-underline-style="none" officeooo:rsid="004b12e2" officeooo:paragraph-rsid="004b12e2"/>
    </style:style>
    <style:style style:name="P50" style:family="paragraph" style:parent-style-name="Block_20_Text">
      <style:paragraph-properties fo:margin-left="0in" fo:margin-right="0in" fo:line-height="150%" fo:text-indent="0in" style:auto-text-indent="false"/>
      <style:text-properties style:font-name="Times New Roman" fo:font-size="12pt" fo:language="uk" fo:country="UA" style:text-underline-style="none" officeooo:rsid="00306942" officeooo:paragraph-rsid="00306942" style:font-size-asian="12pt"/>
    </style:style>
    <style:style style:name="P51" style:family="paragraph" style:parent-style-name="Block_20_Text">
      <style:paragraph-properties fo:margin-left="0in" fo:margin-right="0in" fo:line-height="150%" fo:text-indent="0in" style:auto-text-indent="false"/>
      <style:text-properties style:font-name="Times New Roman" fo:font-size="12pt" fo:language="uk" fo:country="UA" style:text-underline-style="none" officeooo:rsid="004be6b0" officeooo:paragraph-rsid="004be6b0" style:font-size-asian="12pt"/>
    </style:style>
    <style:style style:name="P52" style:family="paragraph" style:parent-style-name="Block_20_Text">
      <style:paragraph-properties fo:margin-left="0in" fo:margin-right="0in" fo:line-height="150%" fo:text-indent="0in" style:auto-text-indent="false"/>
      <style:text-properties style:font-name="Times New Roman" officeooo:paragraph-rsid="0050c06e"/>
    </style:style>
    <style:style style:name="P53" style:family="paragraph" style:parent-style-name="Standard">
      <style:paragraph-properties fo:line-height="150%" fo:text-align="center" style:justify-single-word="false" fo:orphans="0" fo:widows="0" fo:text-indent="0in" style:auto-text-indent="false"/>
      <style:text-properties style:font-name="Times New Roman" officeooo:paragraph-rsid="00306942"/>
    </style:style>
    <style:style style:name="P54" style:family="paragraph" style:parent-style-name="Standard">
      <style:paragraph-properties fo:text-align="center" style:justify-single-word="false" fo:text-indent="0in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55" style:family="paragraph" style:parent-style-name="Standard">
      <style:paragraph-properties fo:line-height="150%" fo:text-align="start" style:justify-single-word="false" fo:orphans="0" fo:widows="0" fo:text-indent="0in" style:auto-text-indent="false"/>
      <style:text-properties style:font-name="Times New Roman" fo:font-size="10pt" fo:language="uk" fo:country="UA" officeooo:paragraph-rsid="00306942" style:font-name-asian="Times New Roman1" style:font-size-asian="10pt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line-height="150%" fo:text-align="start" style:justify-single-word="false" fo:orphans="0" fo:widows="0" fo:text-indent="0in" style:auto-text-indent="false"/>
      <style:text-properties style:font-name="Times New Roman" fo:font-size="11pt" fo:language="uk" fo:country="UA" style:text-underline-style="solid" style:text-underline-width="auto" style:text-underline-color="font-color" officeooo:paragraph-rsid="00306942" style:font-name-asian="Times New Roman1" style:font-size-asian="11pt" style:language-asian="ru" style:country-asian="RU" style:font-name-complex="Times New Roman1" style:font-size-complex="10pt"/>
    </style:style>
    <style:style style:name="P57" style:family="paragraph" style:parent-style-name="Standard">
      <style:paragraph-properties fo:line-height="150%" fo:text-align="start" style:justify-single-word="false" fo:orphans="0" fo:widows="0" fo:text-indent="0in" style:auto-text-indent="false"/>
      <style:text-properties style:font-name="Times New Roman" fo:font-size="11pt" fo:language="uk" fo:country="UA" officeooo:paragraph-rsid="00306942" style:font-name-asian="Times New Roman1" style:font-size-asian="11pt" style:language-asian="ru" style:country-asian="RU" style:font-name-complex="Times New Roman1" style:font-size-complex="10pt"/>
    </style:style>
    <style:style style:name="P58" style:family="paragraph" style:parent-style-name="Standard">
      <style:paragraph-properties fo:line-height="115%" fo:text-align="center" style:justify-single-word="false" fo:text-indent="0in" style:auto-text-indent="false"/>
      <style:text-properties style:font-name="Times New Roman" officeooo:paragraph-rsid="00355dfd"/>
    </style:style>
    <style:style style:name="P59" style:family="paragraph" style:parent-style-name="Standard">
      <style:paragraph-properties fo:margin-top="0in" fo:margin-bottom="0.139in" style:contextual-spacing="false" fo:line-height="115%" fo:text-align="start" style:justify-single-word="false" fo:text-indent="0in" style:auto-text-indent="false"/>
      <style:text-properties style:font-name="Times New Roman" officeooo:paragraph-rsid="00355dfd"/>
    </style:style>
    <style:style style:name="P60" style:family="paragraph" style:parent-style-name="Standard">
      <style:paragraph-properties fo:text-indent="0in" style:auto-text-indent="false"/>
      <style:text-properties style:font-name="Times New Roman" officeooo:paragraph-rsid="00355dfd"/>
    </style:style>
    <style:style style:name="P61" style:family="paragraph" style:parent-style-name="Standard">
      <style:paragraph-properties fo:margin-left="0.4925in" fo:text-indent="0in" style:auto-text-indent="false"/>
      <style:text-properties style:font-name="Times New Roman" officeooo:paragraph-rsid="00355dfd"/>
    </style:style>
    <style:style style:name="P62" style:family="paragraph" style:parent-style-name="Standard">
      <style:paragraph-properties fo:margin-left="0.4925in" fo:text-indent="0in" style:auto-text-indent="false"/>
      <style:text-properties style:font-name="Times New Roman" officeooo:paragraph-rsid="0041ec9a"/>
    </style:style>
    <style:style style:name="P63" style:family="paragraph" style:parent-style-name="Standard">
      <style:text-properties style:font-name="Times New Roman" officeooo:paragraph-rsid="0041ec9a"/>
    </style:style>
    <style:style style:name="P64" style:family="paragraph" style:parent-style-name="Contents_20_1">
      <style:paragraph-properties>
        <style:tab-stops>
          <style:tab-stop style:position="6.6854in" style:type="right" style:leader-style="dotted" style:leader-text="."/>
        </style:tab-stops>
      </style:paragraph-properties>
      <style:text-properties officeooo:paragraph-rsid="003ee831"/>
    </style:style>
    <style:style style:name="P65" style:family="paragraph" style:parent-style-name="Contents_20_1">
      <style:paragraph-properties>
        <style:tab-stops>
          <style:tab-stop style:position="0.7638in"/>
          <style:tab-stop style:position="6.6854in" style:type="right" style:leader-style="dotted" style:leader-text="."/>
        </style:tab-stops>
      </style:paragraph-properties>
      <style:text-properties officeooo:paragraph-rsid="003ee831"/>
    </style:style>
    <style:style style:name="P66" style:family="paragraph" style:parent-style-name="Contents_20_2">
      <style:text-properties officeooo:paragraph-rsid="003ee831"/>
    </style:style>
    <style:style style:name="P67" style:family="paragraph" style:parent-style-name="Contents_20_3">
      <style:paragraph-properties>
        <style:tab-stops>
          <style:tab-stop style:position="1.4717in"/>
          <style:tab-stop style:position="6.6854in" style:type="right" style:leader-style="dotted" style:leader-text="."/>
        </style:tab-stops>
      </style:paragraph-properties>
      <style:text-properties officeooo:paragraph-rsid="003ee831"/>
    </style:style>
    <style:style style:name="P68" style:family="paragraph" style:parent-style-name="Standard">
      <style:paragraph-properties fo:text-align="center" style:justify-single-word="false" fo:text-indent="0in" style:auto-text-indent="false"/>
    </style:style>
    <style:style style:name="P69" style:family="paragraph" style:parent-style-name="Frame_20_contents">
      <style:paragraph-properties fo:margin-top="0.0417in" fo:margin-bottom="0in" style:contextual-spacing="false" fo:text-align="center" style:justify-single-word="false" fo:text-indent="0in" style:auto-text-indent="false"/>
    </style:style>
    <style:style style:name="P70" style:family="paragraph" style:parent-style-name="Standard">
      <style:paragraph-properties fo:margin-top="0.0417in" fo:margin-bottom="0in" style:contextual-spacing="false" fo:text-align="center" style:justify-single-word="false"/>
    </style:style>
    <style:style style:name="P71" style:family="paragraph" style:parent-style-name="Standard">
      <style:paragraph-properties fo:text-align="center" style:justify-single-word="false"/>
    </style:style>
    <style:style style:name="P72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use-window-font-color="true" loext:opacity="0%" style:font-name="Times New Roman" fo:font-size="14pt" fo:font-weight="normal" officeooo:rsid="0044e642" officeooo:paragraph-rsid="0045e502" fo:background-color="#ffff00" style:font-size-asian="14pt" style:font-weight-asian="normal" style:font-size-complex="14pt" style:font-weight-complex="normal"/>
    </style:style>
    <style:style style:name="P73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use-window-font-color="true" loext:opacity="0%" style:font-name="Times New Roman" fo:font-size="14pt" fo:font-weight="normal" officeooo:rsid="0044e642" officeooo:paragraph-rsid="00479e22" fo:background-color="#ffff00" style:font-size-asian="14pt" style:font-weight-asian="normal" style:font-size-complex="14pt" style:font-weight-complex="normal"/>
    </style:style>
    <style:style style:name="P74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use-window-font-color="true" loext:opacity="0%" style:font-name="Times New Roman" fo:font-size="14pt" fo:font-weight="normal" officeooo:rsid="0044e642" officeooo:paragraph-rsid="0047bb60" fo:background-color="#ffff0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>
        <style:tab-stops>
          <style:tab-stop style:position="6.6854in" style:type="right" style:leader-style="dotted" style:leader-text="."/>
        </style:tab-stops>
      </style:paragraph-properties>
      <style:text-properties style:use-window-font-color="true" loext:opacity="0%" style:font-name="Times New Roman" fo:font-size="14pt" fo:font-weight="normal" officeooo:rsid="00620166" officeooo:paragraph-rsid="0044e642" fo:background-color="#ffff00" style:font-size-asian="14pt" style:font-weight-asian="normal" style:font-size-complex="14pt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2" fo:font-size="14pt" officeooo:rsid="00879dbb" officeooo:paragraph-rsid="00879dbb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2" fo:font-size="14pt" officeooo:rsid="00879dbb" officeooo:paragraph-rsid="00879dbb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2" fo:font-size="14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2" fo:font-size="14pt" officeooo:paragraph-rsid="009d5aba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2" fo:font-size="14pt" officeooo:rsid="00895716" officeooo:paragraph-rsid="00895716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2" fo:font-size="14pt" officeooo:rsid="009d5aba" officeooo:paragraph-rsid="009d5aba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2" fo:font-size="14pt" officeooo:rsid="009e09ae" officeooo:paragraph-rsid="009e09ae"/>
    </style:style>
    <style:style style:name="P83" style:family="paragraph" style:parent-style-name="Text_20_body">
      <style:text-properties officeooo:paragraph-rsid="00775295"/>
    </style:style>
    <style:style style:name="P84" style:family="paragraph" style:parent-style-name="Text_20_body">
      <style:paragraph-properties fo:text-align="center" style:justify-single-word="false" fo:text-indent="0in" style:auto-text-indent="false"/>
      <style:text-properties fo:font-size="14pt" officeooo:rsid="00620166" officeooo:paragraph-rsid="00620166" style:font-size-asian="14pt" style:font-size-complex="14pt"/>
    </style:style>
    <style:style style:name="P85" style:family="paragraph" style:parent-style-name="Text_20_body">
      <style:text-properties fo:font-size="14pt" style:font-size-asian="14pt" style:font-size-complex="14pt"/>
    </style:style>
    <style:style style:name="P86" style:family="paragraph" style:parent-style-name="Text_20_body">
      <style:text-properties fo:font-size="14pt" officeooo:rsid="00627995" officeooo:paragraph-rsid="00627995" style:font-size-asian="14pt" style:font-size-complex="14pt"/>
    </style:style>
    <style:style style:name="P87" style:family="paragraph" style:parent-style-name="Text_20_body">
      <style:text-properties fo:font-size="14pt" officeooo:rsid="00650c2c" officeooo:paragraph-rsid="00650c2c" style:font-size-asian="14pt" style:font-size-complex="14pt"/>
    </style:style>
    <style:style style:name="P88" style:family="paragraph" style:parent-style-name="Text_20_body">
      <style:paragraph-properties fo:text-align="center" style:justify-single-word="false" fo:text-indent="0in" style:auto-text-indent="false"/>
      <style:text-properties fo:font-size="14pt" officeooo:rsid="00650c2c" officeooo:paragraph-rsid="00650c2c" style:font-size-asian="14pt" style:font-size-complex="14pt"/>
    </style:style>
    <style:style style:name="P89" style:family="paragraph" style:parent-style-name="Text_20_body">
      <style:text-properties fo:font-size="14pt" officeooo:rsid="0067c9e2" officeooo:paragraph-rsid="0067c9e2" style:font-size-asian="14pt" style:font-size-complex="14pt"/>
    </style:style>
    <style:style style:name="P90" style:family="paragraph" style:parent-style-name="Text_20_body">
      <style:text-properties fo:font-size="14pt" officeooo:rsid="006b1599" officeooo:paragraph-rsid="006cd798" style:font-size-asian="14pt" style:font-size-complex="14pt"/>
    </style:style>
    <style:style style:name="P91" style:family="paragraph" style:parent-style-name="Text_20_body">
      <style:paragraph-properties fo:text-align="center" style:justify-single-word="false" fo:text-indent="0in" style:auto-text-indent="false"/>
      <style:text-properties fo:font-size="14pt" officeooo:rsid="006b1599" officeooo:paragraph-rsid="006b1599" style:font-size-asian="14pt" style:font-size-complex="14pt"/>
    </style:style>
    <style:style style:name="P92" style:family="paragraph" style:parent-style-name="Text_20_body">
      <style:text-properties fo:font-size="14pt" officeooo:rsid="006b1599" officeooo:paragraph-rsid="006b1599" style:font-size-asian="14pt" style:font-size-complex="14pt"/>
    </style:style>
    <style:style style:name="P93" style:family="paragraph" style:parent-style-name="Text_20_body">
      <style:text-properties fo:font-size="14pt" officeooo:rsid="006cc2a7" officeooo:paragraph-rsid="006cc2a7" style:font-size-asian="14pt" style:font-size-complex="14pt"/>
    </style:style>
    <style:style style:name="P94" style:family="paragraph" style:parent-style-name="Text_20_body">
      <style:text-properties fo:font-size="14pt" officeooo:rsid="006e692f" officeooo:paragraph-rsid="006e692f" style:font-size-asian="14pt" style:font-size-complex="14pt"/>
    </style:style>
    <style:style style:name="P95" style:family="paragraph" style:parent-style-name="Text_20_body">
      <style:text-properties fo:font-size="14pt" officeooo:rsid="006e692f" officeooo:paragraph-rsid="0073474d" style:font-size-asian="14pt" style:font-size-complex="14pt"/>
    </style:style>
    <style:style style:name="P96" style:family="paragraph" style:parent-style-name="Text_20_body">
      <style:paragraph-properties fo:text-align="center" style:justify-single-word="false" fo:text-indent="0in" style:auto-text-indent="false"/>
      <style:text-properties fo:font-size="14pt" officeooo:rsid="006e692f" officeooo:paragraph-rsid="0073474d" style:font-size-asian="14pt" style:font-size-complex="14pt"/>
    </style:style>
    <style:style style:name="P97" style:family="paragraph" style:parent-style-name="Text_20_body">
      <style:text-properties fo:font-size="14pt" officeooo:rsid="0075c8ac" officeooo:paragraph-rsid="0075c8ac" style:font-size-asian="14pt" style:font-size-complex="14pt"/>
    </style:style>
    <style:style style:name="P98" style:family="paragraph" style:parent-style-name="Text_20_body">
      <style:paragraph-properties fo:text-align="center" style:justify-single-word="false" fo:text-indent="0in" style:auto-text-indent="false"/>
      <style:text-properties fo:font-size="14pt" officeooo:rsid="0075c8ac" officeooo:paragraph-rsid="0075c8ac" style:font-size-asian="14pt" style:font-size-complex="14pt"/>
    </style:style>
    <style:style style:name="P99" style:family="paragraph" style:parent-style-name="Text_20_body">
      <style:text-properties fo:font-size="14pt" officeooo:rsid="0081cd69" officeooo:paragraph-rsid="0081cd69" style:font-size-asian="14pt" style:font-size-complex="14pt"/>
    </style:style>
    <style:style style:name="P100" style:family="paragraph" style:parent-style-name="Text_20_body">
      <style:paragraph-properties fo:text-align="center" style:justify-single-word="false" fo:text-indent="0in" style:auto-text-indent="false"/>
      <style:text-properties fo:font-size="14pt" officeooo:rsid="0081cd69" officeooo:paragraph-rsid="0081cd69" style:font-size-asian="14pt" style:font-size-complex="14pt"/>
    </style:style>
    <style:style style:name="P101" style:family="paragraph" style:parent-style-name="Text_20_body">
      <style:text-properties fo:font-size="14pt" officeooo:rsid="0073474d" officeooo:paragraph-rsid="0073474d" style:font-size-asian="14pt" style:font-size-complex="14pt"/>
    </style:style>
    <style:style style:name="P102" style:family="paragraph" style:parent-style-name="Text_20_body">
      <style:text-properties fo:font-size="14pt" officeooo:rsid="006415f9" officeooo:paragraph-rsid="006415f9" style:font-size-asian="14pt" style:font-size-complex="14pt"/>
    </style:style>
    <style:style style:name="P103" style:family="paragraph" style:parent-style-name="Text_20_body">
      <style:text-properties fo:font-size="14pt" officeooo:rsid="007f208f" officeooo:paragraph-rsid="007f208f" style:font-size-asian="14pt" style:font-size-complex="14pt"/>
    </style:style>
    <style:style style:name="P104" style:family="paragraph" style:parent-style-name="Text_20_body">
      <style:paragraph-properties fo:text-align="center" style:justify-single-word="false" fo:text-indent="0in" style:auto-text-indent="false"/>
      <style:text-properties fo:font-size="14pt" officeooo:rsid="007f208f" officeooo:paragraph-rsid="007f208f" style:font-size-asian="14pt" style:font-size-complex="14pt"/>
    </style:style>
    <style:style style:name="P105" style:family="paragraph" style:parent-style-name="Text_20_body">
      <style:text-properties fo:font-size="14pt" officeooo:rsid="007f208f" officeooo:paragraph-rsid="0082ffbf" style:font-size-asian="14pt" style:font-size-complex="14pt"/>
    </style:style>
    <style:style style:name="P106" style:family="paragraph" style:parent-style-name="Text_20_body">
      <style:text-properties fo:font-size="14pt" officeooo:rsid="0082ffbf" officeooo:paragraph-rsid="0082ffbf" style:font-size-asian="14pt" style:font-size-complex="14pt"/>
    </style:style>
    <style:style style:name="P107" style:family="paragraph" style:parent-style-name="Text_20_body">
      <style:paragraph-properties fo:text-align="center" style:justify-single-word="false" fo:text-indent="0in" style:auto-text-indent="false"/>
      <style:text-properties fo:font-size="14pt" officeooo:rsid="0082ffbf" officeooo:paragraph-rsid="0082ffbf" style:font-size-asian="14pt" style:font-size-complex="14pt"/>
    </style:style>
    <style:style style:name="P108" style:family="paragraph" style:parent-style-name="Text_20_body">
      <style:text-properties fo:font-size="14pt" officeooo:rsid="00832bc0" officeooo:paragraph-rsid="00832bc0" style:font-size-asian="14pt" style:font-size-complex="14pt"/>
    </style:style>
    <style:style style:name="P109" style:family="paragraph" style:parent-style-name="Text_20_body">
      <style:paragraph-properties fo:text-align="center" style:justify-single-word="false" fo:text-indent="0in" style:auto-text-indent="false"/>
      <style:text-properties fo:font-size="14pt" officeooo:rsid="00832bc0" officeooo:paragraph-rsid="00832bc0" style:font-size-asian="14pt" style:font-size-complex="14pt"/>
    </style:style>
    <style:style style:name="P110" style:family="paragraph" style:parent-style-name="Text_20_body">
      <style:text-properties fo:font-size="14pt" officeooo:rsid="0083bfeb" officeooo:paragraph-rsid="0083bfeb" style:font-size-asian="14pt" style:font-size-complex="14pt"/>
    </style:style>
    <style:style style:name="P111" style:family="paragraph" style:parent-style-name="Text_20_body">
      <style:text-properties fo:font-size="14pt" officeooo:rsid="00843126" officeooo:paragraph-rsid="00843126" style:font-size-asian="14pt" style:font-size-complex="14pt"/>
    </style:style>
    <style:style style:name="P112" style:family="paragraph" style:parent-style-name="Text_20_body">
      <style:paragraph-properties fo:text-align="center" style:justify-single-word="false" fo:text-indent="0in" style:auto-text-indent="false"/>
      <style:text-properties fo:font-size="14pt" officeooo:rsid="00843126" officeooo:paragraph-rsid="00843126" style:font-size-asian="14pt" style:font-size-complex="14pt"/>
    </style:style>
    <style:style style:name="P113" style:family="paragraph" style:parent-style-name="Text_20_body">
      <style:paragraph-properties fo:text-align="center" style:justify-single-word="false" fo:text-indent="0in" style:auto-text-indent="false"/>
      <style:text-properties fo:font-size="14pt" officeooo:paragraph-rsid="00843126" style:font-size-asian="14pt" style:font-size-complex="14pt"/>
    </style:style>
    <style:style style:name="P114" style:family="paragraph" style:parent-style-name="Text_20_body">
      <style:text-properties fo:font-size="14pt" officeooo:rsid="00aff6e8" officeooo:paragraph-rsid="00aff6e8" style:font-size-asian="14pt" style:font-size-complex="14pt"/>
    </style:style>
    <style:style style:name="P115" style:family="paragraph" style:parent-style-name="Text_20_body">
      <style:text-properties fo:font-size="14pt" officeooo:rsid="007a69b1" officeooo:paragraph-rsid="007a69b1" fo:background-color="#ffff00" style:font-size-asian="14pt" style:font-size-complex="14pt"/>
    </style:style>
    <style:style style:name="P116" style:family="paragraph" style:parent-style-name="Text_20_body">
      <style:text-properties officeooo:rsid="00879dbb" officeooo:paragraph-rsid="00879dbb"/>
    </style:style>
    <style:style style:name="P117" style:family="paragraph" style:parent-style-name="Text_20_body">
      <style:text-properties officeooo:rsid="00895716" officeooo:paragraph-rsid="00895716"/>
    </style:style>
    <style:style style:name="P118" style:family="paragraph" style:parent-style-name="Text_20_body">
      <style:text-properties officeooo:rsid="00930c3a" officeooo:paragraph-rsid="00930c3a"/>
    </style:style>
    <style:style style:name="P119" style:family="paragraph" style:parent-style-name="Text_20_body">
      <style:paragraph-properties fo:text-align="center" style:justify-single-word="false"/>
      <style:text-properties officeooo:rsid="00930c3a" officeooo:paragraph-rsid="00930c3a"/>
    </style:style>
    <style:style style:name="P120" style:family="paragraph" style:parent-style-name="Text_20_body">
      <style:paragraph-properties fo:text-align="center" style:justify-single-word="false"/>
      <style:text-properties officeooo:rsid="00930c3a" officeooo:paragraph-rsid="00963cb8"/>
    </style:style>
    <style:style style:name="P121" style:family="paragraph" style:parent-style-name="Text_20_body">
      <style:paragraph-properties fo:text-align="center" style:justify-single-word="false"/>
      <style:text-properties officeooo:rsid="00930c3a" officeooo:paragraph-rsid="0097c26e"/>
    </style:style>
    <style:style style:name="P122" style:family="paragraph" style:parent-style-name="Text_20_body">
      <style:paragraph-properties fo:text-align="center" style:justify-single-word="false"/>
      <style:text-properties officeooo:rsid="00930c3a" officeooo:paragraph-rsid="009b8388"/>
    </style:style>
    <style:style style:name="P123" style:family="paragraph" style:parent-style-name="Text_20_body">
      <style:text-properties officeooo:paragraph-rsid="009354b0"/>
    </style:style>
    <style:style style:name="P124" style:family="paragraph" style:parent-style-name="Text_20_body">
      <style:paragraph-properties fo:text-indent="0in" style:auto-text-indent="false"/>
      <style:text-properties officeooo:paragraph-rsid="009354b0"/>
    </style:style>
    <style:style style:name="P125" style:family="paragraph" style:parent-style-name="Text_20_body">
      <style:text-properties officeooo:rsid="0094ff60" officeooo:paragraph-rsid="0094ff60"/>
    </style:style>
    <style:style style:name="P126" style:family="paragraph" style:parent-style-name="Text_20_body">
      <style:text-properties officeooo:rsid="00963cb8" officeooo:paragraph-rsid="00963cb8"/>
    </style:style>
    <style:style style:name="P127" style:family="paragraph" style:parent-style-name="Text_20_body">
      <style:text-properties officeooo:rsid="00963cb8" officeooo:paragraph-rsid="0097c26e"/>
    </style:style>
    <style:style style:name="P128" style:family="paragraph" style:parent-style-name="Text_20_body">
      <style:text-properties officeooo:rsid="0097c26e" officeooo:paragraph-rsid="0097c26e"/>
    </style:style>
    <style:style style:name="P129" style:family="paragraph" style:parent-style-name="Text_20_body">
      <style:text-properties officeooo:rsid="0099c0f9" officeooo:paragraph-rsid="0099c0f9"/>
    </style:style>
    <style:style style:name="P130" style:family="paragraph" style:parent-style-name="Text_20_body">
      <style:text-properties officeooo:rsid="009d5aba" officeooo:paragraph-rsid="009d5aba"/>
    </style:style>
    <style:style style:name="P131" style:family="paragraph" style:parent-style-name="Text_20_body">
      <style:paragraph-properties fo:text-indent="0in" style:auto-text-indent="false"/>
      <style:text-properties officeooo:rsid="009d5aba" officeooo:paragraph-rsid="009d5aba"/>
    </style:style>
    <style:style style:name="P132" style:family="paragraph" style:parent-style-name="Text_20_body">
      <style:text-properties officeooo:rsid="00a2bfc8" officeooo:paragraph-rsid="00a2bfc8"/>
    </style:style>
    <style:style style:name="P133" style:family="paragraph" style:parent-style-name="Text_20_body">
      <style:text-properties officeooo:rsid="00a54eaa" officeooo:paragraph-rsid="00a54eaa"/>
    </style:style>
    <style:style style:name="P134" style:family="paragraph" style:parent-style-name="Text_20_body">
      <style:text-properties officeooo:rsid="00a788c0" officeooo:paragraph-rsid="00a788c0"/>
    </style:style>
    <style:style style:name="P135" style:family="paragraph" style:parent-style-name="Text_20_body">
      <style:text-properties officeooo:rsid="00a788c0" officeooo:paragraph-rsid="00a81e81"/>
    </style:style>
    <style:style style:name="P136" style:family="paragraph" style:parent-style-name="Text_20_body">
      <style:text-properties fo:language="uk" fo:country="UA" officeooo:rsid="00930c3a" officeooo:paragraph-rsid="00930c3a"/>
    </style:style>
    <style:style style:name="P137" style:family="paragraph" style:parent-style-name="Text_20_body">
      <style:text-properties fo:language="uk" fo:country="UA" officeooo:rsid="00963cb8" officeooo:paragraph-rsid="00963cb8"/>
    </style:style>
    <style:style style:name="P138" style:family="paragraph" style:parent-style-name="Text_20_body">
      <style:text-properties fo:language="uk" fo:country="UA" officeooo:rsid="00963cb8" officeooo:paragraph-rsid="0097c26e"/>
    </style:style>
    <style:style style:name="P139" style:family="paragraph" style:parent-style-name="Text_20_body">
      <style:text-properties fo:language="uk" fo:country="UA" officeooo:rsid="0097c26e" officeooo:paragraph-rsid="0097c26e"/>
    </style:style>
    <style:style style:name="P140" style:family="paragraph" style:parent-style-name="Text_20_body">
      <style:text-properties fo:language="uk" fo:country="UA" officeooo:rsid="0099c0f9" officeooo:paragraph-rsid="0099c0f9"/>
    </style:style>
    <style:style style:name="P141" style:family="paragraph" style:parent-style-name="Text_20_body">
      <style:text-properties fo:language="uk" fo:country="UA" officeooo:rsid="0094a6b9" officeooo:paragraph-rsid="0094a6b9"/>
    </style:style>
    <style:style style:name="P142" style:family="paragraph" style:parent-style-name="Standard">
      <style:paragraph-properties fo:text-align="center" style:justify-single-word="false" fo:text-indent="0in" style:auto-text-indent="false"/>
      <style:text-properties style:font-name="Times New Roman" fo:font-size="14pt" officeooo:paragraph-rsid="00306942" style:font-size-asian="14pt" style:font-size-complex="14pt"/>
    </style:style>
    <style:style style:name="P14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style:font-name="Times New Roman" fo:font-size="14pt" officeooo:paragraph-rsid="0030694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Standard">
      <style:paragraph-properties fo:margin-top="0in" fo:margin-bottom="0in" style:contextual-spacing="false" fo:text-align="center" style:justify-single-word="false" fo:text-indent="0in" style:auto-text-indent="false" fo:break-before="page"/>
      <style:text-properties style:font-name="Times New Roman" fo:font-size="14pt" officeooo:paragraph-rsid="0036d779" style:font-size-asian="14pt" style:font-size-complex="14pt"/>
    </style:style>
    <style:style style:name="P14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146" style:family="paragraph" style:parent-style-name="Standard">
      <style:text-properties style:font-name="Times New Roman" fo:font-size="14pt" fo:language="uk" fo:country="UA" officeooo:paragraph-rsid="0036d779" style:font-size-asian="14pt" style:font-size-complex="14pt"/>
    </style:style>
    <style:style style:name="P14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style:font-name="Times New Roman" fo:font-size="14pt" fo:language="uk" fo:country="UA" officeooo:paragraph-rsid="00306942" style:letter-kerning="false" style:font-name-asian="Calibri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Standard">
      <style:text-properties style:font-name="Times New Roman" fo:font-size="14pt" fo:language="uk" fo:country="UA" officeooo:paragraph-rsid="0036d779" fo:background-color="transparent" style:font-size-asian="14pt" style:font-size-complex="14pt"/>
    </style:style>
    <style:style style:name="P149" style:family="paragraph" style:parent-style-name="Standard">
      <style:text-properties style:font-name="Times New Roman" fo:font-size="14pt" officeooo:paragraph-rsid="0048b445" fo:background-color="transparent" style:font-size-asian="14pt" style:font-size-complex="14pt"/>
    </style:style>
    <style:style style:name="P15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style:font-name="Times New Roman" fo:font-size="8pt" officeooo:paragraph-rsid="00306942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 fo:break-before="page"/>
      <style:text-properties style:font-name="Times New Roman" officeooo:paragraph-rsid="00306942"/>
    </style:style>
    <style:style style:name="P152" style:family="paragraph" style:parent-style-name="Standard">
      <style:paragraph-properties fo:line-height="150%" fo:text-align="center" style:justify-single-word="false" fo:text-indent="0in" style:auto-text-indent="false"/>
      <style:text-properties style:font-name="Times New Roman" officeooo:paragraph-rsid="00306942"/>
    </style:style>
    <style:style style:name="P153" style:family="paragraph" style:parent-style-name="Standard">
      <style:paragraph-properties fo:line-height="150%" fo:text-align="center" style:justify-single-word="false" fo:orphans="0" fo:widows="0" fo:text-indent="0in" style:auto-text-indent="false"/>
      <style:text-properties style:font-name="Times New Roman" officeooo:paragraph-rsid="00306942"/>
    </style:style>
    <style:style style:name="P154" style:family="paragraph" style:parent-style-name="Standard">
      <style:paragraph-properties fo:line-height="150%" fo:text-align="justify" style:justify-single-word="false" fo:text-indent="0in" style:auto-text-indent="false"/>
      <style:text-properties style:font-name="Times New Roman" officeooo:paragraph-rsid="00306942"/>
    </style:style>
    <style:style style:name="P155" style:family="paragraph" style:parent-style-name="Standard">
      <style:paragraph-properties fo:line-height="150%" fo:text-align="start" style:justify-single-word="false" fo:orphans="0" fo:widows="0" fo:text-indent="0in" style:auto-text-indent="false"/>
      <style:text-properties style:font-name="Times New Roman" officeooo:paragraph-rsid="00306942"/>
    </style:style>
    <style:style style:name="P156" style:family="paragraph" style:parent-style-name="Standard">
      <style:paragraph-properties fo:line-height="150%" fo:text-indent="0in" style:auto-text-indent="false"/>
      <style:text-properties style:font-name="Times New Roman" officeooo:paragraph-rsid="00306942"/>
    </style:style>
    <style:style style:name="P157" style:family="paragraph" style:parent-style-name="Standard">
      <style:paragraph-properties fo:line-height="150%" fo:text-align="center" style:justify-single-word="false" fo:orphans="0" fo:widows="0" fo:text-indent="0in" style:auto-text-indent="false"/>
      <style:text-properties style:font-name="Times New Roman" fo:font-size="12pt" fo:language="uk" fo:country="UA" style:text-underline-style="solid" style:text-underline-width="auto" style:text-underline-color="font-color" officeooo:paragraph-rsid="00306942" style:font-name-asian="Times New Roman1" style:font-size-asian="12pt" style:language-asian="ru" style:country-asian="RU" style:font-name-complex="Times New Roman1" style:font-size-complex="12pt"/>
    </style:style>
    <style:style style:name="P158" style:family="paragraph" style:parent-style-name="Standard">
      <style:paragraph-properties fo:line-height="150%" fo:text-align="center" style:justify-single-word="false" fo:orphans="0" fo:widows="0" fo:text-indent="0in" style:auto-text-indent="false"/>
      <style:text-properties style:font-name="Times New Roman" fo:font-size="12pt" fo:language="uk" fo:country="UA" officeooo:paragraph-rsid="00306942" style:font-name-asian="Times New Roman1" style:font-size-asian="12pt" style:language-asian="ru" style:country-asian="RU" style:font-name-complex="Times New Roman1" style:font-size-complex="12pt"/>
    </style:style>
    <style:style style:name="P159" style:family="paragraph" style:parent-style-name="Standard">
      <style:paragraph-properties fo:line-height="100%" fo:text-align="start" style:justify-single-word="false" fo:orphans="0" fo:widows="0" fo:text-indent="0in" style:auto-text-indent="false"/>
      <style:text-properties style:font-name="Times New Roman" fo:font-size="12pt" fo:language="uk" fo:country="UA" officeooo:paragraph-rsid="00355dfd" style:font-name-asian="Times New Roman1" style:font-size-asian="12pt" style:language-asian="ru" style:country-asian="RU" style:font-name-complex="Times New Roman1" style:font-size-complex="10pt"/>
    </style:style>
    <style:style style:name="P160" style:family="paragraph" style:parent-style-name="Standard">
      <style:paragraph-properties fo:line-height="115%" fo:text-align="center" style:justify-single-word="false" fo:text-indent="0in" style:auto-text-indent="false"/>
      <style:text-properties style:font-name="Times New Roman" officeooo:paragraph-rsid="00355dfd"/>
    </style:style>
    <style:style style:name="P161" style:family="paragraph" style:parent-style-name="Standard">
      <style:paragraph-properties fo:line-height="115%" fo:text-indent="0in" style:auto-text-indent="false"/>
      <style:text-properties style:font-name="Times New Roman" officeooo:paragraph-rsid="00355dfd"/>
    </style:style>
    <style:style style:name="P162" style:family="paragraph" style:parent-style-name="Standard">
      <style:paragraph-properties fo:text-indent="0in" style:auto-text-indent="false"/>
      <style:text-properties style:font-name="Times New Roman" officeooo:paragraph-rsid="00355dfd"/>
    </style:style>
    <style:style style:name="P163" style:family="paragraph" style:parent-style-name="Standard">
      <style:paragraph-properties fo:line-height="100%" fo:text-align="start" style:justify-single-word="false" fo:orphans="0" fo:widows="0" fo:text-indent="0in" style:auto-text-indent="false"/>
      <style:text-properties style:font-name="Times New Roman" officeooo:paragraph-rsid="00355dfd"/>
    </style:style>
    <style:style style:name="P164" style:family="paragraph" style:parent-style-name="Standard">
      <style:paragraph-properties fo:line-height="115%" fo:text-align="center" style:justify-single-word="false" fo:text-indent="0in" style:auto-text-indent="false"/>
      <style:text-properties fo:color="#000000" loext:opacity="100%" style:font-name="Times New Roman" fo:font-size="12pt" fo:language="uk" fo:country="UA" officeooo:rsid="003b3753" officeooo:paragraph-rsid="003b3753" style:font-size-asian="12pt"/>
    </style:style>
    <style:style style:name="P165" style:family="paragraph" style:parent-style-name="Standard">
      <style:paragraph-properties fo:line-height="115%" fo:text-align="end" style:justify-single-word="false" fo:text-indent="0in" style:auto-text-indent="false"/>
      <style:text-properties fo:color="#000000" loext:opacity="100%" style:font-name="Times New Roman" fo:font-size="12pt" fo:language="uk" fo:country="UA" officeooo:paragraph-rsid="00355dfd" style:font-size-asian="12pt"/>
    </style:style>
    <style:style style:name="P166" style:family="paragraph" style:parent-style-name="Standard">
      <style:paragraph-properties fo:line-height="115%" fo:text-indent="0in" style:auto-text-indent="false"/>
      <style:text-properties fo:color="#000000" loext:opacity="100%" style:font-name="Times New Roman" fo:font-size="12pt" fo:language="uk" fo:country="UA" officeooo:paragraph-rsid="00355dfd" style:font-size-asian="12pt"/>
    </style:style>
    <style:style style:name="P167" style:family="paragraph" style:parent-style-name="Standard">
      <style:paragraph-properties fo:line-height="115%" fo:text-align="center" style:justify-single-word="false" fo:text-indent="0in" style:auto-text-indent="false"/>
      <style:text-properties fo:color="#000000" loext:opacity="100%" style:font-name="Times New Roman" fo:font-size="12pt" fo:language="uk" fo:country="UA" officeooo:rsid="0039f497" officeooo:paragraph-rsid="0039f497" style:font-size-asian="12pt"/>
    </style:style>
    <style:style style:name="P168" style:family="paragraph" style:parent-style-name="Standard">
      <style:paragraph-properties fo:line-height="115%" fo:text-align="center" style:justify-single-word="false" fo:text-indent="0in" style:auto-text-indent="false"/>
      <style:text-properties fo:color="#000000" loext:opacity="100%" style:font-name="Times New Roman" fo:font-size="12pt" fo:language="uk" fo:country="UA" officeooo:rsid="003cbbae" officeooo:paragraph-rsid="003cbbae" style:font-size-asian="12pt"/>
    </style:style>
    <style:style style:name="P169" style:family="paragraph" style:parent-style-name="Standard">
      <style:paragraph-properties fo:line-height="115%" fo:text-align="center" style:justify-single-word="false" fo:text-indent="0in" style:auto-text-indent="false"/>
      <style:text-properties fo:color="#000000" loext:opacity="100%" style:font-name="Times New Roman" fo:font-size="12pt" fo:language="uk" fo:country="UA" officeooo:rsid="003cbbae" officeooo:paragraph-rsid="00a88793" style:font-size-asian="12pt"/>
    </style:style>
    <style:style style:name="P170" style:family="paragraph" style:parent-style-name="Standard">
      <style:paragraph-properties fo:line-height="100%" fo:text-align="start" style:justify-single-word="false" fo:orphans="0" fo:widows="0" fo:text-indent="0in" style:auto-text-indent="false"/>
      <style:text-properties style:text-position="sub 58%" style:font-name="Times New Roman" fo:font-size="12pt" fo:language="uk" fo:country="UA" officeooo:paragraph-rsid="00355dfd" style:font-name-asian="Times New Roman1" style:font-size-asian="12pt" style:language-asian="ru" style:country-asian="RU" style:font-name-complex="Times New Roman1" style:font-size-complex="10pt"/>
    </style:style>
    <style:style style:name="P171" style:family="paragraph" style:parent-style-name="Standard">
      <style:paragraph-properties fo:text-align="center" style:justify-single-word="false"/>
    </style:style>
    <style:style style:name="P172" style:family="paragraph" style:parent-style-name="Standard">
      <style:paragraph-properties fo:text-align="center" style:justify-single-word="false" fo:text-indent="0in" style:auto-text-indent="false"/>
    </style:style>
    <style:style style:name="P173" style:family="paragraph" style:parent-style-name="Обычный1" style:master-page-name="Standard">
      <style:paragraph-properties fo:margin-top="0.0835in" fo:margin-bottom="0.0835in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174" style:family="paragraph" style:parent-style-name="Block_20_Text">
      <style:paragraph-properties fo:margin-left="0in" fo:margin-right="0in" fo:margin-top="0.0835in" fo:margin-bottom="0in" style:contextual-spacing="false" fo:line-height="150%" fo:text-indent="0in" style:auto-text-indent="false"/>
      <style:text-properties style:font-name="Times New Roman" officeooo:paragraph-rsid="00306942"/>
    </style:style>
    <style:style style:name="P175" style:family="paragraph" style:parent-style-name="ВСТУП">
      <style:paragraph-properties fo:break-before="page"/>
      <style:text-properties style:font-name="Times New Roman" officeooo:paragraph-rsid="0041ec9a"/>
    </style:style>
    <style:style style:name="P176" style:family="paragraph" style:parent-style-name="Table_20_Contents">
      <style:paragraph-properties fo:text-align="center" style:justify-single-word="false"/>
      <style:text-properties style:font-name="Times New Roman2" fo:font-size="14pt" officeooo:rsid="009e09ae" officeooo:paragraph-rsid="00c2e6bc"/>
    </style:style>
    <style:style style:name="P177" style:family="paragraph" style:parent-style-name="Frame_20_contents">
      <style:paragraph-properties fo:text-align="center" style:justify-single-word="false" fo:text-indent="0in" style:auto-text-indent="false"/>
    </style:style>
    <style:style style:name="P178" style:family="paragraph" style:parent-style-name="Frame_20_contents">
      <style:paragraph-properties fo:margin-top="0.0417in" fo:margin-bottom="0in" style:contextual-spacing="false" fo:text-align="center" style:justify-single-word="false" fo:text-indent="0in" style:auto-text-indent="false"/>
      <style:text-properties fo:color="#000000" loext:opacity="100%" fo:background-color="transparent"/>
    </style:style>
    <style:style style:name="P179" style:family="paragraph" style:parent-style-name="Frame_20_contents">
      <style:paragraph-properties fo:margin-top="0.0417in" fo:margin-bottom="0in" style:contextual-spacing="false" fo:text-align="center" style:justify-single-word="false" fo:text-indent="0in" style:auto-text-indent="false"/>
      <style:text-properties fo:color="#000000" loext:opacity="100%" style:font-name="Arial" fo:font-style="italic" style:font-style-asian="italic"/>
    </style:style>
    <style:style style:name="P180" style:family="paragraph" style:parent-style-name="List_20_Paragraph" style:list-style-name="WWNum1">
      <style:paragraph-properties fo:line-height="150%" fo:text-align="justify" style:justify-single-word="false" fo:break-before="page">
        <style:tab-stops>
          <style:tab-stop style:position="0.6898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1" style:family="paragraph" style:parent-style-name="List_20_Paragraph" style:list-style-name="WWNum1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2" style:family="paragraph" style:parent-style-name="List_20_Paragraph" style:list-style-name="WWNum1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3" style:family="paragraph" style:parent-style-name="List_20_Paragraph" style:list-style-name="WWNum1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style:font-name="Times New Roman" fo:font-size="14pt" fo:language="uk" fo:country="UA" officeooo:paragraph-rsid="002cd1f5" style:font-size-asian="14pt" style:font-size-complex="14pt"/>
    </style:style>
    <style:style style:name="P184" style:family="paragraph" style:parent-style-name="List_20_Paragraph" style:list-style-name="WWNum2">
      <style:paragraph-properties fo:line-height="150%" fo:text-align="justify" style:justify-single-word="false">
        <style:tab-stops>
          <style:tab-stop style:position="1.0835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5" style:family="paragraph" style:parent-style-name="List_20_Paragraph" style:list-style-name="WWNum3">
      <style:paragraph-properties fo:margin-left="0.9846in" fo:margin-right="0in" fo:line-height="150%" fo:text-align="justify" style:justify-single-word="false" fo:text-indent="0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6" style:family="paragraph" style:parent-style-name="List_20_Paragraph" style:list-style-name="WWNum3">
      <style:paragraph-properties fo:margin-left="0.8862in" fo:margin-right="0in" fo:line-height="150%" fo:text-align="justify" style:justify-single-word="false" fo:text-indent="0.0984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7" style:family="paragraph" style:parent-style-name="List_20_Paragraph" style:list-style-name="WWNum2">
      <style:paragraph-properties fo:line-height="150%" fo:text-align="justify" style:justify-single-word="false">
        <style:tab-stops>
          <style:tab-stop style:position="0.2957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8" style:family="paragraph" style:parent-style-name="List_20_Paragraph" style:list-style-name="WWNum4">
      <loext:graphic-properties draw:fill="solid" draw:fill-color="#ffffff"/>
      <style:paragraph-properties fo:margin-left="0.9846in" fo:margin-right="0.0043in" fo:line-height="150%" fo:text-align="justify" style:justify-single-word="false" fo:text-indent="-0.2953in" style:auto-text-indent="false" fo:background-color="#ffffff">
        <style:tab-stops>
          <style:tab-stop style:position="0.9846in"/>
        </style:tab-stops>
      </style:paragraph-properties>
      <style:text-properties style:font-name="Times New Roman" fo:font-size="14pt" fo:language="uk" fo:country="UA" officeooo:paragraph-rsid="001363ff" style:font-size-asian="14pt" style:font-size-complex="14pt"/>
    </style:style>
    <style:style style:name="P189" style:family="paragraph" style:parent-style-name="List_20_Paragraph" style:list-style-name="WWNum3">
      <style:paragraph-properties fo:margin-left="0.9846in" fo:margin-right="0in" fo:line-height="150%" fo:text-align="justify" style:justify-single-word="false" fo:text-indent="0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rsid="0015291a" officeooo:paragraph-rsid="0015291a" style:font-size-asian="14pt" style:font-size-complex="14pt"/>
    </style:style>
    <style:style style:name="P190" style:family="paragraph" style:parent-style-name="List_20_Paragraph" style:list-style-name="WWNum3">
      <style:paragraph-properties fo:margin-left="0.9846in" fo:margin-right="0in" fo:line-height="150%" fo:text-indent="0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rsid="0015291a" officeooo:paragraph-rsid="00c1c012" style:font-size-asian="14pt" style:font-size-complex="14pt"/>
    </style:style>
    <style:style style:name="P191" style:family="paragraph" style:parent-style-name="List_20_Paragraph" style:list-style-name="WWNum3">
      <style:paragraph-properties fo:margin-left="0.9846in" fo:margin-right="0in" fo:line-height="150%" fo:text-indent="0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rsid="00171648" officeooo:paragraph-rsid="00c1c012" style:font-size-asian="14pt" style:font-size-complex="14pt"/>
    </style:style>
    <style:style style:name="P192" style:family="paragraph" style:parent-style-name="List_20_Paragraph" style:list-style-name="WWNum3">
      <style:paragraph-properties fo:margin-left="0.9846in" fo:margin-right="0in" fo:line-height="150%" fo:text-indent="0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rsid="002615f1" officeooo:paragraph-rsid="00c1c012" style:font-size-asian="14pt" style:font-size-complex="14pt"/>
    </style:style>
    <style:style style:name="P193" style:family="paragraph" style:parent-style-name="List_20_Paragraph" style:list-style-name="WWNum3">
      <style:paragraph-properties fo:margin-left="0.9846in" fo:margin-right="0in" fo:line-height="150%" fo:text-align="justify" style:justify-single-word="false" fo:text-indent="0in" style:auto-text-indent="false">
        <style:tab-stops>
          <style:tab-stop style:position="1.1811in"/>
        </style:tab-stops>
      </style:paragraph-properties>
      <style:text-properties style:font-name="Times New Roman" fo:font-size="14pt" fo:language="uk" fo:country="UA" officeooo:paragraph-rsid="001363ff" fo:background-color="transparent" style:font-size-asian="14pt" style:font-size-complex="14pt"/>
    </style:style>
    <style:style style:name="P194" style:family="paragraph" style:parent-style-name="Text_20_body" style:list-style-name="Numbering_20_123"/>
    <style:style style:name="P195" style:family="paragraph" style:parent-style-name="Text_20_body" style:list-style-name="Numbering_20_123">
      <style:text-properties fo:font-size="14pt" style:font-size-asian="14pt" style:font-size-complex="14pt"/>
    </style:style>
    <style:style style:name="P196" style:family="paragraph" style:parent-style-name="Text_20_body" style:list-style-name="Numbering_20_123">
      <style:text-properties officeooo:rsid="00895716" officeooo:paragraph-rsid="00895716"/>
    </style:style>
    <style:style style:name="P197" style:family="paragraph" style:parent-style-name="Text_20_body" style:list-style-name="Numbering_20_123">
      <style:text-properties officeooo:rsid="00895716" officeooo:paragraph-rsid="008bcc41"/>
    </style:style>
    <style:style style:name="P198" style:family="paragraph" style:parent-style-name="Text_20_body" style:list-style-name="Numbering_20_123">
      <style:text-properties officeooo:rsid="00895716" officeooo:paragraph-rsid="008b83cb"/>
    </style:style>
    <style:style style:name="P199" style:family="paragraph" style:parent-style-name="Text_20_body" style:list-style-name="Numbering_20_123">
      <style:text-properties officeooo:rsid="008a67bf" officeooo:paragraph-rsid="008a67bf"/>
    </style:style>
    <style:style style:name="P200" style:family="paragraph" style:parent-style-name="Text_20_body" style:list-style-name="Numbering_20_123">
      <style:text-properties officeooo:rsid="008b83cb" officeooo:paragraph-rsid="008b83cb"/>
    </style:style>
    <style:style style:name="P201" style:family="paragraph" style:parent-style-name="Text_20_body" style:list-style-name="Numbering_20_123">
      <style:text-properties officeooo:rsid="008d5881" officeooo:paragraph-rsid="00aa7a2f"/>
    </style:style>
    <style:style style:name="P202" style:family="paragraph" style:parent-style-name="Text_20_body" style:list-style-name="Numbering_20_123">
      <style:text-properties officeooo:rsid="008d5881" officeooo:paragraph-rsid="00abce28"/>
    </style:style>
    <style:style style:name="P203" style:family="paragraph" style:parent-style-name="Text_20_body" style:list-style-name="Numbering_20_123">
      <style:text-properties officeooo:rsid="008d5881" officeooo:paragraph-rsid="00b7c943"/>
    </style:style>
    <style:style style:name="P204" style:family="paragraph" style:parent-style-name="Text_20_body" style:list-style-name="Numbering_20_123">
      <style:text-properties officeooo:rsid="008d5881" officeooo:paragraph-rsid="00b855e6"/>
    </style:style>
    <style:style style:name="P205" style:family="paragraph" style:parent-style-name="Text_20_body" style:list-style-name="Numbering_20_123">
      <style:text-properties officeooo:rsid="008d5881" officeooo:paragraph-rsid="008d5881"/>
    </style:style>
    <style:style style:name="P206" style:family="paragraph" style:parent-style-name="Text_20_body" style:list-style-name="Numbering_20_123">
      <style:text-properties officeooo:rsid="008d5881" officeooo:paragraph-rsid="008ef5da"/>
    </style:style>
    <style:style style:name="P207" style:family="paragraph" style:parent-style-name="Text_20_body" style:list-style-name="Numbering_20_123">
      <style:paragraph-properties fo:text-align="start" style:justify-single-word="false"/>
      <style:text-properties officeooo:rsid="008d5881" officeooo:paragraph-rsid="00b3d23f"/>
    </style:style>
    <style:style style:name="P208" style:family="paragraph" style:parent-style-name="Text_20_body" style:list-style-name="Numbering_20_123">
      <style:paragraph-properties fo:text-align="start" style:justify-single-word="false"/>
      <style:text-properties officeooo:rsid="008d5881" officeooo:paragraph-rsid="00b7c943"/>
    </style:style>
    <style:style style:name="P209" style:family="paragraph" style:parent-style-name="Text_20_body" style:list-style-name="Numbering_20_123">
      <style:paragraph-properties fo:text-align="start" style:justify-single-word="false"/>
      <style:text-properties officeooo:rsid="008d5881" officeooo:paragraph-rsid="00b855e6"/>
    </style:style>
    <style:style style:name="P210" style:family="paragraph" style:parent-style-name="Text_20_body" style:list-style-name="Numbering_20_123">
      <style:text-properties officeooo:rsid="00abce28" officeooo:paragraph-rsid="00abce28"/>
    </style:style>
    <style:style style:name="P211" style:family="paragraph" style:parent-style-name="Text_20_body" style:list-style-name="Numbering_20_123">
      <style:text-properties officeooo:rsid="00abce28" officeooo:paragraph-rsid="00abfbf8"/>
    </style:style>
    <style:style style:name="P212" style:family="paragraph" style:parent-style-name="Text_20_body" style:list-style-name="Numbering_20_123">
      <style:text-properties officeooo:rsid="008ef5da" officeooo:paragraph-rsid="00aa7a2f"/>
    </style:style>
    <style:style style:name="P213" style:family="paragraph" style:parent-style-name="Text_20_body" style:list-style-name="Numbering_20_123">
      <style:text-properties officeooo:rsid="008ef5da" officeooo:paragraph-rsid="008ef5da"/>
    </style:style>
    <style:style style:name="P214" style:family="paragraph" style:parent-style-name="Text_20_body" style:list-style-name="Numbering_20_123">
      <style:paragraph-properties fo:break-before="page"/>
      <style:text-properties officeooo:rsid="008ef5da" officeooo:paragraph-rsid="008ef5da"/>
    </style:style>
    <style:style style:name="P215" style:family="paragraph" style:parent-style-name="Text_20_body" style:list-style-name="Numbering_20_123">
      <style:text-properties officeooo:rsid="008ef5da" officeooo:paragraph-rsid="00abce28"/>
    </style:style>
    <style:style style:name="P216" style:family="paragraph" style:parent-style-name="Text_20_body" style:list-style-name="Numbering_20_123">
      <style:text-properties officeooo:rsid="008ef5da" officeooo:paragraph-rsid="008f690e"/>
    </style:style>
    <style:style style:name="P217" style:family="paragraph" style:parent-style-name="Text_20_body" style:list-style-name="Numbering_20_123">
      <style:text-properties officeooo:rsid="008ef5da" officeooo:paragraph-rsid="0090b768"/>
    </style:style>
    <style:style style:name="P218" style:family="paragraph" style:parent-style-name="Text_20_body" style:list-style-name="Numbering_20_123">
      <style:text-properties officeooo:rsid="00aa7a2f" officeooo:paragraph-rsid="00aa7a2f"/>
    </style:style>
    <style:style style:name="P219" style:family="paragraph" style:parent-style-name="Text_20_body" style:list-style-name="Numbering_20_123">
      <style:text-properties officeooo:rsid="00aff6e8" officeooo:paragraph-rsid="00aff6e8"/>
    </style:style>
    <style:style style:name="P220" style:family="paragraph" style:parent-style-name="Text_20_body" style:list-style-name="Numbering_20_123">
      <style:text-properties fo:font-style="normal" officeooo:rsid="008ef5da" officeooo:paragraph-rsid="00ad0f70" style:font-style-asian="normal" style:font-style-complex="normal"/>
    </style:style>
    <style:style style:name="P221" style:family="paragraph" style:parent-style-name="Text_20_body" style:list-style-name="Numbering_20_123">
      <style:text-properties fo:font-style="normal" officeooo:rsid="008ef5da" officeooo:paragraph-rsid="00ae8776" style:font-style-asian="normal" style:font-style-complex="normal"/>
    </style:style>
    <style:style style:name="P222" style:family="paragraph" style:parent-style-name="Text_20_body" style:list-style-name="Numbering_20_123">
      <style:text-properties fo:font-style="normal" officeooo:rsid="008ef5da" officeooo:paragraph-rsid="008ef5da" style:font-style-asian="normal" style:font-style-complex="normal"/>
    </style:style>
    <style:style style:name="P223" style:family="paragraph" style:parent-style-name="Text_20_body" style:list-style-name="Numbering_20_123">
      <style:text-properties fo:font-style="normal" officeooo:rsid="008ef5da" officeooo:paragraph-rsid="0090b768" style:font-style-asian="normal" style:font-style-complex="normal"/>
    </style:style>
    <style:style style:name="P224" style:family="paragraph" style:parent-style-name="Text_20_body" style:list-style-name="Numbering_20_123">
      <style:text-properties fo:font-style="normal" officeooo:rsid="00af4406" officeooo:paragraph-rsid="00af4406" style:font-style-asian="normal" style:font-style-complex="normal"/>
    </style:style>
    <style:style style:name="P225" style:family="paragraph" style:parent-style-name="Text_20_body" style:list-style-name="Numbering_20_123">
      <style:text-properties fo:font-style="normal" officeooo:rsid="00af4406" officeooo:paragraph-rsid="00b164fc" style:font-style-asian="normal" style:font-style-complex="normal"/>
    </style:style>
    <style:style style:name="P226" style:family="paragraph" style:parent-style-name="Text_20_body" style:list-style-name="Numbering_20_123">
      <style:text-properties fo:font-style="normal" officeooo:rsid="00af4406" officeooo:paragraph-rsid="00b358d5" style:font-style-asian="normal" style:font-style-complex="normal"/>
    </style:style>
    <style:style style:name="P227" style:family="paragraph" style:parent-style-name="Text_20_body" style:list-style-name="Numbering_20_123">
      <style:text-properties fo:font-style="normal" officeooo:rsid="00af4406" officeooo:paragraph-rsid="00b7c943" style:font-style-asian="normal" style:font-style-complex="normal"/>
    </style:style>
    <style:style style:name="P228" style:family="paragraph" style:parent-style-name="Text_20_body" style:list-style-name="Numbering_20_123">
      <style:text-properties fo:font-style="normal" officeooo:rsid="00af4406" officeooo:paragraph-rsid="00b855e6" style:font-style-asian="normal" style:font-style-complex="normal"/>
    </style:style>
    <style:style style:name="P229" style:family="paragraph" style:parent-style-name="Text_20_body" style:list-style-name="Numbering_20_123">
      <style:text-properties fo:font-style="normal" officeooo:rsid="00aff6e8" officeooo:paragraph-rsid="00aff6e8" style:font-style-asian="normal" style:font-style-complex="normal"/>
    </style:style>
    <style:style style:name="P230" style:family="paragraph" style:parent-style-name="Text_20_body" style:list-style-name="Numbering_20_123">
      <style:text-properties fo:font-style="normal" officeooo:rsid="00b164fc" officeooo:paragraph-rsid="00b164fc" style:font-style-asian="normal" style:font-style-complex="normal"/>
    </style:style>
    <style:style style:name="P231" style:family="paragraph" style:parent-style-name="Text_20_body" style:list-style-name="Numbering_20_123">
      <style:text-properties fo:font-style="normal" officeooo:rsid="00b164fc" officeooo:paragraph-rsid="00b358d5" style:font-style-asian="normal" style:font-style-complex="normal"/>
    </style:style>
    <style:style style:name="P232" style:family="paragraph" style:parent-style-name="Text_20_body" style:list-style-name="Numbering_20_123">
      <style:text-properties fo:font-style="normal" officeooo:rsid="00b164fc" officeooo:paragraph-rsid="00b7c943" style:font-style-asian="normal" style:font-style-complex="normal"/>
    </style:style>
    <style:style style:name="P233" style:family="paragraph" style:parent-style-name="Text_20_body" style:list-style-name="Numbering_20_123">
      <style:text-properties fo:font-style="normal" officeooo:rsid="00b164fc" officeooo:paragraph-rsid="00b855e6" style:font-style-asian="normal" style:font-style-complex="normal"/>
    </style:style>
    <style:style style:name="P234" style:family="paragraph" style:parent-style-name="Text_20_body" style:list-style-name="Numbering_20_123">
      <style:paragraph-properties fo:text-align="start" style:justify-single-word="false"/>
      <style:text-properties fo:font-style="normal" officeooo:rsid="00b3d23f" officeooo:paragraph-rsid="00b3d23f" style:font-style-asian="normal" style:font-style-complex="normal"/>
    </style:style>
    <style:style style:name="P235" style:family="paragraph" style:parent-style-name="Text_20_body" style:list-style-name="Numbering_20_123">
      <style:text-properties fo:font-style="normal" officeooo:rsid="0090b768" officeooo:paragraph-rsid="0090b768" style:font-style-asian="normal" style:font-style-complex="normal"/>
    </style:style>
    <style:style style:name="P236" style:family="paragraph" style:parent-style-name="Text_20_body" style:list-style-name="Numbering_20_123">
      <style:text-properties officeooo:rsid="00abfbf8" officeooo:paragraph-rsid="00b3d23f"/>
    </style:style>
    <style:style style:name="P237" style:family="paragraph" style:parent-style-name="Text_20_body" style:list-style-name="Numbering_20_123">
      <style:text-properties officeooo:rsid="00abfbf8" officeooo:paragraph-rsid="00abfbf8"/>
    </style:style>
    <style:style style:name="P238" style:family="paragraph" style:parent-style-name="Text_20_body" style:list-style-name="Numbering_20_123">
      <style:paragraph-properties fo:text-align="start" style:justify-single-word="false"/>
      <style:text-properties officeooo:rsid="00b3d23f" officeooo:paragraph-rsid="00b3d23f"/>
    </style:style>
    <style:style style:name="P239" style:family="paragraph" style:parent-style-name="Text_20_body" style:list-style-name="Numbering_20_123">
      <style:paragraph-properties fo:text-align="start" style:justify-single-word="false"/>
      <style:text-properties officeooo:rsid="00b3d23f" officeooo:paragraph-rsid="00b7c943"/>
    </style:style>
    <style:style style:name="P240" style:family="paragraph" style:parent-style-name="Text_20_body" style:list-style-name="Numbering_20_123">
      <style:paragraph-properties fo:text-align="start" style:justify-single-word="false"/>
      <style:text-properties officeooo:rsid="00b3d23f" officeooo:paragraph-rsid="00b855e6"/>
    </style:style>
    <style:style style:name="P241" style:family="paragraph" style:parent-style-name="Text_20_body" style:list-style-name="Numbering_20_123">
      <style:text-properties officeooo:rsid="008f690e" officeooo:paragraph-rsid="008f690e"/>
    </style:style>
    <style:style style:name="P242" style:family="paragraph" style:parent-style-name="Text_20_body" style:list-style-name="Numbering_20_123">
      <style:text-properties officeooo:rsid="0090b768" officeooo:paragraph-rsid="0090b768"/>
    </style:style>
    <style:style style:name="P243" style:family="paragraph">
      <loext:graphic-properties draw:fill="solid" draw:fill-color="#ffffff"/>
      <style:paragraph-properties fo:text-align="start"/>
    </style:style>
    <style:style style:name="P244" style:family="paragraph">
      <loext:graphic-properties draw:fill="none"/>
      <style:paragraph-properties fo:text-align="start"/>
    </style:style>
    <style:style style:name="P24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246" style:family="paragraph">
      <loext:graphic-properties draw:fill="none"/>
      <style:paragraph-properties fo:text-align="start"/>
      <style:text-properties fo:font-size="18pt"/>
    </style:style>
    <style:style style:name="P24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transparent" loext:char-shading-value="0"/>
    </style:style>
    <style:style style:name="T3" style:family="text">
      <style:text-properties style:text-underline-style="solid" style:text-underline-width="auto" style:text-underline-color="font-color" officeooo:rsid="001363ff"/>
    </style:style>
    <style:style style:name="T4" style:family="text">
      <style:text-properties style:text-underline-style="solid" style:text-underline-width="auto" style:text-underline-color="font-color" officeooo:rsid="002cd1f5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style:font-weight-complex="bold"/>
    </style:style>
    <style:style style:name="T9" style:family="text">
      <style:text-properties fo:font-style="italic" officeooo:rsid="008ef5da" style:font-style-asian="italic" style:font-style-complex="italic"/>
    </style:style>
    <style:style style:name="T10" style:family="text">
      <style:text-properties fo:font-style="italic" officeooo:rsid="008f690e" style:font-style-asian="italic" style:font-style-complex="italic"/>
    </style:style>
    <style:style style:name="T11" style:family="text">
      <style:text-properties fo:font-style="italic" officeooo:rsid="0090b768" style:font-style-asian="italic" style:font-style-complex="italic"/>
    </style:style>
    <style:style style:name="T12" style:family="text">
      <style:text-properties fo:font-style="italic" officeooo:rsid="00aa7a2f" style:font-style-asian="italic" style:font-style-complex="italic"/>
    </style:style>
    <style:style style:name="T13" style:family="text">
      <style:text-properties fo:font-style="italic" officeooo:rsid="00abce28" style:font-style-asian="italic" style:font-style-complex="italic"/>
    </style:style>
    <style:style style:name="T14" style:family="text">
      <style:text-properties fo:font-style="italic" officeooo:rsid="00abfbf8" style:font-style-asian="italic" style:font-style-complex="italic"/>
    </style:style>
    <style:style style:name="T15" style:family="text">
      <style:text-properties fo:font-style="italic" officeooo:rsid="00af4406" style:font-style-asian="italic" style:font-style-complex="italic"/>
    </style:style>
    <style:style style:name="T16" style:family="text">
      <style:text-properties fo:font-style="italic" officeooo:rsid="00aff6e8" style:font-style-asian="italic" style:font-style-complex="italic"/>
    </style:style>
    <style:style style:name="T17" style:family="text">
      <style:text-properties fo:font-style="italic" officeooo:rsid="00b164fc" style:font-style-asian="italic" style:font-style-complex="italic"/>
    </style:style>
    <style:style style:name="T18" style:family="text">
      <style:text-properties fo:font-style="italic" officeooo:rsid="00b358d5" style:font-style-asian="italic" style:font-style-complex="italic"/>
    </style:style>
    <style:style style:name="T19" style:family="text">
      <style:text-properties fo:font-style="italic" officeooo:rsid="00b3d23f" style:font-style-asian="italic" style:font-style-complex="italic"/>
    </style:style>
    <style:style style:name="T20" style:family="text">
      <style:text-properties fo:font-style="italic" officeooo:rsid="00b7c943" style:font-style-asian="italic" style:font-style-complex="italic"/>
    </style:style>
    <style:style style:name="T21" style:family="text">
      <style:text-properties fo:font-style="italic" officeooo:rsid="00b855e6" style:font-style-asian="italic" style:font-style-complex="italic"/>
    </style:style>
    <style:style style:name="T22" style:family="text">
      <style:text-properties fo:font-style="italic" officeooo:rsid="0041ec9a" style:font-style-asian="italic"/>
    </style:style>
    <style:style style:name="T23" style:family="text">
      <style:text-properties fo:font-style="italic" fo:background-color="#ffff00" loext:char-shading-value="0" style:font-style-asian="italic"/>
    </style:style>
    <style:style style:name="T24" style:family="text">
      <style:text-properties fo:font-style="italic" fo:background-color="transparent" loext:char-shading-value="0" style:font-style-asian="italic" style:font-style-complex="italic" style:font-weight-complex="bold"/>
    </style:style>
    <style:style style:name="T25" style:family="text">
      <style:text-properties fo:font-style="italic" officeooo:rsid="0041ec9a" fo:background-color="transparent" loext:char-shading-value="0" style:font-style-asian="italic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style:text-underline-style="solid" style:text-underline-width="auto" style:text-underline-color="font-color" officeooo:rsid="002cd1f5"/>
    </style:style>
    <style:style style:name="T28" style:family="text">
      <style:text-properties fo:language="en" fo:country="US" fo:font-style="italic" fo:background-color="#ffff00" loext:char-shading-value="0" style:font-style-asian="italic"/>
    </style:style>
    <style:style style:name="T29" style:family="text">
      <style:text-properties fo:language="en" fo:country="US" fo:font-style="italic" style:font-style-asian="italic"/>
    </style:style>
    <style:style style:name="T30" style:family="text">
      <style:text-properties style:language-asian="uk" style:country-asian="UA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fo:font-size="12pt" fo:language="uk" fo:country="UA" style:font-size-asian="12pt"/>
    </style:style>
    <style:style style:name="T33" style:family="text">
      <style:text-properties fo:color="#000000" loext:opacity="100%" fo:font-style="italic" style:font-style-asian="italic"/>
    </style:style>
    <style:style style:name="T34" style:family="text">
      <style:text-properties fo:color="#000000" loext:opacity="100%" fo:font-style="italic" officeooo:rsid="0041ec9a" fo:background-color="transparent" loext:char-shading-value="0" style:font-style-asian="italic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644a2"/>
    </style:style>
    <style:style style:name="T37" style:family="text">
      <style:text-properties officeooo:rsid="002615f1"/>
    </style:style>
    <style:style style:name="T38" style:family="text">
      <style:text-properties fo:language="uk" fo:country="UA"/>
    </style:style>
    <style:style style:name="T39" style:family="text">
      <style:text-properties fo:language="uk" fo:country="UA" style:letter-kerning="false" style:font-name-asian="Calibri" style:language-asian="en" style:country-asian="US" style:language-complex="ar" style:country-complex="SA"/>
    </style:style>
    <style:style style:name="T40" style:family="text">
      <style:text-properties fo:language="uk" fo:country="UA" style:letter-kerning="false" style:font-name-asian="Calibri" style:language-asian="en" style:country-asian="US" style:font-size-complex="11pt" style:language-complex="ar" style:country-complex="SA"/>
    </style:style>
    <style:style style:name="T41" style:family="text">
      <style:text-properties fo:language="uk" fo:country="UA" fo:background-color="#ffff00" loext:char-shading-value="0"/>
    </style:style>
    <style:style style:name="T42" style:family="text">
      <style:text-properties fo:language="uk" fo:country="UA" fo:background-color="#ffff00" loext:char-shading-value="0" style:font-name-asian="Times New Roman1" style:language-asian="ru" style:country-asian="RU" style:font-name-complex="Times New Roman1" style:font-size-complex="14pt"/>
    </style:style>
    <style:style style:name="T43" style:family="text">
      <style:text-properties fo:language="uk" fo:country="UA" style:font-weight-complex="bold"/>
    </style:style>
    <style:style style:name="T44" style:family="text">
      <style:text-properties fo:language="uk" fo:country="UA" style:language-asian="ru" style:country-asian="RU"/>
    </style:style>
    <style:style style:name="T45" style:family="text">
      <style:text-properties fo:language="uk" fo:country="UA" style:font-name-asian="Times New Roman1" style:language-asian="ru" style:country-asian="RU" style:font-name-complex="Times New Roman1" style:font-size-complex="14pt"/>
    </style:style>
    <style:style style:name="T46" style:family="text">
      <style:text-properties fo:language="uk" fo:country="UA" style:text-underline-style="solid" style:text-underline-width="auto" style:text-underline-color="font-color" style:language-asian="ru" style:country-asian="RU"/>
    </style:style>
    <style:style style:name="T47" style:family="text">
      <style:text-properties fo:language="uk" fo:country="UA" officeooo:rsid="0015291a"/>
    </style:style>
    <style:style style:name="T48" style:family="text">
      <style:text-properties fo:language="uk" fo:country="UA" fo:background-color="transparent" loext:char-shading-value="0"/>
    </style:style>
    <style:style style:name="T49" style:family="text">
      <style:text-properties fo:language="uk" fo:country="UA" officeooo:rsid="003d9e10" fo:background-color="transparent" loext:char-shading-value="0"/>
    </style:style>
    <style:style style:name="T50" style:family="text">
      <style:text-properties fo:language="uk" fo:country="UA" officeooo:rsid="0048b445" fo:background-color="transparent" loext:char-shading-value="0"/>
    </style:style>
    <style:style style:name="T51" style:family="text">
      <style:text-properties fo:language="uk" fo:country="UA" style:font-size-complex="14pt"/>
    </style:style>
    <style:style style:name="T52" style:family="text">
      <style:text-properties fo:language="uk" fo:country="UA" officeooo:rsid="003d9e10"/>
    </style:style>
    <style:style style:name="T53" style:family="text">
      <style:text-properties fo:language="uk" fo:country="UA" officeooo:rsid="0048b445"/>
    </style:style>
    <style:style style:name="T54" style:family="text">
      <style:text-properties fo:language="uk" fo:country="UA" officeooo:rsid="00963cb8"/>
    </style:style>
    <style:style style:name="T55" style:family="text">
      <style:text-properties fo:language="uk" fo:country="UA" officeooo:rsid="0097c26e"/>
    </style:style>
    <style:style style:name="T56" style:family="text">
      <style:text-properties fo:language="uk" fo:country="UA" officeooo:rsid="00930c3a"/>
    </style:style>
    <style:style style:name="T57" style:family="text">
      <style:text-properties fo:language="uk" fo:country="UA" officeooo:rsid="0099c0f9"/>
    </style:style>
    <style:style style:name="T58" style:family="text">
      <style:text-properties fo:language="uk" fo:country="UA" officeooo:rsid="009a480a"/>
    </style:style>
    <style:style style:name="T59" style:family="text">
      <style:text-properties fo:language="uk" fo:country="UA" officeooo:rsid="009b8388"/>
    </style:style>
    <style:style style:name="T60" style:family="text">
      <style:text-properties officeooo:rsid="001363ff"/>
    </style:style>
    <style:style style:name="T61" style:family="text">
      <style:text-properties officeooo:rsid="002cd1f5"/>
    </style:style>
    <style:style style:name="T62" style:family="text">
      <style:text-properties officeooo:rsid="0013681a"/>
    </style:style>
    <style:style style:name="T63" style:family="text">
      <style:text-properties style:font-weight-complex="bold"/>
    </style:style>
    <style:style style:name="T64" style:family="text">
      <style:text-properties officeooo:rsid="0013681a" style:font-weight-complex="bold"/>
    </style:style>
    <style:style style:name="T65" style:family="text">
      <style:text-properties officeooo:rsid="0015291a"/>
    </style:style>
    <style:style style:name="T66" style:family="text">
      <style:text-properties officeooo:rsid="00171648"/>
    </style:style>
    <style:style style:name="T67" style:family="text">
      <style:text-properties officeooo:rsid="00199215"/>
    </style:style>
    <style:style style:name="T68" style:family="text">
      <style:text-properties style:text-position="sub 58%"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T69" style:family="text">
      <style:text-properties style:text-position="sub 58%"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T70" style:family="text">
      <style:text-properties style:text-position="sub 58%" fo:font-size="11pt" fo:language="uk" fo:country="UA" style:font-name-asian="Times New Roman1" style:font-size-asian="11pt" style:language-asian="ru" style:country-asian="RU" style:font-name-complex="Times New Roman1" style:font-size-complex="10pt"/>
    </style:style>
    <style:style style:name="T71" style:family="text">
      <style:text-properties fo:font-size="12pt" fo:language="uk" fo:country="UA" style:font-name-asian="Times New Roman1" style:font-size-asian="12pt" style:language-asian="ru" style:country-asian="RU" style:font-name-complex="Times New Roman1" style:font-size-complex="12pt"/>
    </style:style>
    <style:style style:name="T72" style:family="text">
      <style:text-properties fo:font-size="12pt" fo:language="uk" fo:country="UA" style:font-name-asian="Times New Roman1" style:font-size-asian="12pt" style:language-asian="ru" style:country-asian="RU" style:font-name-complex="Times New Roman1" style:font-size-complex="10pt"/>
    </style:style>
    <style:style style:name="T73" style:family="text">
      <style:text-properties fo:font-size="12pt" fo:language="uk" fo:country="UA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74" style:family="text">
      <style:text-properties fo:font-size="12pt" fo:language="uk" fo:country="UA" style:text-underline-style="solid" style:text-underline-width="auto" style:text-underline-color="font-color" officeooo:rsid="00308535" fo:background-color="transparent" loext:char-shading-value="0" style:font-name-asian="Times New Roman1" style:font-size-asian="12pt" style:language-asian="ru" style:country-asian="RU" style:font-name-complex="Times New Roman1" style:font-size-complex="12pt"/>
    </style:style>
    <style:style style:name="T75" style:family="text">
      <style:text-properties fo:font-size="12pt" fo:language="uk" fo:country="UA" style:font-size-asian="12pt"/>
    </style:style>
    <style:style style:name="T76" style:family="text"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306942"/>
    </style:style>
    <style:style style:name="T79" style:family="text">
      <style:text-properties style:language-asian="ru" style:country-asian="RU"/>
    </style:style>
    <style:style style:name="T80" style:family="text">
      <style:text-properties fo:background-color="#ffff00" loext:char-shading-value="0"/>
    </style:style>
    <style:style style:name="T81" style:family="text">
      <style:text-properties fo:font-variant="normal" fo:text-transform="none" style:font-name="Times New Roman" fo:font-size="14pt" fo:language="ru" fo:country="UA" style:letter-kerning="true" style:font-size-asian="14pt" style:language-asian="ru" style:country-asian="UA" style:font-size-complex="14pt"/>
    </style:style>
    <style:style style:name="T82" style:family="text">
      <style:text-properties style:font-size-complex="14pt"/>
    </style:style>
    <style:style style:name="T83" style:family="text">
      <style:text-properties fo:font-size="8pt" style:font-size-asian="8pt"/>
    </style:style>
    <style:style style:name="T84" style:family="text">
      <style:text-properties officeooo:rsid="003d9e10"/>
    </style:style>
    <style:style style:name="T85" style:family="text">
      <style:text-properties fo:language="ru" fo:country="RU" style:font-size-complex="14pt"/>
    </style:style>
    <style:style style:name="T86" style:family="text">
      <style:text-properties style:font-name="Times New Roman" fo:font-size="14pt" style:font-size-asian="14pt" style:font-size-complex="14pt"/>
    </style:style>
    <style:style style:name="T87" style:family="text">
      <style:text-properties style:font-name="Times New Roman" fo:font-size="14pt" style:font-size-asian="14pt" style:font-size-complex="14pt" text:display="true"/>
    </style:style>
    <style:style style:name="T88" style:family="text">
      <style:text-properties style:font-name="Times New Roman" fo:font-size="14pt" fo:language="uk" fo:country="UA" style:font-size-asian="14pt" style:font-size-complex="14pt"/>
    </style:style>
    <style:style style:name="T89" style:family="text">
      <style:text-properties style:font-name="Times New Roman" fo:font-size="14pt" fo:language="uk" fo:country="UA" style:font-size-asian="14pt" style:font-size-complex="14pt" text:display="true"/>
    </style:style>
    <style:style style:name="T90" style:family="text">
      <style:text-properties style:font-name="Times New Roman" fo:font-size="14pt" fo:language="uk" fo:country="UA" style:text-underline-style="none" officeooo:rsid="00306942" fo:background-color="transparent" loext:char-shading-value="0" style:font-size-asian="14pt" style:font-size-complex="14pt" text:display="true"/>
    </style:style>
    <style:style style:name="T91" style:family="text">
      <style:text-properties style:font-name="Times New Roman" fo:font-size="14pt" fo:language="ru" fo:country="UA" style:letter-kerning="true" style:font-size-asian="14pt" style:language-asian="ru" style:country-asian="UA" style:font-size-complex="14pt"/>
    </style:style>
    <style:style style:name="T92" style:family="text">
      <style:text-properties style:font-name="Times New Roman" fo:font-size="14pt" fo:language="en" fo:country="US" style:font-size-asian="14pt" style:font-size-complex="14pt" text:display="true"/>
    </style:style>
    <style:style style:name="T93" style:family="text">
      <style:text-properties officeooo:rsid="00438aec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438aec" style:font-weight-asian="bold" style:font-weight-complex="bold"/>
    </style:style>
    <style:style style:name="T96" style:family="text">
      <style:text-properties fo:font-weight="bold" officeooo:rsid="0044e1ef" style:font-weight-asian="bold" style:font-weight-complex="bold"/>
    </style:style>
    <style:style style:name="T97" style:family="text">
      <style:text-properties officeooo:rsid="0044e642"/>
    </style:style>
    <style:style style:name="T98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99" style:family="text">
      <style:text-properties style:use-window-font-color="true" loext:opacity="0%" fo:font-weight="normal" officeooo:rsid="0044e642" fo:background-color="#ffff00" loext:char-shading-value="0" style:font-weight-asian="normal" style:font-weight-complex="normal"/>
    </style:style>
    <style:style style:name="T100" style:family="text">
      <style:text-properties style:font-name="Arial" fo:font-style="italic" style:font-style-asian="italic"/>
    </style:style>
    <style:style style:name="T101" style:family="text">
      <style:text-properties officeooo:rsid="005f8da2"/>
    </style:style>
    <style:style style:name="T102" style:family="text">
      <style:text-properties officeooo:rsid="006415f9"/>
    </style:style>
    <style:style style:name="T103" style:family="text">
      <style:text-properties officeooo:rsid="0066e9a5"/>
    </style:style>
    <style:style style:name="T104" style:family="text">
      <style:text-properties officeooo:rsid="006995cb"/>
    </style:style>
    <style:style style:name="T105" style:family="text">
      <style:text-properties officeooo:rsid="006cd798"/>
    </style:style>
    <style:style style:name="T106" style:family="text">
      <style:text-properties officeooo:rsid="006f93e8"/>
    </style:style>
    <style:style style:name="T107" style:family="text">
      <style:text-properties officeooo:rsid="00714eed"/>
    </style:style>
    <style:style style:name="T108" style:family="text">
      <style:text-properties officeooo:rsid="0073474d"/>
    </style:style>
    <style:style style:name="T109" style:family="text">
      <style:text-properties officeooo:rsid="0074ad48"/>
    </style:style>
    <style:style style:name="T110" style:family="text">
      <style:text-properties officeooo:rsid="0077497c"/>
    </style:style>
    <style:style style:name="T111" style:family="text">
      <style:text-properties officeooo:rsid="00775295"/>
    </style:style>
    <style:style style:name="T112" style:family="text">
      <style:text-properties officeooo:rsid="007a69b1"/>
    </style:style>
    <style:style style:name="T113" style:family="text">
      <style:text-properties officeooo:rsid="007c66ca"/>
    </style:style>
    <style:style style:name="T114" style:family="text">
      <style:text-properties officeooo:rsid="007cf87b"/>
    </style:style>
    <style:style style:name="T115" style:family="text">
      <style:text-properties officeooo:rsid="007dded7"/>
    </style:style>
    <style:style style:name="T116" style:family="text">
      <style:text-properties officeooo:rsid="007f208f"/>
    </style:style>
    <style:style style:name="T117" style:family="text">
      <style:text-properties officeooo:rsid="007fd0e7"/>
    </style:style>
    <style:style style:name="T118" style:family="text">
      <style:text-properties officeooo:rsid="0081cd69"/>
    </style:style>
    <style:style style:name="T119" style:family="text">
      <style:text-properties officeooo:rsid="00843126"/>
    </style:style>
    <style:style style:name="T120" style:family="text">
      <style:text-properties fo:font-size="14pt" style:font-size-asian="14pt" style:font-size-complex="14pt"/>
    </style:style>
    <style:style style:name="T121" style:family="text">
      <style:text-properties fo:font-size="14pt" officeooo:rsid="00775295" style:font-size-asian="14pt" style:font-size-complex="14pt"/>
    </style:style>
    <style:style style:name="T122" style:family="text">
      <style:text-properties officeooo:rsid="00879dbb"/>
    </style:style>
    <style:style style:name="T123" style:family="text">
      <style:text-properties officeooo:rsid="00895716"/>
    </style:style>
    <style:style style:name="T124" style:family="text">
      <style:text-properties officeooo:rsid="008b5d6b"/>
    </style:style>
    <style:style style:name="T125" style:family="text">
      <style:text-properties officeooo:rsid="008b83cb"/>
    </style:style>
    <style:style style:name="T126" style:family="text">
      <style:text-properties officeooo:rsid="008bb774"/>
    </style:style>
    <style:style style:name="T127" style:family="text">
      <style:text-properties officeooo:rsid="008bcc41"/>
    </style:style>
    <style:style style:name="T128" style:family="text">
      <style:text-properties style:font-name="Times New Roman2" fo:font-size="14pt" officeooo:rsid="00879dbb"/>
    </style:style>
    <style:style style:name="T129" style:family="text">
      <style:text-properties style:font-name="Times New Roman2" fo:font-size="14pt" officeooo:rsid="008bcc41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08ef5da" style:font-style-asian="normal" style:font-style-complex="normal"/>
    </style:style>
    <style:style style:name="T132" style:family="text">
      <style:text-properties fo:font-style="normal" officeooo:rsid="008f690e" style:font-style-asian="normal" style:font-style-complex="normal"/>
    </style:style>
    <style:style style:name="T133" style:family="text">
      <style:text-properties fo:font-style="normal" officeooo:rsid="0090b768" style:font-style-asian="normal" style:font-style-complex="normal"/>
    </style:style>
    <style:style style:name="T134" style:family="text">
      <style:text-properties fo:font-style="normal" officeooo:rsid="00aa7a2f" style:font-style-asian="normal" style:font-style-complex="normal"/>
    </style:style>
    <style:style style:name="T135" style:family="text">
      <style:text-properties fo:font-style="normal" officeooo:rsid="00abce28" style:font-style-asian="normal" style:font-style-complex="normal"/>
    </style:style>
    <style:style style:name="T136" style:family="text">
      <style:text-properties fo:font-style="normal" officeooo:rsid="00abfbf8" style:font-style-asian="normal" style:font-style-complex="normal"/>
    </style:style>
    <style:style style:name="T137" style:family="text">
      <style:text-properties fo:font-style="normal" officeooo:rsid="00b3d23f" style:font-style-asian="normal" style:font-style-complex="normal"/>
    </style:style>
    <style:style style:name="T138" style:family="text">
      <style:text-properties fo:font-style="normal" officeooo:rsid="00b855e6" style:font-style-asian="normal" style:font-style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officeooo:rsid="009dfaac"/>
    </style:style>
    <style:style style:name="T141" style:family="text">
      <style:text-properties officeooo:rsid="009fb7b7"/>
    </style:style>
    <style:style style:name="T142" style:family="text">
      <style:text-properties officeooo:rsid="00a18cf9"/>
    </style:style>
    <style:style style:name="T143" style:family="text">
      <style:text-properties officeooo:rsid="00a49bee"/>
    </style:style>
    <style:style style:name="T144" style:family="text">
      <style:text-properties officeooo:rsid="00a54eaa"/>
    </style:style>
    <style:style style:name="T145" style:family="text">
      <style:text-properties officeooo:rsid="00a5bb88"/>
    </style:style>
    <style:style style:name="T146" style:family="text">
      <style:text-properties officeooo:rsid="00a788c0"/>
    </style:style>
    <style:style style:name="T147" style:family="text">
      <style:text-properties officeooo:rsid="00a81e81"/>
    </style:style>
    <style:style style:name="T148" style:family="text">
      <style:text-properties officeooo:rsid="00a88793"/>
    </style:style>
    <style:style style:name="T149" style:family="text">
      <style:text-properties officeooo:rsid="00a8f402"/>
    </style:style>
    <style:style style:name="T150" style:family="text">
      <style:text-properties officeooo:rsid="00aa7a2f"/>
    </style:style>
    <style:style style:name="T151" style:family="text">
      <style:text-properties officeooo:rsid="00abce28"/>
    </style:style>
    <style:style style:name="T152" style:family="text">
      <style:text-properties officeooo:rsid="008d5881"/>
    </style:style>
    <style:style style:name="T153" style:family="text">
      <style:text-properties officeooo:rsid="008ef5da"/>
    </style:style>
    <style:style style:name="T154" style:family="text">
      <style:text-properties officeooo:rsid="00ad0f70"/>
    </style:style>
    <style:style style:name="T155" style:family="text">
      <style:text-properties officeooo:rsid="00ae8776"/>
    </style:style>
    <style:style style:name="T156" style:family="text">
      <style:text-properties officeooo:rsid="00b58d42"/>
    </style:style>
    <style:style style:name="T157" style:family="text">
      <style:text-properties officeooo:rsid="00b7c943"/>
    </style:style>
    <style:style style:name="T158" style:family="text">
      <style:text-properties officeooo:rsid="00b855e6"/>
    </style:style>
    <style:style style:name="T159" style:family="text">
      <style:text-properties officeooo:rsid="00b9dadc"/>
    </style:style>
    <style:style style:name="T160" style:family="text">
      <style:text-properties officeooo:rsid="00be89e4"/>
    </style:style>
    <style:style style:name="T161" style:family="text">
      <style:text-properties officeooo:rsid="002c8d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writing-mode="lr-tb" loext:decorative="false" fo:margin-left="0.0055in" fo:margin-right="0.0055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1909in" fo:min-width="3.753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style:writing-mode="lr-tb" loext:decorative="false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665in" fo:min-width="3.7661in" fo:padding-top="0in" fo:padding-bottom="0in" fo:padding-left="0in" fo:padding-right="0in" fo:wrap-option="wrap" loext:decorative="false" style:run-through="foreground"/>
    </style:style>
    <style:style style:name="gr5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loext:decorative="false" style:run-through="foreground"/>
    </style:style>
    <style:style style:name="gr6" style:family="graphic" style:parent-style-name="Frame">
      <style:graphic-properties draw:stroke="none" svg:stroke-width="0in" draw:fill="solid" draw:fill-color="#ffffff" draw:textarea-vertical-align="top" draw:auto-grow-height="false" fo:min-height="0.1909in" fo:min-width="3.1417in" fo:padding-top="0in" fo:padding-bottom="0in" fo:padding-left="0in" fo:padding-right="0in" fo:wrap-option="wrap" loext:decorative="false" style:run-through="foreground"/>
    </style:style>
    <style:style style:name="gr7" style:family="graphic" style:parent-style-name="Frame">
      <style:graphic-properties draw:stroke="none" svg:stroke-width="0in" draw:fill="solid" draw:fill-color="#ffffff" draw:textarea-vertical-align="top" draw:auto-grow-height="false" fo:min-height="0.2665in" fo:min-width="3.152in" fo:padding-top="0in" fo:padding-bottom="0in" fo:padding-left="0in" fo:padding-right="0in" fo:wrap-option="wrap" loext:decorative="false" style:run-through="foreground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9791in" fo:min-width="3.1327in" fo:padding-top="0in" fo:padding-bottom="0in" fo:padding-left="0in" fo:padding-right="0in" fo:wrap-option="wrap" loext:decorative="false" fo:margin-left="0.1252in" fo:margin-right="0.1252in" fo:margin-top="0in" fo:margin-bottom="0.001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055in" fo:margin-right="0.0055in" fo:margin-top="0.0055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fo:margin-left="0.0055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solid" draw:fill-color="#ffffff" draw:textarea-vertical-align="top" draw:auto-grow-height="false" fo:min-height="0.7862in" fo:min-width="5.1772in" fo:padding-top="0in" fo:padding-bottom="0in" fo:padding-left="0in" fo:padding-right="0in" fo:wrap-option="wrap" loext:decorative="false" style:run-through="foreground"/>
    </style:style>
    <style:style style:name="gr12" style:family="graphic" style:parent-style-name="Frame">
      <style:graphic-properties draw:stroke="none" svg:stroke-width="0in" draw:fill="solid" draw:fill-color="#ffffff" draw:textarea-vertical-align="top" draw:auto-grow-height="false" fo:min-height="1.0917in" fo:min-width="5.1945in" fo:padding-top="0in" fo:padding-bottom="0in" fo:padding-left="0in" fo:padding-right="0in" fo:wrap-option="wrap" loext:decorative="false" style:run-through="foreground"/>
    </style:style>
    <style:style style:name="gr13" style:family="graphic">
      <style:graphic-properties draw:stroke="none" svg:stroke-width="0.028in" svg:stroke-linecap="butt" draw:fill="solid" draw:fill-color="#ffffff" draw:textarea-vertical-align="top" draw:auto-grow-height="false" fo:min-height="0.3689in" fo:min-width="0.3866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4" style:family="graphic">
      <style:graphic-properties draw:stroke="none" svg:stroke-width="0.028in" svg:stroke-linecap="butt" draw:fill="solid" draw:fill-color="#ffffff" draw:textarea-vertical-align="top" draw:auto-grow-height="false" fo:min-height="0.2772in" fo:min-width="0.2118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5" style:family="graphic">
      <style:graphic-properties draw:stroke="none" svg:stroke-width="0.028in" svg:stroke-linecap="butt" draw:fill="solid" draw:fill-color="#ffffff" draw:textarea-vertical-align="top" draw:auto-grow-height="false" fo:min-height="0.652in" fo:min-width="0.6866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16" style:family="graphic">
      <style:graphic-properties draw:stroke="none" svg:stroke-width="0.028in" svg:stroke-linecap="butt" draw:fill="solid" draw:fill-color="#ffffff" draw:textarea-vertical-align="top" draw:auto-grow-height="false" fo:min-height="0.4937in" fo:min-width="0.4783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<draw:custom-shape text:anchor-type="char" draw:z-index="77" draw:name="Прямоугольник 1" draw:style-name="gr14" draw:text-style-name="P247" svg:width="0.4087in" svg:height="0.3752in" svg:x="6.5071in" svg:y="-0.4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8">МІНІСТЕРСТВО ОСВІТИ І НАУКИ УКРАЇНИ</text:span></text:p>
      <text:p text:style-name="P1">НАЦІОНАЛЬНИЙ ТЕХНІЧНИЙ УНІВЕРСИТЕТ УКРАЇНИ </text:p>
      <text:p text:style-name="P1">КИЇВСЬКИЙ ПОЛІТЕХНІЧНИЙ ІНСТИТУТ ім. І. Сікорського</text:p>
      <text:p text:style-name="P2"/>
      <text:p text:style-name="P2">Кафедра</text:p>
      <text:p text:style-name="P2">інформатики та програмної інженерії</text:p>
      <text:p text:style-name="P3">(повна назва кафедри, циклової комісії)</text:p>
      <text:p text:style-name="P3"/>
      <text:p text:style-name="P4"/>
      <text:p text:style-name="P25">КУРСОВА РОБОТА</text:p>
      <text:p text:style-name="P32" loext:marker-style-name="T38"><text:span text:style-name="T38">з ___________________________________________________________</text:span></text:p>
      <text:p text:style-name="P54">(назва дисципліни)</text:p>
      <text:p text:style-name="P32" loext:marker-style-name="T38"><text:span text:style-name="T38">на тему:_____________________________________________________</text:span></text:p>
      <text:p text:style-name="P32" loext:marker-style-name="T38"><text:span text:style-name="T38">____________________________________________________________</text:span></text:p>
      <text:p text:style-name="P145" loext:marker-style-name="T38"/>
      <text:p text:style-name="P5">Студента (ки, ів) _____ курсу, групи ______ </text:p>
      <text:p text:style-name="P28">Адаменко Арсен Богданович</text:p>
      <text:p text:style-name="P30"><text:span text:style-name="T41"/></text:p>
      <text:p text:style-name="P30"><text:span text:style-name="T38">Спеціальності 121 «</text:span><text:span text:style-name="T43">Інженерія програмного забезпечення</text:span><text:span text:style-name="T38">»</text:span></text:p>
      <text:p text:style-name="P8"><text:s/></text:p>
      <text:p text:style-name="P5">Керівник ________________________________________</text:p>
      <text:p text:style-name="P6">(посада, вчене звання, науковий ступінь, прізвище та ініціали) </text:p>
      <text:p text:style-name="P9"/>
      <text:p text:style-name="P7">Кількість балів: _______________________</text:p>
      <text:p text:style-name="P7">Національна оцінка ____________________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47" loext:marker-style-name="T40"/>
            <text:p text:style-name="P143" loext:marker-style-name="T82"><text:span text:style-name="T39">Члени комісії</text:span></text:p>
          </table:table-cell>
          <table:table-cell table:style-name="Таблица1.B1" office:value-type="string">
            <text:p text:style-name="P147" loext:marker-style-name="T40"/>
          </table:table-cell>
          <table:table-cell table:style-name="Таблица1.A1" office:value-type="string">
            <text:p text:style-name="P147" loext:marker-style-name="T40"/>
          </table:table-cell>
          <table:table-cell table:style-name="Таблица1.B1" office:value-type="string">
            <text:p text:style-name="P147" loext:marker-style-name="T40"/>
          </table:table-cell>
        </table:table-row>
        <table:table-row table:style-name="Таблица1.1">
          <table:table-cell table:style-name="Таблица1.A1" office:value-type="string">
            <text:p text:style-name="P147" loext:marker-style-name="T40"/>
          </table:table-cell>
          <table:table-cell table:style-name="Таблица1.B2" office:value-type="string">
            <text:p text:style-name="P150" loext:marker-style-name="T40"><text:span text:style-name="T39">(підпис)</text:span></text:p>
          </table:table-cell>
          <table:table-cell table:style-name="Таблица1.A1" office:value-type="string">
            <text:p text:style-name="P143" loext:marker-style-name="T83"/>
          </table:table-cell>
          <table:table-cell table:style-name="Таблица1.B2" office:value-type="string">
            <text:p text:style-name="P150" loext:marker-style-name="T40"><text:span text:style-name="T39">(посада, вчене звання, науковий ступінь, прізвище та ініціали)</text:span></text:p>
          </table:table-cell>
        </table:table-row>
        <table:table-row table:style-name="Таблица1.1">
          <table:table-cell table:style-name="Таблица1.A1" office:value-type="string">
            <text:p text:style-name="P147" loext:marker-style-name="T40"/>
          </table:table-cell>
          <table:table-cell table:style-name="Таблица1.B1" office:value-type="string">
            <text:p text:style-name="P147" loext:marker-style-name="T40"/>
          </table:table-cell>
          <table:table-cell table:style-name="Таблица1.A1" office:value-type="string">
            <text:p text:style-name="P147" loext:marker-style-name="T40"/>
          </table:table-cell>
          <table:table-cell table:style-name="Таблица1.B1" office:value-type="string">
            <text:p text:style-name="P147" loext:marker-style-name="T40"/>
          </table:table-cell>
        </table:table-row>
        <table:table-row table:style-name="Таблица1.1">
          <table:table-cell table:style-name="Таблица1.A1" office:value-type="string">
            <text:p text:style-name="P147" loext:marker-style-name="T40"/>
          </table:table-cell>
          <table:table-cell table:style-name="Таблица1.B2" office:value-type="string">
            <text:p text:style-name="P150" loext:marker-style-name="T40"><text:span text:style-name="T39">(підпис)</text:span></text:p>
          </table:table-cell>
          <table:table-cell table:style-name="Таблица1.A1" office:value-type="string">
            <text:p text:style-name="P143" loext:marker-style-name="T83"/>
          </table:table-cell>
          <table:table-cell table:style-name="Таблица1.B2" office:value-type="string">
            <text:p text:style-name="P150" loext:marker-style-name="T40"><text:span text:style-name="T39">(посада, вчене звання, науковий ступінь, прізвище та ініціали)</text:span></text:p>
          </table:table-cell>
        </table:table-row>
      </table:table>
      <text:p text:style-name="P32"/>
      <text:p text:style-name="P32">Київ- 202_ рік</text:p>
      <text:p text:style-name="P151" loext:marker-style-name="T44"><draw:custom-shape text:anchor-type="char" draw:z-index="79" draw:name="Прямоугольник 3" draw:style-name="gr13" draw:text-style-name="P247" svg:width="0.5835in" svg:height="0.4669in" svg:x="6.5154in" svg:y="-0.6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4">КИЇВСЬКИЙ ПОЛІТЕХНІЧНИЙ ІНСТИТУТ ім. І. Сікорського</text:span></text:p>
      <text:p text:style-name="P53" loext:marker-style-name="T68"><draw:line text:anchor-type="char" draw:z-index="94" draw:name="Прямая соединительная линия 24" draw:style-name="gr9" draw:text-style-name="P246" svg:x1="0.1126in" svg:y1="0.0189in" svg:x2="6.7126in" svg:y2="0.0197in"><text:p/></draw:line><text:span text:style-name="T68">(назва вищого навчального закладу)</text:span></text:p>
      <text:p text:style-name="P152" loext:marker-style-name="T44"><text:span text:style-name="T44">Кафедра інформатики та програмної інженерії</text:span></text:p>
      <text:p text:style-name="P55"/>
      <text:p text:style-name="P53" loext:marker-style-name="T73"><text:span text:style-name="T71">Дисципліна <text:s/></text:span><text:span text:style-name="T73">Основи програмування</text:span></text:p>
      <text:p text:style-name="P157" loext:marker-style-name="T73"/>
      <text:p text:style-name="P53" loext:marker-style-name="T71"><text:span text:style-name="T71">Напрям "ІПЗ"</text:span></text:p>
      <text:p text:style-name="P158" loext:marker-style-name="T71"/>
      <text:p text:style-name="P53" loext:marker-style-name="T76"><text:span text:style-name="T71">Курс </text:span><text:span text:style-name="T73"><text:s/></text:span><text:span text:style-name="T76">1</text:span><text:span text:style-name="T73"> <text:s text:c="9"/></text:span><text:span text:style-name="T71">Група </text:span><text:span text:style-name="T73"><text:s text:c="9"/>ІП-</text:span><text:span text:style-name="T74">35</text:span><text:span text:style-name="T73"> <text:s text:c="9"/></text:span><text:span text:style-name="T71"><text:tab/><text:tab/><text:tab/><text:tab/>Семестр </text:span><text:span text:style-name="T73"><text:s text:c="2"/></text:span><text:span text:style-name="T76">2</text:span></text:p>
      <text:p text:style-name="P157" loext:marker-style-name="T73"/>
      <text:p text:style-name="P157" loext:marker-style-name="T73"/>
      <text:p text:style-name="P56"/>
      <text:p text:style-name="P152" loext:marker-style-name="T44"><text:span text:style-name="T44">ЗАВДАННЯ</text:span></text:p>
      <text:p text:style-name="P152" loext:marker-style-name="T44"><text:span text:style-name="T44">на курсову роботу студента</text:span></text:p>
      <text:p text:style-name="P154" loext:marker-style-name="T44"><text:span text:style-name="T44"/></text:p>
      <text:p text:style-name="P49"/>
      <text:p text:style-name="P53"><draw:line text:anchor-type="char" draw:z-index="107" draw:name="Прямая соединительная линия 23" draw:style-name="gr9" draw:text-style-name="P246" svg:x1="-0.0591in" svg:y1="0.0543in" svg:x2="6.3409in" svg:y2="0.0551in"><text:p/></draw:line><text:span text:style-name="T69">(прізвище, ім’я, по батькові</text:span><text:span text:style-name="T70">)</text:span></text:p>
      <text:p text:style-name="P57"/>
      <text:p text:style-name="P155" loext:marker-style-name="T72"><text:span text:style-name="T72">1. Тема роботи </text:span><draw:line text:anchor-type="char" draw:z-index="130" draw:name="Прямая соединительная линия 22" draw:style-name="gr9" draw:text-style-name="P246" svg:x1="1.2118in" svg:y1="0.1898in" svg:x2="6.3945in" svg:y2="0.1898in"><text:p/></draw:line></text:p>
      <text:p text:style-name="P48"><draw:line text:anchor-type="char" draw:z-index="131" draw:name="Прямая соединительная линия 17" draw:style-name="gr9" draw:text-style-name="P246" svg:x1="-0.0055in" svg:y1="0.189in" svg:x2="6.3945in" svg:y2="0.1898in"><text:p/></draw:line></text:p>
      <text:p text:style-name="P48"><draw:line text:anchor-type="char" draw:z-index="132" draw:name="Прямая соединительная линия 18" draw:style-name="gr9" draw:text-style-name="P246" svg:x1="-0.0055in" svg:y1="0.189in" svg:x2="6.3945in" svg:y2="0.1898in"><text:p/></draw:line></text:p>
      <text:p text:style-name="P48"><draw:line text:anchor-type="char" draw:z-index="30" draw:name="Прямая соединительная линия 19" draw:style-name="gr9" draw:text-style-name="P246" svg:x1="-0.0055in" svg:y1="0.189in" svg:x2="6.3945in" svg:y2="0.1898in"><text:p/></draw:line></text:p>
      <text:p text:style-name="P155" loext:marker-style-name="T72"><text:span text:style-name="T72">2. Строк здачі студентом закінченої роботи </text:span><draw:line text:anchor-type="char" draw:z-index="33" draw:name="Прямая соединительная линия 21" draw:style-name="gr9" draw:text-style-name="P246" svg:x1="3.2118in" svg:y1="0.1898in" svg:x2="6.3945in" svg:y2="0.1898in"><text:p/></draw:line></text:p>
      <text:p text:style-name="P156" loext:marker-style-name="T75"><text:span text:style-name="T75">3. Вихідні дані до роботи </text:span><draw:line text:anchor-type="char" draw:z-index="68" draw:name="Прямая соединительная линия 20" draw:style-name="gr9" draw:text-style-name="P246" svg:x1="1.8992in" svg:y1="0.189in" svg:x2="6.3945in" svg:y2="0.1898in"><text:p/></draw:line></text:p>
      <text:p text:style-name="P50"><draw:line text:anchor-type="char" draw:z-index="80" draw:name="Прямая соединительная линия 16" draw:style-name="gr9" draw:text-style-name="P246" svg:x1="-0.0055in" svg:y1="0.189in" svg:x2="6.3945in" svg:y2="0.1898in"><text:p/></draw:line></text:p>
      <text:p text:style-name="P50"><draw:line text:anchor-type="char" draw:z-index="81" draw:name="Прямая соединительная линия 15" draw:style-name="gr9" draw:text-style-name="P246" svg:x1="-0.0055in" svg:y1="0.189in" svg:x2="6.3945in" svg:y2="0.1898in"><text:p/></draw:line></text:p>
      <text:p text:style-name="P50"><draw:line text:anchor-type="char" draw:z-index="111" draw:name="Прямая соединительная линия 14" draw:style-name="gr9" draw:text-style-name="P246" svg:x1="-0.0055in" svg:y1="0.189in" svg:x2="6.3945in" svg:y2="0.1898in"><text:p/></draw:line></text:p>
      <text:p text:style-name="P156" loext:marker-style-name="T75"><text:span text:style-name="T75">4. Зміст розрахунково-пояснювальної записки (перелік питань, які підлягають розробці)</text:span></text:p>
      <text:p text:style-name="P51"/>
      <text:p text:style-name="P51"><draw:line text:anchor-type="char" draw:z-index="113" draw:name="Прямая соединительная линия 12" draw:style-name="gr9" draw:text-style-name="P246" svg:x1="-0.0146in" svg:y1="-0.0791in" svg:x2="6.3854in" svg:y2="-0.0783in"><text:p/></draw:line></text:p>
      <text:p text:style-name="P50"><draw:line text:anchor-type="char" draw:z-index="7" draw:name="Прямая соединительная линия 11" draw:style-name="gr9" draw:text-style-name="P246" svg:x1="-0.0146in" svg:y1="-0.0791in" svg:x2="6.3854in" svg:y2="-0.0783in"><text:p/></draw:line></text:p>
      <text:p text:style-name="P50"><draw:line text:anchor-type="char" draw:z-index="11" draw:name="Прямая соединительная линия 10" draw:style-name="gr9" draw:text-style-name="P246" svg:x1="-0.0146in" svg:y1="-0.0791in" svg:x2="6.3854in" svg:y2="-0.0783in"><text:p/></draw:line></text:p>
      <text:p text:style-name="P50"><draw:line text:anchor-type="char" draw:z-index="23" draw:name="Прямая соединительная линия 9" draw:style-name="gr9" draw:text-style-name="P246" svg:x1="-0.0146in" svg:y1="-0.0791in" svg:x2="6.3854in" svg:y2="-0.0783in"><text:p/></draw:line></text:p>
      <text:p text:style-name="P50"><draw:line text:anchor-type="char" draw:z-index="28" draw:name="Прямая соединительная линия 8" draw:style-name="gr9" draw:text-style-name="P246" svg:x1="-0.0146in" svg:y1="-0.0791in" svg:x2="6.3854in" svg:y2="-0.0783in"><text:p/></draw:line></text:p>
      <text:p text:style-name="P174" loext:marker-style-name="T77"><text:span text:style-name="T77">5. Перел</text:span><draw:line text:anchor-type="char" draw:z-index="29" draw:name="Прямая соединительная линия 13" draw:style-name="gr9" draw:text-style-name="P246" svg:x1="-0.0146in" svg:y1="-0.0791in" svg:x2="6.3854in" svg:y2="-0.0783in"><text:p/></draw:line><text:span text:style-name="T77">ік графічного матеріалу ( з точним зазначенням обов’язкових креслень)</text:span></text:p>
      <text:p text:style-name="P49"><text:soft-page-break/></text:p>
      <text:p text:style-name="P49"><draw:line text:anchor-type="char" draw:z-index="34" draw:name="Прямая соединительная линия 4" draw:style-name="gr9" draw:text-style-name="P246" svg:x1="-0.0055in" svg:y1="-0.0701in" svg:x2="6.3945in" svg:y2="-0.0693in"><text:p/></draw:line></text:p>
      <text:p text:style-name="P49"><draw:line text:anchor-type="char" draw:z-index="65" draw:name="Прямая соединительная линия 5" draw:style-name="gr9" draw:text-style-name="P246" svg:x1="-0.0055in" svg:y1="-0.0701in" svg:x2="6.3945in" svg:y2="-0.0693in"><text:p/></draw:line></text:p>
      <text:p text:style-name="P52"><draw:line text:anchor-type="char" draw:z-index="1" draw:name="Прямая соединительная линия 6" draw:style-name="gr9" draw:text-style-name="P246" svg:x1="-0.0055in" svg:y1="-0.0701in" svg:x2="6.3945in" svg:y2="-0.0693in"><text:p/></draw:line><text:span text:style-name="T77">6. Дата видачі завдання </text:span><draw:line text:anchor-type="char" draw:z-index="2" draw:name="Прямая соединительная линия 7" draw:style-name="gr9" draw:text-style-name="P246" svg:x1="1.7744in" svg:y1="0.189in" svg:x2="6.3945in" svg:y2="0.1898in"><text:p/></draw:line><draw:custom-shape text:anchor-type="char" draw:z-index="4" draw:name="Прямоугольник 4" draw:style-name="gr16" draw:text-style-name="P247" svg:width="0.6752in" svg:height="0.5921in" svg:x="6.3402in" svg:y="-0.5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/>
      <text:p text:style-name="P46">КАЛЕНДАРНИЙ ПЛАН</text:p>
      <text:p text:style-name="P4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8" loext:marker-style-name="T38">№ п/п</text:p>
          </table:table-cell>
          <table:table-cell table:style-name="Таблица2.A1" office:value-type="string">
            <text:p text:style-name="P58" loext:marker-style-name="T32"><text:span text:style-name="T32">Назва етапів курсової роботи</text:span></text:p>
          </table:table-cell>
          <table:table-cell table:style-name="Таблица2.A1" office:value-type="string">
            <text:p text:style-name="P58" loext:marker-style-name="T32"><text:span text:style-name="T32">Термін виконання етапів роботи</text:span></text:p>
          </table:table-cell>
          <table:table-cell table:style-name="Таблица2.A1" office:value-type="string">
            <text:p text:style-name="P58" loext:marker-style-name="T32"><text:span text:style-name="T32">Підписи керівника, студента</text:span></text:p>
          </table:table-cell>
        </table:table-row>
        <table:table-row table:style-name="Таблица2.2">
          <table:table-cell table:style-name="Таблица2.A1" office:value-type="string">
            <text:p text:style-name="P58">1.</text:p>
          </table:table-cell>
          <table:table-cell table:style-name="Таблица2.A1" office:value-type="string">
            <text:p text:style-name="P161" loext:marker-style-name="T32"><text:span text:style-name="T32">Отримання теми курсової роботи</text:span></text:p>
          </table:table-cell>
          <table:table-cell table:style-name="Таблица2.A1" office:value-type="string">
            <text:p text:style-name="P164" loext:marker-style-name="T32">06 <text:span text:style-name="T149">березня</text:span> 2024</text:p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2.</text:p>
          </table:table-cell>
          <table:table-cell table:style-name="Таблица2.A1" office:value-type="string">
            <text:p text:style-name="P161" loext:marker-style-name="T32"><text:span text:style-name="T32">Підготовка ТЗ</text:span></text:p>
          </table:table-cell>
          <table:table-cell table:style-name="Таблица2.A1" office:value-type="string">
            <text:p text:style-name="P167" loext:marker-style-name="T32">03 квітня 2024</text:p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3.</text:p>
          </table:table-cell>
          <table:table-cell table:style-name="Таблица2.A1" office:value-type="string">
            <text:p text:style-name="P161" loext:marker-style-name="T32"><text:span text:style-name="T32">Пошук та вивчення літератури з питань курсової роботи</text:span></text:p>
          </table:table-cell>
          <table:table-cell table:style-name="Таблица2.A1" office:value-type="string">
            <text:p text:style-name="P168" loext:marker-style-name="T32">22 квітня 2024</text:p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4.</text:p>
          </table:table-cell>
          <table:table-cell table:style-name="Таблица2.A1" office:value-type="string">
            <text:p text:style-name="P161" loext:marker-style-name="T32"><text:span text:style-name="T32">Розробка сценарію роботи програми</text:span></text:p>
          </table:table-cell>
          <table:table-cell table:style-name="Таблица2.A1" office:value-type="string">
            <text:p text:style-name="P169" loext:marker-style-name="T32"><text:span text:style-name="T148">06</text:span> <text:span text:style-name="T148">травня</text:span> 2024</text:p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6.</text:p>
          </table:table-cell>
          <table:table-cell table:style-name="Таблица2.A1" office:value-type="string">
            <text:p text:style-name="P161" loext:marker-style-name="T32"><text:span text:style-name="T32">Узгодження <text:s/>сценарію роботи програми з керівником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5.</text:p>
          </table:table-cell>
          <table:table-cell table:style-name="Таблица2.A1" office:value-type="string">
            <text:p text:style-name="P161" loext:marker-style-name="T32"><text:span text:style-name="T32">Розробка (вибір) алгоритму рішення задачі</text:span></text:p>
          </table:table-cell>
          <table:table-cell table:style-name="Таблица2.A1" office:value-type="string">
            <text:p text:style-name="P169" loext:marker-style-name="T32"><text:span text:style-name="T148">06</text:span> <text:span text:style-name="T148">травня</text:span> 2024</text:p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6.</text:p>
          </table:table-cell>
          <table:table-cell table:style-name="Таблица2.A1" office:value-type="string">
            <text:p text:style-name="P161" loext:marker-style-name="T32"><text:span text:style-name="T32">Узгодження <text:s/>алгоритму з керівником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7.</text:p>
          </table:table-cell>
          <table:table-cell table:style-name="Таблица2.A1" office:value-type="string">
            <text:p text:style-name="P161" loext:marker-style-name="T32"><text:span text:style-name="T32">Узгодження з керівником інтерфейсу користувача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8.</text:p>
          </table:table-cell>
          <table:table-cell table:style-name="Таблица2.A1" office:value-type="string">
            <text:p text:style-name="P161" loext:marker-style-name="T32"><text:span text:style-name="T32">Розробка програмного забезпечення</text:span></text:p>
          </table:table-cell>
          <table:table-cell table:style-name="Таблица2.A1" office:value-type="string">
            <text:p text:style-name="P169" loext:marker-style-name="T32"><text:span text:style-name="T148">01</text:span> <text:span text:style-name="T148">травня</text:span> 2024</text:p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9.</text:p>
          </table:table-cell>
          <table:table-cell table:style-name="Таблица2.A1" office:value-type="string">
            <text:p text:style-name="P161" loext:marker-style-name="T32"><text:span text:style-name="T32">Налагодження розрахункової частини програми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12">
          <table:table-cell table:style-name="Таблица2.A1" office:value-type="string">
            <text:p text:style-name="P58">10.</text:p>
          </table:table-cell>
          <table:table-cell table:style-name="Таблица2.A1" office:value-type="string">
            <text:p text:style-name="P161" loext:marker-style-name="T32"><text:span text:style-name="T32">Розробка та налагодження інтерфейсної частини програми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11.</text:p>
          </table:table-cell>
          <table:table-cell table:style-name="Таблица2.A1" office:value-type="string">
            <text:p text:style-name="P161" loext:marker-style-name="T32"><text:span text:style-name="T32">Узгодження з керівником набору тестів для контрольного прикладу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3">
          <table:table-cell table:style-name="Таблица2.A1" office:value-type="string">
            <text:p text:style-name="P58">12.</text:p>
          </table:table-cell>
          <table:table-cell table:style-name="Таблица2.A1" office:value-type="string">
            <text:p text:style-name="P161" loext:marker-style-name="T32"><text:span text:style-name="T32">Тестування програми</text:span></text:p>
          </table:table-cell>
          <table:table-cell table:style-name="Таблица2.A1" office:value-type="string">
            <text:p text:style-name="P166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12">
          <table:table-cell table:style-name="Таблица2.A1" office:value-type="string">
            <text:p text:style-name="P58">13.</text:p>
          </table:table-cell>
          <table:table-cell table:style-name="Таблица2.A1" office:value-type="string">
            <text:p text:style-name="P161" loext:marker-style-name="T32"><text:span text:style-name="T32">Підготовка пояснювальної записки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12">
          <table:table-cell table:style-name="Таблица2.A1" office:value-type="string">
            <text:p text:style-name="P58">14.</text:p>
          </table:table-cell>
          <table:table-cell table:style-name="Таблица2.A1" office:value-type="string">
            <text:p text:style-name="P161" loext:marker-style-name="T32"><text:span text:style-name="T32">Здача курсової роботи <text:s/>на перевірку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  <table:table-row table:style-name="Таблица2.17">
          <table:table-cell table:style-name="Таблица2.A1" office:value-type="string">
            <text:p text:style-name="P58">15.</text:p>
          </table:table-cell>
          <table:table-cell table:style-name="Таблица2.A1" office:value-type="string">
            <text:p text:style-name="P161" loext:marker-style-name="T32"><text:span text:style-name="T32">Захист курсової роботи</text:span></text:p>
          </table:table-cell>
          <table:table-cell table:style-name="Таблица2.A1" office:value-type="string">
            <text:p text:style-name="P165" loext:marker-style-name="T32"/>
          </table:table-cell>
          <table:table-cell table:style-name="Таблица2.A1" office:value-type="string">
            <text:p text:style-name="P165" loext:marker-style-name="T32"/>
          </table:table-cell>
        </table:table-row>
      </table:table>
      <text:p text:style-name="P60"/>
      <text:p text:style-name="P60" loext:marker-style-name="T44"><draw:line text:anchor-type="char" draw:z-index="13" draw:name="Прямая соединительная линия 3" draw:style-name="gr9" draw:text-style-name="P246" svg:x1="0.6984in" svg:y1="0.2807in" svg:x2="2.4984in" svg:y2="0.2815in"><text:p/></draw:line><text:span text:style-name="T44">Студент</text:span></text:p>
      <text:p text:style-name="P163" loext:marker-style-name="T69"><text:span text:style-name="T72"><text:s text:c="33"/></text:span><text:span text:style-name="T69">(підпис)</text:span></text:p>
      <text:p text:style-name="P159" loext:marker-style-name="T72"/>
      <text:p text:style-name="P163" loext:marker-style-name="T45"><draw:line text:anchor-type="char" draw:z-index="14" draw:name="Прямая соединительная линия 2" draw:style-name="gr9" draw:text-style-name="P246" svg:x1="0.8472in" svg:y1="0.2217in" svg:x2="2.6472in" svg:y2="0.2224in"><text:p/></draw:line><draw:line text:anchor-type="char" draw:z-index="15" draw:name="Прямая соединительная линия 1" draw:style-name="gr9" draw:text-style-name="P246" svg:x1="4.4917in" svg:y1="0.2228in" svg:x2="6.2917in" svg:y2="0.2236in"><text:p/></draw:line><text:span text:style-name="T45">Керівник <text:s text:c="96"/></text:span><text:span text:style-name="T42">Муха І. П.</text:span></text:p>
      <text:p text:style-name="P163" loext:marker-style-name="T69"><text:span text:style-name="T72"><text:s text:c="36"/></text:span><text:span text:style-name="T69">(підпис) <text:s text:c="98"/>(прізвище, ім’я, по батькові)</text:span></text:p>
      <text:p text:style-name="P170" loext:marker-style-name="T69"/>
      <text:p text:style-name="P60" loext:marker-style-name="T44"><text:span text:style-name="T46">"___</text:span><text:span text:style-name="T44">" __________________20</text:span><text:span text:style-name="T79">__</text:span><text:span text:style-name="T44"> р.</text:span></text:p>
      <text:p text:style-name="P61"/>
      <text:p text:style-name="P59"><text:span text:style-name="T78"/></text:p>
      <text:p text:style-name="P144" loext:marker-style-name="T44"><draw:custom-shape text:anchor-type="char" draw:z-index="16" draw:name="Прямоугольник 5" draw:style-name="gr15" draw:text-style-name="P247" svg:width="0.8835in" svg:height="0.7504in" svg:x="6.2654in" svg:y="-0.61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4">АНОТАЦІЯ</text:span></text:p>
      <text:p text:style-name="P33"/>
      <text:p text:style-name="P36"><text:span text:style-name="T38">Пояснювальна записка до курсової роботи</text:span>: <text:span text:style-name="T41">55</text:span><text:span text:style-name="T80"> </text:span><text:span text:style-name="T41">сторінок</text:span><text:span text:style-name="T80">, </text:span><text:span text:style-name="T41">24</text:span><text:span text:style-name="T80"> рис</text:span><text:span text:style-name="T41">унки</text:span><text:span text:style-name="T80">, </text:span><text:span text:style-name="T41">2</text:span><text:span text:style-name="T80">8 табл</text:span><text:span text:style-name="T41">иць</text:span><text:span text:style-name="T80">, </text:span><text:span text:style-name="T41">4</text:span><text:span text:style-name="T80"> </text:span><text:span text:style-name="T41">посилання</text:span>.</text:p>
      <text:p text:style-name="P37"><text:span text:style-name="T38">Мета роботи</text:span>: <text:span text:style-name="T38">Метою курсової роботи </text:span><text:span text:style-name="T47">є забезпечення надійності та коректності програмного забезпечення для розв’язання СЛАР різними точними методами.</text:span></text:p>
      <text:p text:style-name="P36"><text:span text:style-name="T48">Вивчено методи: </text:span><text:span text:style-name="T49">LUP-метод, </text:span><text:span text:style-name="T50">м</text:span><text:span text:style-name="T49">етод Гауса-Холецького, метод обертання.</text:span></text:p>
      <text:p text:style-name="P149" loext:marker-style-name="T38"><text:span text:style-name="T38">Виконана програмна реалізація алгоритму </text:span><text:span text:style-name="T52">LUP-метод</text:span><text:span text:style-name="T53">а</text:span><text:span text:style-name="T52">, </text:span><text:span text:style-name="T53">м</text:span><text:span text:style-name="T52">етод</text:span><text:span text:style-name="T53">а</text:span><text:span text:style-name="T52"> Гауса-Холецького, метод</text:span><text:span text:style-name="T53">а</text:span><text:span text:style-name="T52"> обертання</text:span><text:span text:style-name="T38">.</text:span></text:p>
      <text:p text:style-name="P146" loext:marker-style-name="T38"/>
      <text:p text:style-name="P148" loext:marker-style-name="T38"/>
      <text:p text:style-name="P29"><text:span text:style-name="T84">СИСТЕМА ЛІНІЙНИХ РІВНЯНЬ</text:span>, <text:span text:style-name="T84">LUP-МЕТОД</text:span>, МЕТОД <text:span text:style-name="T84">ГАУСА-ХОЛЕЦЬКОГО</text:span>, МЕТОД <text:span text:style-name="T84">ОБЕРТАННЯ</text:span>.</text:p>
      <text:p text:style-name="P31">Зміст</text:p>
      <text:p text:style-name="P64"><text:a xlink:type="simple" xlink:href="#_Toc135587135" text:style-name="Index_20_Link" text:visited-style-name="Index_20_Link"><text:span text:style-name="T87">Вступ<text:tab/>5</text:span></text:a></text:p>
      <text:p text:style-name="P65"><text:a xlink:type="simple" xlink:href="#_Toc135587136" text:style-name="Index_20_Link" text:visited-style-name="Index_20_Link"><text:span text:style-name="T89">1</text:span><text:span text:style-name="T81"><text:tab/></text:span><text:span text:style-name="T88">Постановка задачі</text:span><text:span text:style-name="T87"><text:tab/>6</text:span></text:a></text:p>
      <text:p text:style-name="P65"><text:a xlink:type="simple" xlink:href="#_Toc135587137" text:style-name="Index_20_Link" text:visited-style-name="Index_20_Link"><text:span text:style-name="T89">2</text:span><text:span text:style-name="T81"><text:tab/></text:span><text:span text:style-name="T88">Теоретичні відомості</text:span><text:span text:style-name="T87"><text:tab/>7</text:span></text:a></text:p>
      <text:p text:style-name="P65"><text:a xlink:type="simple" xlink:href="#_Toc135587138" text:style-name="Index_20_Link" text:visited-style-name="Index_20_Link"><text:span text:style-name="T89">3</text:span><text:span text:style-name="T81"><text:tab/></text:span><text:span text:style-name="T88">Опис алгоритмів</text:span><text:span text:style-name="T87"><text:tab/>8</text:span></text:a></text:p>
      <text:p text:style-name="P66"><text:a xlink:type="simple" xlink:href="#_Toc135587139" text:style-name="Index_20_Link" text:visited-style-name="Index_20_Link"><text:span text:style-name="T89">3.1.</text:span><text:span text:style-name="T91"><text:tab/></text:span><text:span text:style-name="T88">Загальний алгоритм</text:span><text:span text:style-name="T87"><text:tab/>8</text:span></text:a></text:p>
      <text:p text:style-name="P66"><text:a xlink:type="simple" xlink:href="#_Toc135587140" text:style-name="Index_20_Link" text:visited-style-name="Index_20_Link"><text:span text:style-name="T89">3.2.</text:span><text:span text:style-name="T91"><text:tab/></text:span><text:span text:style-name="T88">Алгоритм методу 1</text:span><text:span text:style-name="T87"><text:tab/>8</text:span></text:a></text:p>
      <text:p text:style-name="P65"><text:a xlink:type="simple" xlink:href="#_Toc135587141" text:style-name="Index_20_Link" text:visited-style-name="Index_20_Link"><text:span text:style-name="T89">4</text:span><text:span text:style-name="T81"><text:tab/></text:span><text:span text:style-name="T88">Опис програмного забезпечення</text:span><text:span text:style-name="T87"><text:tab/>9</text:span></text:a></text:p>
      <text:p text:style-name="P66"><text:a xlink:type="simple" xlink:href="#_Toc135587142" text:style-name="Index_20_Link" text:visited-style-name="Index_20_Link"><text:span text:style-name="T92">4.1.</text:span><text:span text:style-name="T91"><text:tab/></text:span><text:span text:style-name="T86">Діаграма класів програмного забезпечення</text:span><text:span text:style-name="T87"><text:tab/>9</text:span></text:a></text:p>
      <text:p text:style-name="P66"><text:a xlink:type="simple" xlink:href="#_Toc135587143" text:style-name="Index_20_Link" text:visited-style-name="Index_20_Link"><text:span text:style-name="T89">4.2.</text:span><text:span text:style-name="T91"><text:tab/></text:span><text:span text:style-name="T88">Опис методів частин програмного забезпечення</text:span><text:span text:style-name="T87"><text:tab/>9</text:span></text:a></text:p>
      <text:p text:style-name="P67"><text:a xlink:type="simple" xlink:href="#_Toc135587144" text:style-name="Index_20_Link" text:visited-style-name="Index_20_Link"><text:span text:style-name="T89">4.2.1.</text:span><text:span text:style-name="T91"><text:tab/></text:span><text:span text:style-name="T88">Користувацькі методи</text:span><text:span text:style-name="T87"><text:tab/>9</text:span></text:a></text:p>
      <text:p text:style-name="P67"><text:a xlink:type="simple" xlink:href="#_Toc135587145" text:style-name="Index_20_Link" text:visited-style-name="Index_20_Link"><text:span text:style-name="T89">4.2.2.</text:span><text:span text:style-name="T91"><text:tab/></text:span><text:span text:style-name="T88">Стандартні методи</text:span><text:span text:style-name="T87"><text:tab/>9</text:span></text:a></text:p>
      <text:p text:style-name="P65"><text:a xlink:type="simple" xlink:href="#_Toc135587146" text:style-name="Index_20_Link" text:visited-style-name="Index_20_Link"><text:span text:style-name="T89">5</text:span><text:span text:style-name="T81"><text:tab/></text:span><text:span text:style-name="T88">Тестування програмного забезпечення</text:span><text:span text:style-name="T87"><text:tab/>10</text:span></text:a></text:p>
      <text:p text:style-name="P66"><text:a xlink:type="simple" xlink:href="#_Toc135587147" text:style-name="Index_20_Link" text:visited-style-name="Index_20_Link"><text:span text:style-name="T89">5.1.</text:span><text:span text:style-name="T91"><text:tab/></text:span><text:span text:style-name="T88">План тестування</text:span><text:span text:style-name="T87"><text:tab/>10</text:span></text:a></text:p>
      <text:p text:style-name="P66"><text:a xlink:type="simple" xlink:href="#_Toc135587148" text:style-name="Index_20_Link" text:visited-style-name="Index_20_Link"><text:span text:style-name="T89">5.2.</text:span><text:span text:style-name="T91"><text:tab/></text:span><text:span text:style-name="T88">Приклади тестування</text:span><text:span text:style-name="T87"><text:tab/>10</text:span></text:a></text:p>
      <text:p text:style-name="P65"><text:a xlink:type="simple" xlink:href="#_Toc135587149" text:style-name="Index_20_Link" text:visited-style-name="Index_20_Link"><text:span text:style-name="T89">6</text:span><text:span text:style-name="T81"><text:tab/></text:span><text:span text:style-name="T88">Інструкція користувача</text:span><text:span text:style-name="T87"><text:tab/>11</text:span></text:a></text:p>
      <text:p text:style-name="P65"><text:a xlink:type="simple" xlink:href="#_Toc135587150" text:style-name="Index_20_Link" text:visited-style-name="Index_20_Link"><text:span text:style-name="T89">7</text:span><text:span text:style-name="T81"><text:tab/></text:span><text:span text:style-name="T88">Аналіз результатів</text:span><text:span text:style-name="T87"><text:tab/>12</text:span></text:a></text:p>
      <text:p text:style-name="P64"><text:a xlink:type="simple" xlink:href="#_Toc135587151" text:style-name="Index_20_Link" text:visited-style-name="Index_20_Link"><text:span text:style-name="T87">Висновки<text:tab/>13</text:span></text:a></text:p>
      <text:p text:style-name="P64"><text:a xlink:type="simple" xlink:href="#_Toc135587152" text:style-name="Index_20_Link" text:visited-style-name="Index_20_Link"><text:span text:style-name="T87">Перелік посилань<text:tab/>14</text:span></text:a></text:p>
      <text:p text:style-name="P64"><text:a xlink:type="simple" xlink:href="#_Toc135587153" text:style-name="Index_20_Link" text:visited-style-name="Index_20_Link"><text:span text:style-name="T87">Додаток А Технічне завдання<text:tab/>15</text:span></text:a></text:p>
      <text:p text:style-name="P64"><text:a xlink:type="simple" xlink:href="#_Toc135587154" text:style-name="Index_20_Link" text:visited-style-name="Index_20_Link"><text:span text:style-name="T90">Додаток Б Тексти програмного коду<text:tab/>18</text:span></text:a></text:p>
      <text:p text:style-name="P34"><text:s text:c="3"/><text:span text:style-name="T94"><text:s/>1 <text:s text:c="2"/>П</text:span><text:span text:style-name="T95">ОСТАНОВА ЗАДАЧІ</text:span></text:p>
      <text:p text:style-name="P132"/>
      <text:p text:style-name="P133">Вивчити вказан<text:span text:style-name="T146">і</text:span> точн<text:span text:style-name="T146">і</text:span> метод<text:span text:style-name="T146">и</text:span> вирішення <text:span text:style-name="T143">систем лінійних алгебраїчних рівнянь </text:span>у <text:span text:style-name="T145">додактку до</text:span> технічно<text:span text:style-name="T145">го</text:span> завданн<text:span text:style-name="T145">я</text:span><text:span text:style-name="T143">. </text:span><text:span text:style-name="T146">Потім створити псевдокод сценарію використання програмного забезпечення та його програмну реалізацію.</text:span></text:p>
      <text:p text:style-name="P134"><text:span text:style-name="T147">Провести аналіз предметної області обраної теми та створити </text:span>архітектуру та діаграми класів програмного забезпечення для його подальшого розвитку, підтримання та модернізації.</text:p>
      <text:p text:style-name="P134">Створити графічний інтерфейс користувача, який буде використовуватися для взаємодією користувача з програмним забезпеченням. Створити вікно програмного забезпечення та його основні графічні компоненти для взаємодії з користувачем.</text:p>
      <text:p text:style-name="P135">Створити та провети тестування <text:span text:style-name="T147">основних частин </text:span>програмного забезпечення, <text:span text:style-name="T147">його основних функціональних та не функціональних вимог згідно </text:span><text:span text:style-name="T145">додактк</text:span><text:span text:style-name="T147">а</text:span><text:span text:style-name="T145"> до</text:span><text:span text:style-name="T144"> технічно</text:span><text:span text:style-name="T145">го</text:span><text:span text:style-name="T144"> завданн</text:span><text:span text:style-name="T145">я</text:span>.</text:p>
      <text:p text:style-name="P34"><text:span text:style-name="T94">2 <text:s text:c="2"/>Т</text:span><text:span text:style-name="T95">ЕОРЕТИЧНІ ВІДОМОСТІ</text:span></text:p>
      <text:p text:style-name="P75"/>
      <text:p text:style-name="P83"><text:span text:style-name="T111">С</text:span>истему <text:span text:style-name="T111">лінійних а</text:span><text:span text:style-name="T121">лгебраїчних рівнянь (далі — СЛАР)</text:span><text:span text:style-name="T120"> з </text:span><text:span text:style-name="T120"><draw:frame draw:style-name="fr1" draw:name="Объект64" text:anchor-type="as-char" svg:y="-0.1484in" svg:width="0.0874in" svg:height="0.1846in" draw:z-index="10"><draw:object xlink:href="./Object 64" xlink:type="simple" xlink:show="embed" xlink:actuate="onLoad"/><draw:image xlink:href="./ObjectReplacements/Object 64" xlink:type="simple" xlink:show="embed" xlink:actuate="onLoad"/></draw:frame></text:span><text:span text:style-name="T120"><text:s/>рівнянь можна задати наступним чином:</text:span></text:p>
      <text:p text:style-name="P84"><draw:frame draw:style-name="fr1" draw:name="Объект1" text:anchor-type="as-char" svg:y="-0.1484in" svg:width="0.4874in" svg:height="0.1846in" draw:z-index="18"><draw:object xlink:href="./Object 1" xlink:type="simple" xlink:show="embed" xlink:actuate="onLoad"/><draw:image xlink:href="./ObjectReplacements/Object 1" xlink:type="simple" xlink:show="embed" xlink:actuate="onLoad"/></draw:frame><text:s/>(2.1)</text:p>
      <text:p text:style-name="P85">де:</text:p>
      <text:p text:style-name="P84"><draw:frame draw:style-name="fr1" draw:name="Объект2" text:anchor-type="as-char" svg:y="-0.4791in" svg:width="3.1299in" svg:height="0.9008in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85">Тоді якщо , то система (2.1) має розв’язок та він є лише єдиним. Якщо система має єдиний розв’язок, то його можна знайти одним із наступних методів.</text:p>
      <text:p text:style-name="P86"><text:span text:style-name="T117">2</text:span>.1.<text:tab/><text:span text:style-name="T102">LUP-метод</text:span></text:p>
      <text:p text:style-name="P87">Цей метод опирається на розкладання матриці коефіцієнтів <draw:frame draw:style-name="fr1" draw:name="Объект5" text:anchor-type="as-char" svg:y="-0.1484in" svg:width="0.1283in" svg:height="0.1846in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text:s/>у вигляді добутку <text:span text:style-name="T113">матриць</text:span> <draw:frame draw:style-name="fr1" draw:name="Объект3" text:anchor-type="as-char" svg:y="-0.1484in" svg:width="0.1035in" svg:height="0.1846in" draw:z-index="27"><draw:object xlink:href="./Object 3" xlink:type="simple" xlink:show="embed" xlink:actuate="onLoad"/><draw:image xlink:href="./ObjectReplacements/Object 3" xlink:type="simple" xlink:show="embed" xlink:actuate="onLoad"/></draw:frame><text:s/>та <draw:frame draw:style-name="fr1" draw:name="Объект4" text:anchor-type="as-char" svg:y="-0.1484in" svg:width="0.1382in" svg:height="0.1846in" draw:z-index="31"><draw:object xlink:href="./Object 4" xlink:type="simple" xlink:show="embed" xlink:actuate="onLoad"/><draw:image xlink:href="./ObjectReplacements/Object 4" xlink:type="simple" xlink:show="embed" xlink:actuate="onLoad"/><svg:desc>формула</svg:desc></draw:frame>:</text:p>
      <text:p text:style-name="P88"><draw:frame draw:style-name="fr1" draw:name="Объект6" text:anchor-type="as-char" svg:y="-0.1484in" svg:width="0.5083in" svg:height="0.1846in" draw:z-index="38"><draw:object xlink:href="./Object 6" xlink:type="simple" xlink:show="embed" xlink:actuate="onLoad"/><draw:image xlink:href="./ObjectReplacements/Object 6" xlink:type="simple" xlink:show="embed" xlink:actuate="onLoad"/></draw:frame><text:s/>(2.2)</text:p>
      <text:p text:style-name="P87">де <draw:frame draw:style-name="fr1" draw:name="Объект7" text:anchor-type="as-char" svg:y="-0.1484in" svg:width="0.1035in" svg:height="0.1846in" draw:z-index="0"><draw:object xlink:href="./Object 7" xlink:type="simple" xlink:show="embed" xlink:actuate="onLoad"/><draw:image xlink:href="./ObjectReplacements/Object 7" xlink:type="simple" xlink:show="embed" xlink:actuate="onLoad"/></draw:frame><text:s/>— нижня трикутна матриця, а <draw:frame draw:style-name="fr1" draw:name="Объект8" text:anchor-type="as-char" svg:y="-0.1484in" svg:width="0.1382in" svg:height="0.1846in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text:s/>— верхня трикутна матриця, де усі діагональні елементи дорівнюють 1:</text:p>
      <text:p text:style-name="P88"><draw:frame draw:style-name="fr1" draw:name="Объект9" text:anchor-type="as-char" svg:y="-0.5in" svg:width="3.0846in" svg:height="0.9417in" draw:z-index="17"><draw:object xlink:href="./Object 9" xlink:type="simple" xlink:show="embed" xlink:actuate="onLoad"/><draw:image xlink:href="./ObjectReplacements/Object 9" xlink:type="simple" xlink:show="embed" xlink:actuate="onLoad"/></draw:frame><text:s/>(2.3)</text:p>
      <text:p text:style-name="P87">Тоді <text:span text:style-name="T114">з цього твердження випливає, що</text:span> LU<text:span text:style-name="T114">P</text:span>-метод <text:span text:style-name="T114">розв’язання СЛАР</text:span> складається з двох <text:span text:style-name="T115">головних</text:span> етапів:</text:p>
      <text:list text:style-name="Numbering_20_123">
        <text:list-item>
          <text:p text:style-name="P195">етапу факторизації матриці <draw:frame draw:style-name="fr1" draw:name="Объект10" text:anchor-type="as-char" svg:y="-0.1484in" svg:width="0.1283in" svg:height="0.1846in" draw:z-index="20"><draw:object xlink:href="./Object 10" xlink:type="simple" xlink:show="embed" xlink:actuate="onLoad"/><draw:image xlink:href="./ObjectReplacements/Object 10" xlink:type="simple" xlink:show="embed" xlink:actuate="onLoad"/></draw:frame>;</text:p>
        </text:list-item>
        <text:list-item>
          <text:p text:style-name="P195">етапу отримання <draw:frame draw:style-name="fr1" draw:name="Объект11" text:anchor-type="as-char" svg:y="-0.1484in" svg:width="0.1299in" svg:height="0.1846in" draw:z-index="21"><draw:object xlink:href="./Object 11" xlink:type="simple" xlink:show="embed" xlink:actuate="onLoad"/><draw:image xlink:href="./ObjectReplacements/Object 11" xlink:type="simple" xlink:show="embed" xlink:actuate="onLoad"/></draw:frame>.</text:p>
        </text:list-item>
      </text:list>
      <text:p text:style-name="P87">Під час факторизації вектор <draw:frame draw:style-name="fr1" draw:name="Объект12" text:anchor-type="as-char" svg:y="-0.1484in" svg:width="0.1134in" svg:height="0.1846in" draw:z-index="25"><draw:object xlink:href="./Object 12" xlink:type="simple" xlink:show="embed" xlink:actuate="onLoad"/><draw:image xlink:href="./ObjectReplacements/Object 12" xlink:type="simple" xlink:show="embed" xlink:actuate="onLoad"/></draw:frame><text:s/>не змінюється, як ви бачите.</text:p>
      <text:p text:style-name="P87">Із виразів (2.2) та (2.3) випливає, що <text:span text:style-name="T103">значення всіх елементів матриці </text:span><text:span text:style-name="T103"><draw:frame draw:style-name="fr1" draw:name="Объект15" text:anchor-type="as-char" svg:y="-0.1484in" svg:width="0.1283in" svg:height="0.1846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03"><text:s/>можна записати наступним </text:span><text:span text:style-name="T104">компактним</text:span><text:span text:style-name="T103"> чином</text:span>:</text:p>
      <text:p text:style-name="P88"><text:soft-page-break/><draw:frame draw:style-name="fr1" draw:name="Объект13" text:anchor-type="as-char" svg:y="-0.4909in" svg:width="1.3756in" svg:height="0.998in" draw:z-index="67"><draw:object xlink:href="./Object 13" xlink:type="simple" xlink:show="embed" xlink:actuate="onLoad"/><draw:image xlink:href="./ObjectReplacements/Object 13" xlink:type="simple" xlink:show="embed" xlink:actuate="onLoad"/></draw:frame><text:s/>(2.4)</text:p>
      <text:p text:style-name="P87">де <draw:frame draw:style-name="fr1" draw:name="Объект14" text:anchor-type="as-char" svg:y="-0.1484in" svg:width="0.9425in" svg:height="0.1846in" draw:z-index="93"><draw:object xlink:href="./Object 14" xlink:type="simple" xlink:show="embed" xlink:actuate="onLoad"/><draw:image xlink:href="./ObjectReplacements/Object 14" xlink:type="simple" xlink:show="embed" xlink:actuate="onLoad"/></draw:frame>.</text:p>
      <text:p text:style-name="P89">У виразі (2.4) записано, що <draw:frame draw:style-name="fr1" draw:name="Объект16" text:anchor-type="as-char" svg:y="-0.1484in" svg:width="0.05in" svg:height="0.1846in" draw:z-index="103"><draw:object xlink:href="./Object 16" xlink:type="simple" xlink:show="embed" xlink:actuate="onLoad"/><draw:image xlink:href="./ObjectReplacements/Object 16" xlink:type="simple" xlink:show="embed" xlink:actuate="onLoad"/></draw:frame><text:s/>— номер рядка матриці <draw:frame draw:style-name="fr1" draw:name="Объект17" text:anchor-type="as-char" svg:y="-0.1484in" svg:width="0.1035in" svg:height="0.1846in" draw:z-index="145"><draw:object xlink:href="./Object 17" xlink:type="simple" xlink:show="embed" xlink:actuate="onLoad"/><draw:image xlink:href="./ObjectReplacements/Object 17" xlink:type="simple" xlink:show="embed" xlink:actuate="onLoad"/></draw:frame><text:s/>та номер стовпця матриці <draw:frame draw:style-name="fr1" draw:name="Объект18" text:anchor-type="as-char" svg:y="-0.1484in" svg:width="0.1382in" svg:height="0.1846in" draw:z-index="146"><draw:object xlink:href="./Object 18" xlink:type="simple" xlink:show="embed" xlink:actuate="onLoad"/><draw:image xlink:href="./ObjectReplacements/Object 18" xlink:type="simple" xlink:show="embed" xlink:actuate="onLoad"/></draw:frame>, а <text:s/><draw:frame draw:style-name="fr1" draw:name="Объект19" text:anchor-type="as-char" svg:y="-0.1484in" svg:width="0.0772in" svg:height="0.1846in" draw:z-index="147"><draw:object xlink:href="./Object 19" xlink:type="simple" xlink:show="embed" xlink:actuate="onLoad"/><draw:image xlink:href="./ObjectReplacements/Object 19" xlink:type="simple" xlink:show="embed" xlink:actuate="onLoad"/><svg:desc>формула</svg:desc></draw:frame><text:s/>— вже номер стовпця матриці <draw:frame draw:style-name="fr1" draw:name="Объект20" text:anchor-type="as-char" svg:y="-0.1484in" svg:width="0.1035in" svg:height="0.1846in" draw:z-index="32"><draw:object xlink:href="./Object 20" xlink:type="simple" xlink:show="embed" xlink:actuate="onLoad"/><draw:image xlink:href="./ObjectReplacements/Object 20" xlink:type="simple" xlink:show="embed" xlink:actuate="onLoad"/><svg:desc>формула</svg:desc></draw:frame><text:s/>та номер рядка матриці <draw:frame draw:style-name="fr1" draw:name="Объект21" text:anchor-type="as-char" svg:y="-0.1484in" svg:width="0.1382in" svg:height="0.1846in" draw:z-index="148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90">З рівняння (2.4) випливає, що <text:span text:style-name="T105">факторизація</text:span> відбувається за <draw:frame draw:style-name="fr1" draw:name="Объект22" text:anchor-type="as-char" svg:y="-0.1484in" svg:width="0.0874in" svg:height="0.1846in" draw:z-index="22"><draw:object xlink:href="./Object 22" xlink:type="simple" xlink:show="embed" xlink:actuate="onLoad"/><draw:image xlink:href="./ObjectReplacements/Object 22" xlink:type="simple" xlink:show="embed" xlink:actuate="onLoad"/></draw:frame><text:s/>стадій. <text:span text:style-name="T105">На кожній стадії </text:span><draw:frame draw:style-name="fr1" draw:name="Объект23" text:anchor-type="as-char" svg:y="-0.1484in" svg:width="0.0772in" svg:height="0.1846in" draw:z-index="40"><draw:object xlink:href="./Object 23" xlink:type="simple" xlink:show="embed" xlink:actuate="onLoad"/><draw:image xlink:href="./ObjectReplacements/Object 23" xlink:type="simple" xlink:show="embed" xlink:actuate="onLoad"/><svg:desc>формула</svg:desc></draw:frame><text:s/><text:span text:style-name="T105">поточний елемент </text:span><text:span text:style-name="T105"><draw:frame draw:style-name="fr1" draw:name="Объект25" text:anchor-type="as-char" svg:y="-0.1484in" svg:width="0.1626in" svg:height="0.2098in" draw:z-index="41"><draw:object xlink:href="./Object 25" xlink:type="simple" xlink:show="embed" xlink:actuate="onLoad"/><draw:image xlink:href="./ObjectReplacements/Object 25" xlink:type="simple" xlink:show="embed" xlink:actuate="onLoad"/></draw:frame></text:span><text:span text:style-name="T105"><text:s/>матриці </text:span><text:span text:style-name="T105"><draw:frame draw:style-name="fr1" draw:name="Объект24" text:anchor-type="as-char" svg:y="-0.1484in" svg:width="0.1035in" svg:height="0.1846in" draw:z-index="42"><draw:object xlink:href="./Object 24" xlink:type="simple" xlink:show="embed" xlink:actuate="onLoad"/><draw:image xlink:href="./ObjectReplacements/Object 24" xlink:type="simple" xlink:show="embed" xlink:actuate="onLoad"/></draw:frame></text:span><text:span text:style-name="T105"><text:s/>наступним чином</text:span>:</text:p>
      <text:p text:style-name="P91"><draw:frame draw:style-name="fr1" draw:name="Объект26" text:anchor-type="as-char" svg:y="-0.2807in" svg:width="1.7638in" svg:height="0.4484in" draw:z-index="91"><draw:object xlink:href="./Object 26" xlink:type="simple" xlink:show="embed" xlink:actuate="onLoad"/><draw:image xlink:href="./ObjectReplacements/Object 26" xlink:type="simple" xlink:show="embed" xlink:actuate="onLoad"/></draw:frame><text:s/>(2.5)</text:p>
      <text:p text:style-name="P92">а елемент <draw:frame draw:style-name="fr1" draw:name="Объект32" text:anchor-type="as-char" svg:y="-0.1484in" svg:width="0.1583in" svg:height="0.2098in" draw:z-index="149"><draw:object xlink:href="./Object 32" xlink:type="simple" xlink:show="embed" xlink:actuate="onLoad"/><draw:image xlink:href="./ObjectReplacements/Object 32" xlink:type="simple" xlink:show="embed" xlink:actuate="onLoad"/></draw:frame><text:s/><text:span text:style-name="T105">вже іншим</text:span>:</text:p>
      <text:p text:style-name="P91"><draw:frame draw:style-name="fr1" draw:name="Объект27" text:anchor-type="as-char" svg:y="-0.5083in" svg:width="2.0728in" svg:height="0.6827in" draw:z-index="63"><draw:object xlink:href="./Object 27" xlink:type="simple" xlink:show="embed" xlink:actuate="onLoad"/><draw:image xlink:href="./ObjectReplacements/Object 27" xlink:type="simple" xlink:show="embed" xlink:actuate="onLoad"/><svg:desc>формула</svg:desc></draw:frame><text:s/>(2.6)</text:p>
      <text:p text:style-name="P114">Елементи двох матриць обчислюються у шаховому порядку.</text:p>
      <text:p text:style-name="P93">За деяких умовах за формулами (2.5) та (2.6) значення елементів матриці <draw:frame draw:style-name="fr1" draw:name="Объект28" text:anchor-type="as-char" svg:y="-0.1484in" svg:width="0.1035in" svg:height="0.1846in" draw:z-index="3"><draw:object xlink:href="./Object 28" xlink:type="simple" xlink:show="embed" xlink:actuate="onLoad"/><draw:image xlink:href="./ObjectReplacements/Object 28" xlink:type="simple" xlink:show="embed" xlink:actuate="onLoad"/></draw:frame><text:s/>та <draw:frame draw:style-name="fr1" draw:name="Объект29" text:anchor-type="as-char" svg:y="-0.1484in" svg:width="0.1382in" svg:height="0.1846in" draw:z-index="5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можна побати як <draw:frame draw:style-name="fr1" draw:name="Объект30" text:anchor-type="as-char" svg:y="-0.1484in" svg:width="0.9744in" svg:height="0.2098in" draw:z-index="161"><draw:object xlink:href="./Object 30" xlink:type="simple" xlink:show="embed" xlink:actuate="onLoad"/><draw:image xlink:href="./ObjectReplacements/Object 30" xlink:type="simple" xlink:show="embed" xlink:actuate="onLoad"/></draw:frame>, а <draw:frame draw:style-name="fr1" draw:name="Объект31" text:anchor-type="as-char" svg:y="-0.2693in" svg:width="1.1008in" svg:height="0.4429in" draw:z-index="6"><draw:object xlink:href="./Object 31" xlink:type="simple" xlink:show="embed" xlink:actuate="onLoad"/><draw:image xlink:href="./ObjectReplacements/Object 31" xlink:type="simple" xlink:show="embed" xlink:actuate="onLoad"/><svg:desc>формула</svg:desc></draw:frame>.</text:p>
      <text:p text:style-name="P94">Так як метод називається як LUP-метод<text:span text:style-name="T110">ом</text:span>, а не LU-метод<text:span text:style-name="T110">ом</text:span>, то він має ще один вбудований крок для факторизації матриці <draw:frame draw:style-name="fr1" draw:name="Объект33" text:anchor-type="as-char" svg:y="-0.1484in" svg:width="0.1283in" svg:height="0.1846in" draw:z-index="8"><draw:object xlink:href="./Object 33" xlink:type="simple" xlink:show="embed" xlink:actuate="onLoad"/><draw:image xlink:href="./ObjectReplacements/Object 33" xlink:type="simple" xlink:show="embed" xlink:actuate="onLoad"/></draw:frame>. Так як при обрахуванні елемента <draw:frame draw:style-name="fr1" draw:name="Объект34" text:anchor-type="as-char" svg:y="-0.1484in" svg:width="0.1583in" svg:height="0.2098in" draw:z-index="9"><draw:object xlink:href="./Object 34" xlink:type="simple" xlink:show="embed" xlink:actuate="onLoad"/><draw:image xlink:href="./ObjectReplacements/Object 34" xlink:type="simple" xlink:show="embed" xlink:actuate="onLoad"/></draw:frame><text:s/>значення <draw:frame draw:style-name="fr1" draw:name="Объект35" text:anchor-type="as-char" svg:y="-0.1484in" svg:width="0.1252in" svg:height="0.2098in" draw:z-index="162"><draw:object xlink:href="./Object 35" xlink:type="simple" xlink:show="embed" xlink:actuate="onLoad"/><draw:image xlink:href="./ObjectReplacements/Object 35" xlink:type="simple" xlink:show="embed" xlink:actuate="onLoad"/></draw:frame><text:s/>може набувати від'ємного значення, що зробить розв’язання неможливим, або настільки близьким до нуля, що точність вирішення СЛАР може погіршитися.</text:p>
      <text:p text:style-name="P95">Одним з методов вирішення цієї проблеми є знаходження такого рядка <draw:frame draw:style-name="fr1" draw:name="Объект36" text:anchor-type="as-char" svg:y="-0.1484in" svg:width="0.4693in" svg:height="0.1846in" draw:z-index="35"><draw:object xlink:href="./Object 36" xlink:type="simple" xlink:show="embed" xlink:actuate="onLoad"/><draw:image xlink:href="./ObjectReplacements/Object 36" xlink:type="simple" xlink:show="embed" xlink:actuate="onLoad"/></draw:frame>, для якого:</text:p>
      <text:p text:style-name="P96"><draw:frame draw:style-name="fr1" draw:name="Объект37" text:anchor-type="as-char" svg:y="-0.1492in" svg:width="1.589in" svg:height="0.2102in" draw:z-index="36"><draw:object xlink:href="./Object 37" xlink:type="simple" xlink:show="embed" xlink:actuate="onLoad"/><draw:image xlink:href="./ObjectReplacements/Object 37" xlink:type="simple" xlink:show="embed" xlink:actuate="onLoad"/></draw:frame><text:s/><text:span text:style-name="T108">(2.7)</text:span></text:p>
      <text:p text:style-name="P95"><text:span text:style-name="T106">Після чого треба зберігти вектор </text:span><text:span text:style-name="T106"><draw:frame draw:style-name="fr1" draw:name="Объект38" text:anchor-type="as-char" svg:y="-0.1484in" svg:width="0.1154in" svg:height="0.1846in" draw:z-index="164"><draw:object xlink:href="./Object 38" xlink:type="simple" xlink:show="embed" xlink:actuate="onLoad"/><draw:image xlink:href="./ObjectReplacements/Object 38" xlink:type="simple" xlink:show="embed" xlink:actuate="onLoad"/></draw:frame></text:span><text:span text:style-name="T106">, де </text:span><text:span text:style-name="T106"><draw:frame draw:style-name="fr1" draw:name="Объект39" text:anchor-type="as-char" svg:y="-0.1484in" svg:width="1.0402in" svg:height="0.2098in" draw:z-index="37"><draw:object xlink:href="./Object 39" xlink:type="simple" xlink:show="embed" xlink:actuate="onLoad"/><draw:image xlink:href="./ObjectReplacements/Object 39" xlink:type="simple" xlink:show="embed" xlink:actuate="onLoad"/></draw:frame></text:span><text:span text:style-name="T106"><text:s/>зберігає оригінальний номер рядка матриці </text:span><text:span text:style-name="T106"><draw:frame draw:style-name="fr1" draw:name="Объект40" text:anchor-type="as-char" svg:y="-0.1484in" svg:width="0.1283in" svg:height="0.1846in" draw:z-index="39"><draw:object xlink:href="./Object 40" xlink:type="simple" xlink:show="embed" xlink:actuate="onLoad"/><draw:image xlink:href="./ObjectReplacements/Object 40" xlink:type="simple" xlink:show="embed" xlink:actuate="onLoad"/></draw:frame></text:span>. <text:span text:style-name="T107">По замовчуванням матриця </text:span><text:span text:style-name="T107"><draw:frame draw:style-name="fr1" draw:name="Объект46" text:anchor-type="as-char" svg:y="-0.1484in" svg:width="0.1154in" svg:height="0.1846in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107"><text:s/>має наступну початкову конфігурацію перед факторизацією: </text:span><text:span text:style-name="T107"><draw:frame draw:style-name="fr1" draw:name="Объект47" text:anchor-type="as-char" svg:y="-0.1484in" svg:width="0.8492in" svg:height="0.2098in" draw:z-index="44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95"><text:s/><text:span text:style-name="T107">Так як перед обрахуванням елементів матриці </text:span><text:span text:style-name="T107"><draw:frame draw:style-name="fr1" draw:name="Объект41" text:anchor-type="as-char" svg:y="-0.1484in" svg:width="0.1035in" svg:height="0.1846in" draw:z-index="45"><draw:object xlink:href="./Object 41" xlink:type="simple" xlink:show="embed" xlink:actuate="onLoad"/><draw:image xlink:href="./ObjectReplacements/Object 41" xlink:type="simple" xlink:show="embed" xlink:actuate="onLoad"/></draw:frame></text:span><text:span text:style-name="T107"><text:s/>та </text:span><text:span text:style-name="T107"><draw:frame draw:style-name="fr1" draw:name="Объект42" text:anchor-type="as-char" svg:y="-0.1484in" svg:width="0.1382in" svg:height="0.1846in" draw:z-index="46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07"><text:s/>в ітерації </text:span><text:span text:style-name="T107"><draw:frame draw:style-name="fr1" draw:name="Объект43" text:anchor-type="as-char" svg:y="-0.1484in" svg:width="0.0772in" svg:height="0.1846in" draw:z-index="47"><draw:object xlink:href="./Object 43" xlink:type="simple" xlink:show="embed" xlink:actuate="onLoad"/><draw:image xlink:href="./ObjectReplacements/Object 43" xlink:type="simple" xlink:show="embed" xlink:actuate="onLoad"/></draw:frame></text:span><text:span text:style-name="T107"><text:s/>елементи рядків </text:span><text:span text:style-name="T107"><draw:frame draw:style-name="fr1" draw:name="Объект45" text:anchor-type="as-char" svg:y="-0.1484in" svg:width="0.4311in" svg:height="0.1846in" draw:z-index="48"><draw:object xlink:href="./Object 45" xlink:type="simple" xlink:show="embed" xlink:actuate="onLoad"/><draw:image xlink:href="./ObjectReplacements/Object 45" xlink:type="simple" xlink:show="embed" xlink:actuate="onLoad"/></draw:frame></text:span><text:span text:style-name="T107"><text:s/>є незмінними до цього часу, то слід зробити перестановку </text:span><text:soft-page-break/><text:span text:style-name="T107">перед поточною ітерацією </text:span><text:span text:style-name="T107"><draw:frame draw:style-name="fr1" draw:name="Объект44" text:anchor-type="as-char" svg:y="-0.1484in" svg:width="0.0772in" svg:height="0.1846in" draw:z-index="49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07">, а також обміняти </text:span><text:span text:style-name="T108">місцями значення </text:span><text:span text:style-name="T108"><draw:frame draw:style-name="fr1" draw:name="Объект48" text:anchor-type="as-char" svg:y="-0.1484in" svg:width="0.161in" svg:height="0.2098in" draw:z-index="165"><draw:object xlink:href="./Object 48" xlink:type="simple" xlink:show="embed" xlink:actuate="onLoad"/><draw:image xlink:href="./ObjectReplacements/Object 48" xlink:type="simple" xlink:show="embed" xlink:actuate="onLoad"/></draw:frame></text:span><text:span text:style-name="T108"><text:s/>та </text:span><text:span text:style-name="T108"><draw:frame draw:style-name="fr1" draw:name="Объект49" text:anchor-type="as-char" svg:y="-0.1484in" svg:width="0.161in" svg:height="0.2098in" draw:z-index="50"><draw:object xlink:href="./Object 49" xlink:type="simple" xlink:show="embed" xlink:actuate="onLoad"/><draw:image xlink:href="./ObjectReplacements/Object 49" xlink:type="simple" xlink:show="embed" xlink:actuate="onLoad"/></draw:frame></text:span><text:span text:style-name="T108">, де </text:span><text:span text:style-name="T108"><draw:frame draw:style-name="fr1" draw:name="Объект50" text:anchor-type="as-char" svg:y="-0.1484in" svg:width="0.0772in" svg:height="0.1846in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108"><text:s/>— поточний номер ітерації, а </text:span><text:span text:style-name="T108"><draw:frame draw:style-name="fr1" draw:name="Объект51" text:anchor-type="as-char" svg:y="-0.1484in" svg:width="0.05in" svg:height="0.1846in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108"><text:s/>— значення рядка, для якого формула (2.7) </text:span><text:span text:style-name="T109">коректною</text:span><text:span text:style-name="T106">.</text:span></text:p>
      <text:p text:style-name="P97">В результаті факторизації ми маємо наступне рівняння СЛАР:</text:p>
      <text:p text:style-name="P98"><draw:frame draw:style-name="fr1" draw:name="Объект52" text:anchor-type="as-char" svg:y="-0.1484in" svg:width="0.5917in" svg:height="0.1846in" draw:z-index="53"><draw:object xlink:href="./Object 52" xlink:type="simple" xlink:show="embed" xlink:actuate="onLoad"/><draw:image xlink:href="./ObjectReplacements/Object 52" xlink:type="simple" xlink:show="embed" xlink:actuate="onLoad"/></draw:frame><text:s/>(2.8)</text:p>
      <text:p text:style-name="P97">Далі рівняння (2.8) можна перезаписати як:</text:p>
      <text:p text:style-name="P98"><draw:frame draw:style-name="fr1" draw:name="Объект53" text:anchor-type="as-char" svg:y="-0.1484in" svg:width="1.0366in" svg:height="0.1846in" draw:z-index="54"><draw:object xlink:href="./Object 53" xlink:type="simple" xlink:show="embed" xlink:actuate="onLoad"/><draw:image xlink:href="./ObjectReplacements/Object 53" xlink:type="simple" xlink:show="embed" xlink:actuate="onLoad"/></draw:frame><text:s/>(2.9)</text:p>
      <text:p text:style-name="P97">Потім в нас з (2.9) з’являється наступне рівняння для розв’язку <draw:frame draw:style-name="fr1" draw:name="Объект54" text:anchor-type="as-char" svg:y="-0.1484in" svg:width="0.1161in" svg:height="0.1846in" draw:z-index="55"><draw:object xlink:href="./Object 54" xlink:type="simple" xlink:show="embed" xlink:actuate="onLoad"/><draw:image xlink:href="./ObjectReplacements/Object 54" xlink:type="simple" xlink:show="embed" xlink:actuate="onLoad"/></draw:frame>:</text:p>
      <text:p text:style-name="P98"><draw:frame draw:style-name="fr1" draw:name="Объект55" text:anchor-type="as-char" svg:y="-0.1484in" svg:width="0.4681in" svg:height="0.1846in" draw:z-index="56"><draw:object xlink:href="./Object 55" xlink:type="simple" xlink:show="embed" xlink:actuate="onLoad"/><draw:image xlink:href="./ObjectReplacements/Object 55" xlink:type="simple" xlink:show="embed" xlink:actuate="onLoad"/></draw:frame><text:s/>(2.10)</text:p>
      <text:p text:style-name="P97">А також (2.9) можна перетворити для розв’язку <draw:frame draw:style-name="fr1" draw:name="Объект56" text:anchor-type="as-char" svg:y="-0.1484in" svg:width="0.1299in" svg:height="0.1846in" draw:z-index="57"><draw:object xlink:href="./Object 56" xlink:type="simple" xlink:show="embed" xlink:actuate="onLoad"/><draw:image xlink:href="./ObjectReplacements/Object 56" xlink:type="simple" xlink:show="embed" xlink:actuate="onLoad"/><svg:desc>формула</svg:desc></draw:frame>:</text:p>
      <text:p text:style-name="P98"><draw:frame draw:style-name="fr1" draw:name="Объект57" text:anchor-type="as-char" svg:y="-0.1484in" svg:width="0.4917in" svg:height="0.1846in" draw:z-index="58"><draw:object xlink:href="./Object 57" xlink:type="simple" xlink:show="embed" xlink:actuate="onLoad"/><draw:image xlink:href="./ObjectReplacements/Object 57" xlink:type="simple" xlink:show="embed" xlink:actuate="onLoad"/><svg:desc>формула</svg:desc></draw:frame><text:s/>(2.11)</text:p>
      <text:p text:style-name="P97">Так як <draw:frame draw:style-name="fr1" draw:name="Объект59" text:anchor-type="as-char" svg:y="-0.1484in" svg:width="0.1035in" svg:height="0.1846in" draw:z-index="166"><draw:object xlink:href="./Object 59" xlink:type="simple" xlink:show="embed" xlink:actuate="onLoad"/><draw:image xlink:href="./ObjectReplacements/Object 59" xlink:type="simple" xlink:show="embed" xlink:actuate="onLoad"/></draw:frame><text:s/>є трикутною матрицею, то для розв’язку <draw:frame draw:style-name="fr1" draw:name="Объект58" text:anchor-type="as-char" svg:y="-0.1484in" svg:width="0.1161in" svg:height="0.1846in" draw:z-index="167"><draw:object xlink:href="./Object 58" xlink:type="simple" xlink:show="embed" xlink:actuate="onLoad"/><draw:image xlink:href="./ObjectReplacements/Object 58" xlink:type="simple" xlink:show="embed" xlink:actuate="onLoad"/><svg:desc>формула</svg:desc></draw:frame><text:s/>ми можемо перетворити рівняння (2.10) на наступне:</text:p>
      <text:p text:style-name="P98"><draw:frame draw:style-name="fr1" draw:name="Объект60" text:anchor-type="as-char" svg:y="-0.5083in" svg:width="1.8193in" svg:height="0.6827in" draw:z-index="168"><draw:object xlink:href="./Object 60" xlink:type="simple" xlink:show="embed" xlink:actuate="onLoad"/><draw:image xlink:href="./ObjectReplacements/Object 60" xlink:type="simple" xlink:show="embed" xlink:actuate="onLoad"/></draw:frame></text:p>
      <text:p text:style-name="P99">де <draw:frame draw:style-name="fr1" draw:name="Объект76" text:anchor-type="as-char" svg:y="-0.1484in" svg:width="0.1154in" svg:height="0.1846in" draw:z-index="59"><draw:object xlink:href="./Object 76" xlink:type="simple" xlink:show="embed" xlink:actuate="onLoad"/><draw:image xlink:href="./ObjectReplacements/Object 76" xlink:type="simple" xlink:show="embed" xlink:actuate="onLoad"/><svg:desc>формула</svg:desc></draw:frame><text:s/><text:span text:style-name="T116">— </text:span>вектор перестановки для матриці <draw:frame draw:style-name="fr1" draw:name="Объект77" text:anchor-type="as-char" svg:y="-0.1484in" svg:width="0.1283in" svg:height="0.1846in" draw:z-index="169"><draw:object xlink:href="./Object 77" xlink:type="simple" xlink:show="embed" xlink:actuate="onLoad"/><draw:image xlink:href="./ObjectReplacements/Object 77" xlink:type="simple" xlink:show="embed" xlink:actuate="onLoad"/><svg:desc>формула</svg:desc></draw:frame><text:span text:style-name="T116">.</text:span></text:p>
      <text:p text:style-name="P97">Так як <draw:frame draw:style-name="fr1" draw:name="Объект61" text:anchor-type="as-char" svg:y="-0.1484in" svg:width="0.1382in" svg:height="0.1846in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text:s/>теж є трикутною матрицею, то вектор-стовпець розв’язок <draw:frame draw:style-name="fr1" draw:name="Объект62" text:anchor-type="as-char" svg:y="-0.1484in" svg:width="0.1299in" svg:height="0.1846in" draw:z-index="61"><draw:object xlink:href="./Object 62" xlink:type="simple" xlink:show="embed" xlink:actuate="onLoad"/><draw:image xlink:href="./ObjectReplacements/Object 62" xlink:type="simple" xlink:show="embed" xlink:actuate="onLoad"/></draw:frame><text:s/>можна перезаписати за допомогою формули (2.11) як:</text:p>
      <text:p text:style-name="P98"><draw:frame draw:style-name="fr1" draw:name="Объект63" text:anchor-type="as-char" svg:y="-0.2807in" svg:width="1.8492in" svg:height="0.4484in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101"/>
      <text:p text:style-name="P102"><text:span text:style-name="T117">2</text:span>.2.<text:tab/>Метод Гауса-<text:span text:style-name="T112">Холецького</text:span></text:p>
      <text:p text:style-name="P103">Цей метод використовується для розв’язання СЛАР з матрицею коефіцієнтів <draw:frame draw:style-name="fr1" draw:name="Объект65" text:anchor-type="as-char" svg:y="-0.1484in" svg:width="0.1283in" svg:height="0.1846in" draw:z-index="64"><draw:object xlink:href="./Object 65" xlink:type="simple" xlink:show="embed" xlink:actuate="onLoad"/><draw:image xlink:href="./ObjectReplacements/Object 65" xlink:type="simple" xlink:show="embed" xlink:actuate="onLoad"/></draw:frame>, яка <text:span text:style-name="T160">має бути</text:span> емітовою. Він грунтується на розкладанні матриці на добуток матирць <draw:frame draw:style-name="fr1" draw:name="Объект66" text:anchor-type="as-char" svg:y="-0.1484in" svg:width="0.1035in" svg:height="0.1846in" draw:z-index="66"><draw:object xlink:href="./Object 66" xlink:type="simple" xlink:show="embed" xlink:actuate="onLoad"/><draw:image xlink:href="./ObjectReplacements/Object 66" xlink:type="simple" xlink:show="embed" xlink:actuate="onLoad"/></draw:frame>, <draw:frame draw:style-name="fr1" draw:name="Объект67" text:anchor-type="as-char" svg:y="-0.1484in" svg:width="0.1366in" svg:height="0.1846in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text:s/>та <draw:frame draw:style-name="fr1" draw:name="Объект68" text:anchor-type="as-char" svg:y="-0.172in" svg:width="0.1571in" svg:height="0.2083in" draw:z-index="70"><draw:object xlink:href="./Object 68" xlink:type="simple" xlink:show="embed" xlink:actuate="onLoad"/><draw:image xlink:href="./ObjectReplacements/Object 68" xlink:type="simple" xlink:show="embed" xlink:actuate="onLoad"/><svg:desc>формула</svg:desc></draw:frame>:</text:p>
      <text:p text:style-name="P104"><draw:frame draw:style-name="fr1" draw:name="Объект69" text:anchor-type="as-char" svg:y="-0.172in" svg:width="0.6374in" svg:height="0.2083in" draw:z-index="71"><draw:object xlink:href="./Object 69" xlink:type="simple" xlink:show="embed" xlink:actuate="onLoad"/><draw:image xlink:href="./ObjectReplacements/Object 69" xlink:type="simple" xlink:show="embed" xlink:actuate="onLoad"/></draw:frame><text:s/>(2.12)</text:p>
      <text:p text:style-name="P103">де <draw:frame draw:style-name="fr1" draw:name="Объект70" text:anchor-type="as-char" svg:y="-0.1484in" svg:width="0.1035in" svg:height="0.1846in" draw:z-index="170"><draw:object xlink:href="./Object 70" xlink:type="simple" xlink:show="embed" xlink:actuate="onLoad"/><draw:image xlink:href="./ObjectReplacements/Object 70" xlink:type="simple" xlink:show="embed" xlink:actuate="onLoad"/><svg:desc>формула</svg:desc></draw:frame><text:s/>— нижня трикутна матриця, <draw:frame draw:style-name="fr1" draw:name="Объект71" text:anchor-type="as-char" svg:y="-0.1484in" svg:width="0.1366in" svg:height="0.1846in" draw:z-index="171"><draw:object xlink:href="./Object 71" xlink:type="simple" xlink:show="embed" xlink:actuate="onLoad"/><draw:image xlink:href="./ObjectReplacements/Object 71" xlink:type="simple" xlink:show="embed" xlink:actuate="onLoad"/><svg:desc>формула</svg:desc></draw:frame><text:s/>— діагональна матриця, <draw:frame draw:style-name="fr1" draw:name="Объект72" text:anchor-type="as-char" svg:y="-0.1484in" svg:width="0.0161in" svg:height="0.1846in" draw:z-index="72"><draw:object xlink:href="./Object 72" xlink:type="simple" xlink:show="embed" xlink:actuate="onLoad"/><draw:image xlink:href="./ObjectReplacements/Object 72" xlink:type="simple" xlink:show="embed" xlink:actuate="onLoad"/></draw:frame><draw:frame draw:style-name="fr1" draw:name="Объект73" text:anchor-type="as-char" svg:y="-0.172in" svg:width="0.1571in" svg:height="0.2083in" draw:z-index="73"><draw:object xlink:href="./Object 73" xlink:type="simple" xlink:show="embed" xlink:actuate="onLoad"/><draw:image xlink:href="./ObjectReplacements/Object 73" xlink:type="simple" xlink:show="embed" xlink:actuate="onLoad"/><svg:desc>формула</svg:desc></draw:frame><text:s/>— комплексно спряжененя матриця до матриці <draw:frame draw:style-name="fr1" draw:name="Объект74" text:anchor-type="as-char" svg:y="-0.1484in" svg:width="0.1035in" svg:height="0.1846in" draw:z-index="74"><draw:object xlink:href="./Object 74" xlink:type="simple" xlink:show="embed" xlink:actuate="onLoad"/><draw:image xlink:href="./ObjectReplacements/Object 74" xlink:type="simple" xlink:show="embed" xlink:actuate="onLoad"/><svg:desc>формула</svg:desc></draw:frame><text:s/>та <text:span text:style-name="T159">є</text:span> верхньо трикутною <text:span text:style-name="T159">до неї</text:span>.</text:p>
      <text:p text:style-name="P103">З виразу <text:span text:style-name="T117">(2.12) </text:span><text:span text:style-name="T118">випливає, що кожен елемент матриці </text:span><text:span text:style-name="T118"><draw:frame draw:style-name="fr1" draw:name="Объект75" text:anchor-type="as-char" svg:y="-0.1484in" svg:width="0.1283in" svg:height="0.1846in" draw:z-index="75"><draw:object xlink:href="./Object 75" xlink:type="simple" xlink:show="embed" xlink:actuate="onLoad"/><draw:image xlink:href="./ObjectReplacements/Object 75" xlink:type="simple" xlink:show="embed" xlink:actuate="onLoad"/></draw:frame></text:span><text:span text:style-name="T118"><text:s/>можна записати як:</text:span></text:p>
      <text:p text:style-name="P100"><text:soft-page-break/><draw:frame draw:style-name="fr1" draw:name="Объект78" text:anchor-type="as-char" svg:y="-0.2807in" svg:width="1.5417in" svg:height="0.4484in" draw:z-index="172"><draw:object xlink:href="./Object 78" xlink:type="simple" xlink:show="embed" xlink:actuate="onLoad"/><draw:image xlink:href="./ObjectReplacements/Object 78" xlink:type="simple" xlink:show="embed" xlink:actuate="onLoad"/></draw:frame><text:s/>(2.13)</text:p>
      <text:p text:style-name="P105">де <draw:frame draw:style-name="fr1" draw:name="Объект79" text:anchor-type="as-char" svg:y="-0.1484in" svg:width="0.1453in" svg:height="0.2098in" draw:z-index="173"><draw:object xlink:href="./Object 79" xlink:type="simple" xlink:show="embed" xlink:actuate="onLoad"/><draw:image xlink:href="./ObjectReplacements/Object 79" xlink:type="simple" xlink:show="embed" xlink:actuate="onLoad"/></draw:frame><text:s/>— <text:s/>елемент, комплексно-спряжений до <draw:frame draw:style-name="fr1" draw:name="Объект80" text:anchor-type="as-char" svg:y="-0.1484in" svg:width="0.1453in" svg:height="0.2098in" draw:z-index="76"><draw:object xlink:href="./Object 80" xlink:type="simple" xlink:show="embed" xlink:actuate="onLoad"/><draw:image xlink:href="./ObjectReplacements/Object 80" xlink:type="simple" xlink:show="embed" xlink:actuate="onLoad"/><svg:desc>формула</svg:desc></draw:frame>.</text:p>
      <text:p text:style-name="P106">У випадку, якщо <draw:frame draw:style-name="fr1" draw:name="Объект81" text:anchor-type="as-char" svg:y="-0.1484in" svg:width="0.2661in" svg:height="0.1846in" draw:z-index="181"><draw:object xlink:href="./Object 81" xlink:type="simple" xlink:show="embed" xlink:actuate="onLoad"/><draw:image xlink:href="./ObjectReplacements/Object 81" xlink:type="simple" xlink:show="embed" xlink:actuate="onLoad"/></draw:frame>, то можна одержати наступне рівняння:</text:p>
      <text:p text:style-name="P107"><draw:frame draw:style-name="fr1" draw:name="Объект82" text:anchor-type="as-char" svg:y="-0.2807in" svg:width="1.3256in" svg:height="0.4484in" draw:z-index="182"><draw:object xlink:href="./Object 82" xlink:type="simple" xlink:show="embed" xlink:actuate="onLoad"/><draw:image xlink:href="./ObjectReplacements/Object 82" xlink:type="simple" xlink:show="embed" xlink:actuate="onLoad"/></draw:frame><text:s/>(2.14)</text:p>
      <text:p text:style-name="P108">Якщо <draw:frame draw:style-name="fr1" draw:name="Объект83" text:anchor-type="as-char" svg:y="-0.1484in" svg:width="0.8457in" svg:height="0.2098in" draw:z-index="78"><draw:object xlink:href="./Object 83" xlink:type="simple" xlink:show="embed" xlink:actuate="onLoad"/><draw:image xlink:href="./ObjectReplacements/Object 83" xlink:type="simple" xlink:show="embed" xlink:actuate="onLoad"/></draw:frame>, то вираз (2.14) можна перезаписати вже ось так:</text:p>
      <text:p text:style-name="P109"><draw:frame draw:style-name="fr1" draw:name="Объект84" text:anchor-type="as-char" svg:y="-0.2807in" svg:width="2.0701in" svg:height="0.4484in" draw:z-index="82"><draw:object xlink:href="./Object 84" xlink:type="simple" xlink:show="embed" xlink:actuate="onLoad"/><draw:image xlink:href="./ObjectReplacements/Object 84" xlink:type="simple" xlink:show="embed" xlink:actuate="onLoad"/></draw:frame><text:s/>(2.15)</text:p>
      <text:p text:style-name="P108">Тепер якщо <draw:frame draw:style-name="fr1" draw:name="Объект85" text:anchor-type="as-char" svg:y="-0.1484in" svg:width="0.2417in" svg:height="0.1846in" draw:z-index="83"><draw:object xlink:href="./Object 85" xlink:type="simple" xlink:show="embed" xlink:actuate="onLoad"/><draw:image xlink:href="./ObjectReplacements/Object 85" xlink:type="simple" xlink:show="embed" xlink:actuate="onLoad"/><svg:desc>формула</svg:desc></draw:frame>, то вираз (2.14) вже буде мати наступний вигляд:</text:p>
      <text:p text:style-name="P109"><draw:frame draw:style-name="fr1" draw:name="Объект86" text:anchor-type="as-char" svg:y="-0.5083in" svg:width="2.728in" svg:height="0.6827in" draw:z-index="84"><draw:object xlink:href="./Object 86" xlink:type="simple" xlink:show="embed" xlink:actuate="onLoad"/><draw:image xlink:href="./ObjectReplacements/Object 86" xlink:type="simple" xlink:show="embed" xlink:actuate="onLoad"/></draw:frame><text:s/>(2.16)</text:p>
      <text:p text:style-name="P110">Таким чином, LDL факторизація матриці відбувається за <draw:frame draw:style-name="fr1" draw:name="Объект87" text:anchor-type="as-char" svg:y="-0.1484in" svg:width="0.0874in" svg:height="0.1846in" draw:z-index="85"><draw:object xlink:href="./Object 87" xlink:type="simple" xlink:show="embed" xlink:actuate="onLoad"/><draw:image xlink:href="./ObjectReplacements/Object 87" xlink:type="simple" xlink:show="embed" xlink:actuate="onLoad"/></draw:frame><text:s/>ітерацій. Всі елементи <draw:frame draw:style-name="fr1" draw:name="Объект91" text:anchor-type="as-char" svg:y="-0.1484in" svg:width="0.6236in" svg:height="0.2098in" draw:z-index="86"><draw:object xlink:href="./Object 91" xlink:type="simple" xlink:show="embed" xlink:actuate="onLoad"/><draw:image xlink:href="./ObjectReplacements/Object 91" xlink:type="simple" xlink:show="embed" xlink:actuate="onLoad"/></draw:frame><text:s/>дорвівнюють 1. На кожній ітерації <draw:frame draw:style-name="fr1" draw:name="Объект88" text:anchor-type="as-char" svg:y="-0.1484in" svg:width="0.0772in" svg:height="0.1846in" draw:z-index="87"><draw:object xlink:href="./Object 88" xlink:type="simple" xlink:show="embed" xlink:actuate="onLoad"/><draw:image xlink:href="./ObjectReplacements/Object 88" xlink:type="simple" xlink:show="embed" xlink:actuate="onLoad"/></draw:frame><text:s/>треба обчислити значення елементів <draw:frame draw:style-name="fr1" draw:name="Объект89" text:anchor-type="as-char" svg:y="-0.1484in" svg:width="0.1693in" svg:height="0.2098in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text:s/><text:span text:style-name="T119">за формулою (2.15)</text:span>, а потім — <draw:frame draw:style-name="fr1" draw:name="Объект90" text:anchor-type="as-char" svg:y="-0.1484in" svg:width="0.1098in" svg:height="0.2098in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text:span text:style-name="T119">за (2.16)</text:span>.</text:p>
      <text:p text:style-name="P111">Після факторизації матриці <draw:frame draw:style-name="fr1" draw:name="Объект92" text:anchor-type="as-char" svg:y="-0.1484in" svg:width="0.1283in" svg:height="0.1846in" draw:z-index="90"><draw:object xlink:href="./Object 92" xlink:type="simple" xlink:show="embed" xlink:actuate="onLoad"/><draw:image xlink:href="./ObjectReplacements/Object 92" xlink:type="simple" xlink:show="embed" xlink:actuate="onLoad"/></draw:frame><text:s/>ми отримаємо наступне рівняння:</text:p>
      <text:p text:style-name="P112"><draw:frame draw:style-name="fr1" draw:name="Объект93" text:anchor-type="as-char" svg:y="-0.172in" svg:width="0.7689in" svg:height="0.2083in" draw:z-index="92"><draw:object xlink:href="./Object 93" xlink:type="simple" xlink:show="embed" xlink:actuate="onLoad"/><draw:image xlink:href="./ObjectReplacements/Object 93" xlink:type="simple" xlink:show="embed" xlink:actuate="onLoad"/></draw:frame><text:s/>(2.17)</text:p>
      <text:p text:style-name="P111">Вираз (2.17) можна перезаписати як:</text:p>
      <text:p text:style-name="P112"><draw:frame draw:style-name="fr1" draw:name="Объект94" text:anchor-type="as-char" svg:y="-0.172in" svg:width="1.4161in" svg:height="0.2083in" draw:z-index="183"><draw:object xlink:href="./Object 94" xlink:type="simple" xlink:show="embed" xlink:actuate="onLoad"/><draw:image xlink:href="./ObjectReplacements/Object 94" xlink:type="simple" xlink:show="embed" xlink:actuate="onLoad"/></draw:frame><text:s/>(2.18)</text:p>
      <text:p text:style-name="P111">далі як:</text:p>
      <text:p text:style-name="P112"><draw:frame draw:style-name="fr1" draw:name="Объект95" text:anchor-type="as-char" svg:y="-0.172in" svg:width="1.3083in" svg:height="0.2083in" draw:z-index="95"><draw:object xlink:href="./Object 95" xlink:type="simple" xlink:show="embed" xlink:actuate="onLoad"/><draw:image xlink:href="./ObjectReplacements/Object 95" xlink:type="simple" xlink:show="embed" xlink:actuate="onLoad"/></draw:frame><text:s/>(2.19)</text:p>
      <text:p text:style-name="P111">в кінці вже як:</text:p>
      <text:p text:style-name="P113"><text:span text:style-name="T119"><draw:frame draw:style-name="fr1" draw:name="Объект97" text:anchor-type="as-char" svg:y="-0.172in" svg:width="0.5516in" svg:height="0.2083in" draw:z-index="96"><draw:object xlink:href="./Object 97" xlink:type="simple" xlink:show="embed" xlink:actuate="onLoad"/><draw:image xlink:href="./ObjectReplacements/Object 97" xlink:type="simple" xlink:show="embed" xlink:actuate="onLoad"/></draw:frame></text:span><text:span text:style-name="T119"><text:s/>(2.20)</text:span></text:p>
      <text:p text:style-name="P111">З рівності (2.18) випливає, що:</text:p>
      <text:p text:style-name="P112"><draw:frame draw:style-name="fr1" draw:name="Объект96" text:anchor-type="as-char" svg:y="-0.2807in" svg:width="1.7346in" svg:height="0.4484in" draw:z-index="184"><draw:object xlink:href="./Object 96" xlink:type="simple" xlink:show="embed" xlink:actuate="onLoad"/><draw:image xlink:href="./ObjectReplacements/Object 96" xlink:type="simple" xlink:show="embed" xlink:actuate="onLoad"/></draw:frame></text:p>
      <text:p text:style-name="P111">З виразу (2.19):</text:p>
      <text:p text:style-name="P112"><draw:frame draw:style-name="fr1" draw:name="Объект98" text:anchor-type="as-char" svg:y="-0.2693in" svg:width="1.1134in" svg:height="0.4429in" draw:z-index="185"><draw:object xlink:href="./Object 98" xlink:type="simple" xlink:show="embed" xlink:actuate="onLoad"/><draw:image xlink:href="./ObjectReplacements/Object 98" xlink:type="simple" xlink:show="embed" xlink:actuate="onLoad"/></draw:frame></text:p>
      <text:p text:style-name="P111">Далі з (2.20) випливає остаточним вираз обчислення вектора <draw:frame draw:style-name="fr1" draw:name="Объект99" text:anchor-type="as-char" svg:y="-0.1484in" svg:width="0.1299in" svg:height="0.1846in" draw:z-index="97"><draw:object xlink:href="./Object 99" xlink:type="simple" xlink:show="embed" xlink:actuate="onLoad"/><draw:image xlink:href="./ObjectReplacements/Object 99" xlink:type="simple" xlink:show="embed" xlink:actuate="onLoad"/></draw:frame>:</text:p>
      <text:p text:style-name="P112"><text:soft-page-break/><draw:frame draw:style-name="fr1" draw:name="Объект100" text:anchor-type="as-char" svg:y="-0.2807in" svg:width="1.8055in" svg:height="0.4484in" draw:z-index="98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11"/>
      <text:p text:style-name="P102"><text:span text:style-name="T117">2</text:span>.3.<text:tab/>Метод обертання</text:p>
      <text:p text:style-name="P115">Немає відповідної літератури</text:p>
      <text:p text:style-name="P34"><text:span text:style-name="T94">3 <text:s text:c="2"/>О</text:span><text:span text:style-name="T95">ПИС АЛГОРИТМІВ</text:span></text:p>
      <text:p text:style-name="P38"/>
      <text:p text:style-name="P116">Перелік всіх основних змінних та їхнє призначення наведено в таблиці 3.1.</text:p>
      <text:p text:style-name="P116">Таблиця 3.1 — Основні змінні та їхні призначення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6">Змінна</text:p>
          </table:table-cell>
          <table:table-cell table:style-name="Таблица3.B1" office:value-type="string">
            <text:p text:style-name="P76">Призначення</text:p>
          </table:table-cell>
        </table:table-row>
        <table:table-row>
          <table:table-cell table:style-name="Таблица3.A2" office:value-type="string">
            <text:p text:style-name="P77">A</text:p>
          </table:table-cell>
          <table:table-cell table:style-name="Таблица3.B2" office:value-type="string">
            <text:p text:style-name="P77">Матриця коефіцієнтів</text:p>
          </table:table-cell>
        </table:table-row>
        <table:table-row>
          <table:table-cell table:style-name="Таблица3.A2" office:value-type="string">
            <text:p text:style-name="P77">B</text:p>
          </table:table-cell>
          <table:table-cell table:style-name="Таблица3.B2" office:value-type="string">
            <text:p text:style-name="P77">Вектор вільних коефіцієнтів</text:p>
          </table:table-cell>
        </table:table-row>
        <table:table-row>
          <table:table-cell table:style-name="Таблица3.A2" office:value-type="string">
            <text:p text:style-name="P80">IsSolvable</text:p>
          </table:table-cell>
          <table:table-cell table:style-name="Таблица3.B2" office:value-type="string">
            <text:p text:style-name="P77">Ознака можливості вирішення СЛАР</text:p>
          </table:table-cell>
        </table:table-row>
      </table:table>
      <text:p text:style-name="P117">3.1. Загальний алгоритм</text:p>
      <text:list text:continue-numbering="true" text:style-name="Numbering_20_123">
        <text:list-item text:start-value="1">
          <text:p text:style-name="P196">ПОЧАТОК</text:p>
        </text:list-item>
        <text:list-item>
          <text:p text:style-name="P196">Зчитати розмірність системи.</text:p>
        </text:list-item>
        <text:list-item>
          <text:p text:style-name="P196">Зчитати матрицю системи та стовпець вільних членів:</text:p>
          <text:list>
            <text:list-item>
              <text:p text:style-name="P197">Зчитати матрицю <text:span text:style-name="T128">коефіцієнтів</text:span>:</text:p>
              <text:list>
                <text:list-item>
                  <text:p text:style-name="P198">Цикл проходу по всіх рядках матриці системи <text:span text:style-name="T125">(</text:span><text:span text:style-name="T125"><draw:frame draw:style-name="fr1" draw:name="Объект101" text:anchor-type="as-char" svg:y="-0.1484in" svg:width="0.1193in" svg:height="0.2098in" draw:z-index="99"><draw:object xlink:href="./Object 101" xlink:type="simple" xlink:show="embed" xlink:actuate="onLoad"/><draw:image xlink:href="./ObjectReplacements/Object 101" xlink:type="simple" xlink:show="embed" xlink:actuate="onLoad"/></draw:frame></text:span><text:span text:style-name="T125"> — </text:span><text:span text:style-name="T127">поточний рядок</text:span><text:span text:style-name="T125">):</text:span></text:p>
                  <text:list>
                    <text:list-item>
                      <text:p text:style-name="P197">Цикл проходу всіх стовпцях матриці системи <text:span text:style-name="T127">(</text:span><text:span text:style-name="T125"><draw:frame draw:style-name="fr1" draw:name="Объект102" text:anchor-type="as-char" svg:y="-0.1484in" svg:width="0.148in" svg:height="0.2098in" draw:z-index="10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125"> — </text:span><text:span text:style-name="T127">поточний рядок):</text:span></text:p>
                      <text:list>
                        <text:list-item>
                          <text:p text:style-name="P197">ЯКЩО поточний елемент матриці – вірно записане число, ТО записати його в відповідну комірку <text:span text:style-name="T127">A</text:span>. ІНАКШЕ видати повідомлення про помилку та перейти до пункту 8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7">Зчитати <text:span text:style-name="T127">в</text:span><text:span text:style-name="T128">ектор вільних коефіцієнтів</text:span>:</text:p>
              <text:list>
                <text:list-item>
                  <text:p text:style-name="P197">Цикл проходу по всіх елементах стовпця вільного членів:</text:p>
                  <text:list>
                    <text:list-item>
                      <text:p text:style-name="P197">Якщо поточний елемент <text:span text:style-name="T127">в</text:span><text:span text:style-name="T128">ектор</text:span><text:span text:style-name="T129">а</text:span><text:span text:style-name="T128"> вільних коефіцієнтів</text:span> – вірно записане число, ТО записати його в відповідну комірку <text:span text:style-name="T127">B</text:span>. ІНАКШЕ видати повідомлення про помилку та перейти до пункту 8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ЯКЩО обраний <text:span text:style-name="T124">LUP-</text:span>метод, ТО обробити дані згідно алгоритму методу Якобі (підрозділ 3.2).</text:p>
        </text:list-item>
        <text:list-item>
          <text:p text:style-name="P196">ЯКЩО обраний метод <text:span text:style-name="T124">Гауса-Зейделя</text:span>, ТО обробити дані згідно алгоритму методу Якобі (підрозділ 3.<text:span text:style-name="T124">3</text:span>).</text:p>
        </text:list-item>
        <text:list-item>
          <text:p text:style-name="P196"><text:soft-page-break/>ЯКЩО обраний метод <text:span text:style-name="T124">обертання</text:span>, ТО обробити дані згідно алгоритму методу Якобі (підрозділ 3.<text:span text:style-name="T124">4</text:span>).</text:p>
        </text:list-item>
        <text:list-item>
          <text:p text:style-name="P196">ЯКЩО <text:span text:style-name="T125">IsSolvable </text:span><text:span text:style-name="T126">дорівнює правді</text:span>, ТО:</text:p>
          <text:list>
            <text:list-item>
              <text:p text:style-name="P196">ЯКЩО обрана система на дві невідомих, ТО побудувати та вивести графік системи.</text:p>
            </text:list-item>
            <text:list-item>
              <text:p text:style-name="P199">Вивести рішення системи.</text:p>
            </text:list-item>
            <text:list-item>
              <text:p text:style-name="P196">Записати систему та її рішення у файл.</text:p>
            </text:list-item>
          </text:list>
        </text:list-item>
        <text:list-item>
          <text:p text:style-name="P200">ІНАКШЕ вивсети повідомлення про неможливість розв’язання СЛАР вказаним методом.</text:p>
        </text:list-item>
        <text:list-item>
          <text:p text:style-name="P196">КІНЕЦЬ</text:p>
        </text:list-item>
      </text:list>
      <text:p text:style-name="Text_20_body">3.<text:span text:style-name="T123">2</text:span>. <text:span text:style-name="T97">Алгоритм LUP-методу</text:span></text:p>
      <text:list text:continue-numbering="true" text:style-name="Numbering_20_123">
        <text:list-item text:start-value="1">
          <text:p text:style-name="P194">ПОЧАТОК</text:p>
        </text:list-item>
        <text:list-item>
          <text:p text:style-name="P201">Отримати розмірність матриці <text:span text:style-name="T7">A</text:span> <text:span text:style-name="T139">як </text:span><text:span text:style-name="T26">n</text:span>.</text:p>
        </text:list-item>
        <text:list-item>
          <text:p text:style-name="P202">Створити но<text:span text:style-name="T150">в</text:span><text:span text:style-name="T151">ий</text:span> <text:span text:style-name="T151">вектор</text:span> <text:span text:style-name="T13">P</text:span> розмір<text:span text:style-name="T151">ом</text:span> <text:span text:style-name="T7">n</text:span>.</text:p>
        </text:list-item>
        <text:list-item>
          <text:p text:style-name="P210">Заповнення вектора<text:span text:style-name="T152"> </text:span><text:span text:style-name="T7">P</text:span><text:span text:style-name="T152"> </text:span>початковими значеннями:</text:p>
          <text:list>
            <text:list-item>
              <text:p text:style-name="P202"><text:span text:style-name="T134">ЦИКЛ по всім </text:span><text:span text:style-name="T135">індексам</text:span><text:span text:style-name="T134"> нової матриці <text:s/></text:span><text:span text:style-name="T135">P </text:span><text:span text:style-name="T134">лічильником </text:span><text:span text:style-name="T9">i</text:span><text:span text:style-name="T131">:</text:span></text:p>
              <text:list>
                <text:list-item>
                  <text:p text:style-name="P202"><text:span text:style-name="T131">Встановити значення </text:span><text:span text:style-name="T131"><draw:frame draw:style-name="fr1" draw:name="Объект132" text:anchor-type="as-char" svg:y="-0.1484in" svg:width="0.1346in" svg:height="0.2098in" draw:z-index="101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text:span text:style-name="T131"><text:s/>як </text:span><text:span text:style-name="T15">i</text:span><text:span text:style-name="T131">.</text:span></text:p>
                </text:list-item>
              </text:list>
            </text:list-item>
          </text:list>
        </text:list-item>
        <text:list-item>
          <text:p text:style-name="P202">Створити но<text:span text:style-name="T150">в</text:span>у матрицю <text:span text:style-name="T7">NA</text:span> розмірністю в <text:span text:style-name="T7">n</text:span> рядків та <text:span text:style-name="T7">n </text:span>стовпців.</text:p>
        </text:list-item>
        <text:list-item>
          <text:p text:style-name="P212"><text:span text:style-name="T150">Копі</text:span><text:span text:style-name="T151">ю</text:span><text:span text:style-name="T150">вання</text:span> матриц<text:span text:style-name="T150">і</text:span> <text:span text:style-name="T7">A</text:span><text:span text:style-name="T130"> </text:span><text:span text:style-name="T134">до матриці </text:span><text:span text:style-name="T12">NA</text:span><text:span text:style-name="T134">:</text:span></text:p>
          <text:list>
            <text:list-item>
              <text:p text:style-name="P201"><text:span text:style-name="T134">ЦИКЛ по всім рядкам нової матриці </text:span><text:span text:style-name="T13">NA</text:span><text:span text:style-name="T134"> лічильником </text:span><text:span text:style-name="T9">i</text:span><text:span text:style-name="T131">:</text:span></text:p>
              <text:list>
                <text:list-item>
                  <text:p text:style-name="P201"><text:span text:style-name="T131">ЦИКЛ по всім стовпцям нової матриці </text:span><text:span text:style-name="T13">NA</text:span><text:span text:style-name="T131"> лічильником </text:span><text:span text:style-name="T9">j</text:span><text:span text:style-name="T131">:</text:span></text:p>
                  <text:list>
                    <text:list-item>
                      <text:p text:style-name="P212"><text:span text:style-name="T130">Встановити значення </text:span><text:span text:style-name="T130"><draw:frame draw:style-name="fr1" draw:name="Объект121" text:anchor-type="as-char" svg:y="-0.1484in" svg:width="0.2299in" svg:height="0.2098in" draw:z-index="102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130"><text:s/>як у елемента </text:span><text:span text:style-name="T130"><draw:frame draw:style-name="fr1" draw:name="Объект122" text:anchor-type="as-char" svg:y="-0.1484in" svg:width="0.148in" svg:height="0.2098in" draw:z-index="104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130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"><text:span text:style-name="T130">Знайти факторизацію матриці </text:span><text:span text:style-name="T16">NA</text:span><text:span text:style-name="T130">:</text:span></text:p>
          <text:list>
            <text:list-item>
              <text:p text:style-name="P219"><text:span text:style-name="T130">Обміняти значення двох рядків матриці </text:span><text:span text:style-name="T7">NA</text:span><text:span text:style-name="T130"> для забезпечення можливості розв’язання у випадку, коли </text:span><text:span text:style-name="T130"><draw:frame draw:style-name="fr1" draw:name="Объект133" text:anchor-type="as-char" svg:y="-0.1484in" svg:width="0.4717in" svg:height="0.2098in" draw:z-index="105"><draw:object xlink:href="./Object 133" xlink:type="simple" xlink:show="embed" xlink:actuate="onLoad"/><draw:image xlink:href="./ObjectReplacements/Object 133" xlink:type="simple" xlink:show="embed" xlink:actuate="onLoad"/></draw:frame></text:span><text:span text:style-name="T130">:</text:span></text:p>
              <text:list>
                <text:list-item>
                  <text:p text:style-name="P211"><text:span text:style-name="T130">ЦИКЛ для змінної </text:span><text:span text:style-name="T14">j</text:span><text:span text:style-name="T130"> від </text:span><text:span text:style-name="T14">1</text:span><text:span text:style-name="T130"> до </text:span><text:span text:style-name="T7">n</text:span><text:span text:style-name="T130">:</text:span></text:p>
                  <text:list>
                    <text:list-item>
                      <text:p text:style-name="P210"><text:span text:style-name="T130">Знайти рядок з максимальним значенням </text:span><text:span text:style-name="T26">i</text:span><text:span text:style-name="T130">, де </text:span><text:span text:style-name="T130"><draw:frame draw:style-name="fr1" draw:name="Объект123" text:anchor-type="as-char" svg:y="-0.1492in" svg:width="2.0965in" svg:height="0.2102in" draw:z-index="106"><draw:object xlink:href="./Object 123" xlink:type="simple" xlink:show="embed" xlink:actuate="onLoad"/><draw:image xlink:href="./ObjectReplacements/Object 123" xlink:type="simple" xlink:show="embed" xlink:actuate="onLoad"/></draw:frame></text:span><text:span text:style-name="T130">:</text:span></text:p>
                      <text:list>
                        <text:list-item>
                          <text:p text:style-name="P210"><text:span text:style-name="T130">Встановити значення для змінної </text:span><text:span text:style-name="T7">MaxColumnValue</text:span><text:span text:style-name="T130"> як </text:span><text:span text:style-name="T130"><draw:frame draw:style-name="fr1" draw:name="Объект124" text:anchor-type="as-char" svg:y="-0.1484in" svg:width="0.1634in" svg:height="0.2098in" draw:z-index="108"><draw:object xlink:href="./Object 124" xlink:type="simple" xlink:show="embed" xlink:actuate="onLoad"/><draw:image xlink:href="./ObjectReplacements/Object 124" xlink:type="simple" xlink:show="embed" xlink:actuate="onLoad"/></draw:frame></text:span><text:span text:style-name="T130">.</text:span></text:p>
                        </text:list-item>
                        <text:list-item>
                          <text:p text:style-name="P210"><text:soft-page-break/><text:span text:style-name="T130">Встановити значення для змінної </text:span><text:span text:style-name="T7">MaxColumnIndex</text:span><text:span text:style-name="T130"> як </text:span><text:span text:style-name="T7">j</text:span><text:span text:style-name="T130">.</text:span></text:p>
                        </text:list-item>
                        <text:list-item>
                          <text:p text:style-name="P210"><text:span text:style-name="T130">ЦИКЛ для змінної </text:span><text:span text:style-name="T7">i</text:span><text:span text:style-name="T130"> від </text:span><text:span text:style-name="T7">j</text:span><text:span text:style-name="T130"> до </text:span><text:span text:style-name="T7">n</text:span><text:span text:style-name="T130">:</text:span></text:p>
                          <text:list>
                            <text:list-item>
                              <text:p text:style-name="P210"><text:span text:style-name="T130">ЯКЩО </text:span><text:span text:style-name="T130"><draw:frame draw:style-name="fr1" draw:name="Объект126" text:anchor-type="as-char" svg:y="-0.1492in" svg:width="1.4736in" svg:height="0.2102in" draw:z-index="109"><draw:object xlink:href="./Object 126" xlink:type="simple" xlink:show="embed" xlink:actuate="onLoad"/><draw:image xlink:href="./ObjectReplacements/Object 126" xlink:type="simple" xlink:show="embed" xlink:actuate="onLoad"/></draw:frame></text:span><text:span text:style-name="T130">, ТО</text:span></text:p>
                            </text:list-item>
                            <text:list-item>
                              <text:p text:style-name="P210"><text:span text:style-name="T130">Встановити значення для змінної </text:span><text:span text:style-name="T7">MaxColumnValue</text:span><text:span text:style-name="T130"> як </text:span><text:span text:style-name="T130"><draw:frame draw:style-name="fr1" draw:name="Объект127" text:anchor-type="as-char" svg:y="-0.1484in" svg:width="0.2299in" svg:height="0.2098in" draw:z-index="110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130">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1"><text:span text:style-name="T130">ЯКЩО </text:span><text:span text:style-name="T130"><draw:frame draw:style-name="fr1" draw:name="Объект125" text:anchor-type="as-char" svg:y="-0.1484in" svg:width="1.4354in" svg:height="0.1846in" draw:z-index="112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text:span text:style-name="T130"><text:s/></text:span><text:span text:style-name="T136">є правдою</text:span><text:span text:style-name="T130">, ТО</text:span></text:p>
                      <text:list>
                        <text:list-item>
                          <text:p text:style-name="P220">Встановити змінну <text:span text:style-name="T7">IsSolvable</text:span> як хиба.</text:p>
                        </text:list-item>
                        <text:list-item>
                          <text:p text:style-name="P220">Перейти до пункту <text:span text:style-name="T156">11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224">ЦИКЛ <text:span text:style-name="T151">для змінної </text:span><text:span text:style-name="T13">i</text:span><text:span text:style-name="T151"> від </text:span><text:span text:style-name="T7">1</text:span><text:span text:style-name="T151"> до </text:span><text:span text:style-name="T13">n</text:span><text:span text:style-name="T151">:</text:span></text:p>
                  <text:list>
                    <text:list-item>
                      <text:p text:style-name="P224">Обміняти елементи матриці <text:span text:style-name="T7">NA</text:span> <draw:frame draw:style-name="fr1" draw:name="Объект128" text:anchor-type="as-char" svg:y="-0.1484in" svg:width="0.211in" svg:height="0.2098in" draw:z-index="114"><draw:object xlink:href="./Object 128" xlink:type="simple" xlink:show="embed" xlink:actuate="onLoad"/><draw:image xlink:href="./ObjectReplacements/Object 128" xlink:type="simple" xlink:show="embed" xlink:actuate="onLoad"/></draw:frame><text:s/>та <draw:frame draw:style-name="fr1" draw:name="Объект129" text:anchor-type="as-char" svg:y="-0.1484in" svg:width="0.9717in" svg:height="0.2098in" draw:z-index="118"><draw:object xlink:href="./Object 129" xlink:type="simple" xlink:show="embed" xlink:actuate="onLoad"/><draw:image xlink:href="./ObjectReplacements/Object 129" xlink:type="simple" xlink:show="embed" xlink:actuate="onLoad"/><svg:desc>формула</svg:desc></draw:frame><text:s/>місцями.</text:p>
                    </text:list-item>
                  </text:list>
                </text:list-item>
                <text:list-item>
                  <text:p text:style-name="P224">Обміняти елементи вектора <text:span text:style-name="T7">P</text:span> <draw:frame draw:style-name="fr1" draw:name="Объект130" text:anchor-type="as-char" svg:y="-0.1484in" svg:width="0.1508in" svg:height="0.2098in" draw:z-index="119"><draw:object xlink:href="./Object 130" xlink:type="simple" xlink:show="embed" xlink:actuate="onLoad"/><draw:image xlink:href="./ObjectReplacements/Object 130" xlink:type="simple" xlink:show="embed" xlink:actuate="onLoad"/><svg:desc>формула</svg:desc></draw:frame><text:s/>та <draw:frame draw:style-name="fr1" draw:name="Объект131" text:anchor-type="as-char" svg:y="-0.1484in" svg:width="0.8299in" svg:height="0.2098in" draw:z-index="120"><draw:object xlink:href="./Object 131" xlink:type="simple" xlink:show="embed" xlink:actuate="onLoad"/><draw:image xlink:href="./ObjectReplacements/Object 131" xlink:type="simple" xlink:show="embed" xlink:actuate="onLoad"/><svg:desc>формула</svg:desc></draw:frame><text:s/>місцями.</text:p>
                </text:list-item>
              </text:list>
            </text:list-item>
            <text:list-item>
              <text:p text:style-name="P229">Ітерація факторизації матриці <text:span text:style-name="T7">NA</text:span>:</text:p>
              <text:list>
                <text:list-item>
                  <text:p text:style-name="P225">ЦИКЛ <text:span text:style-name="T151">для змінної </text:span><text:span text:style-name="T13">i</text:span><text:span text:style-name="T151"> від </text:span><text:span text:style-name="T17">j</text:span><text:span text:style-name="T151"> до </text:span><text:span text:style-name="T13">n</text:span><text:span text:style-name="T151">:</text:span></text:p>
                  <text:list>
                    <text:list-item>
                      <text:p text:style-name="P230">Встановити змінну <text:span text:style-name="T7">s</text:span> як суму циклу з початковим значенням 0.</text:p>
                    </text:list-item>
                    <text:list-item>
                      <text:p text:style-name="P225">ЦИКЛ <text:span text:style-name="T151">для змінної </text:span><text:span text:style-name="T17">k</text:span><text:span text:style-name="T151"> від </text:span><text:span text:style-name="T17">1</text:span><text:span text:style-name="T151"> до </text:span><text:span text:style-name="T17">j - 1</text:span><text:span text:style-name="T151">:</text:span></text:p>
                      <text:list>
                        <text:list-item>
                          <text:p text:style-name="P230">Збільшити значення змінної <text:span text:style-name="T7">s</text:span> як суми циклу на <draw:frame draw:style-name="fr1" draw:name="Объект134" text:anchor-type="as-char" svg:y="-0.1484in" svg:width="0.4319in" svg:height="0.2098in" draw:z-index="121"><draw:object xlink:href="./Object 134" xlink:type="simple" xlink:show="embed" xlink:actuate="onLoad"/><draw:image xlink:href="./ObjectReplacements/Object 134" xlink:type="simple" xlink:show="embed" xlink:actuate="onLoad"/></draw:frame>.</text:p>
                        </text:list-item>
                      </text:list>
                    </text:list-item>
                    <text:list-item>
                      <text:p text:style-name="P230">Встановити значення елементу матриці <draw:frame draw:style-name="fr1" draw:name="Объект135" text:anchor-type="as-char" svg:y="-0.1484in" svg:width="0.148in" svg:height="0.2098in" draw:z-index="122"><draw:object xlink:href="./Object 135" xlink:type="simple" xlink:show="embed" xlink:actuate="onLoad"/><draw:image xlink:href="./ObjectReplacements/Object 135" xlink:type="simple" xlink:show="embed" xlink:actuate="onLoad"/></draw:frame><text:s/>як <draw:frame draw:style-name="fr1" draw:name="Объект136" text:anchor-type="as-char" svg:y="-0.1484in" svg:width="0.361in" svg:height="0.2098in" draw:z-index="123"><draw:object xlink:href="./Object 136" xlink:type="simple" xlink:show="embed" xlink:actuate="onLoad"/><draw:image xlink:href="./ObjectReplacements/Object 136" xlink:type="simple" xlink:show="embed" xlink:actuate="onLoad"/></draw:frame>.</text:p>
                    </text:list-item>
                    <text:list-item>
                      <text:p text:style-name="P230">ЯКЩО <draw:frame draw:style-name="fr1" draw:name="Объект137" text:anchor-type="as-char" svg:y="-0.1484in" svg:width="0.2417in" svg:height="0.1846in" draw:z-index="124"><draw:object xlink:href="./Object 137" xlink:type="simple" xlink:show="embed" xlink:actuate="onLoad"/><draw:image xlink:href="./ObjectReplacements/Object 137" xlink:type="simple" xlink:show="embed" xlink:actuate="onLoad"/></draw:frame>, ТО</text:p>
                      <text:list>
                        <text:list-item>
                          <text:p text:style-name="P231">Встановити змінну <text:span text:style-name="T7">s</text:span> як суму циклу з початковим значенням 0.</text:p>
                        </text:list-item>
                        <text:list-item>
                          <text:p text:style-name="P226">ЦИКЛ <text:span text:style-name="T151">для змінної </text:span><text:span text:style-name="T17">k</text:span><text:span text:style-name="T151"> від </text:span><text:span text:style-name="T18">0</text:span><text:span text:style-name="T151"> до </text:span><text:span text:style-name="T17">j - 1</text:span><text:span text:style-name="T151">:</text:span></text:p>
                          <text:list>
                            <text:list-item>
                              <text:p text:style-name="P231">Збільшити значення змінної <text:span text:style-name="T7">s</text:span> як суми циклу на <draw:frame draw:style-name="fr1" draw:name="Объект138" text:anchor-type="as-char" svg:y="-0.1484in" svg:width="0.4465in" svg:height="0.2098in" draw:z-index="125"><draw:object xlink:href="./Object 138" xlink:type="simple" xlink:show="embed" xlink:actuate="onLoad"/><draw:image xlink:href="./ObjectReplacements/Object 138" xlink:type="simple" xlink:show="embed" xlink:actuate="onLoad"/><svg:desc>формула</svg:desc></draw:frame>.</text:p>
                            </text:list-item>
                          </text:list>
                        </text:list-item>
                        <text:list-item>
                          <text:p text:style-name="P231">Встановити значення елементу матриці <draw:frame draw:style-name="fr1" draw:name="Объект139" text:anchor-type="as-char" svg:y="-0.1484in" svg:width="0.1626in" svg:height="0.2098in" draw:z-index="126"><draw:object xlink:href="./Object 139" xlink:type="simple" xlink:show="embed" xlink:actuate="onLoad"/><draw:image xlink:href="./ObjectReplacements/Object 139" xlink:type="simple" xlink:show="embed" xlink:actuate="onLoad"/><svg:desc>формула</svg:desc></draw:frame><text:s/>як <draw:frame draw:style-name="fr1" draw:name="Объект140" text:anchor-type="as-char" svg:y="-0.2693in" svg:width="0.4091in" svg:height="0.4429in" draw:z-index="127"><draw:object xlink:href="./Object 140" xlink:type="simple" xlink:show="embed" xlink:actuate="onLoad"/><draw:image xlink:href="./ObjectReplacements/Object 140" xlink:type="simple" xlink:show="embed" xlink:actuate="onLoad"/><svg:desc>формула</svg:desc></draw:frame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1"><text:span text:style-name="T130">Створити но</text:span><text:span text:style-name="T134">в</text:span><text:span text:style-name="T130">у матрицю </text:span><text:span text:style-name="T12">L</text:span><text:span text:style-name="T130"> розмірністю в </text:span><text:span text:style-name="T7">n</text:span><text:span text:style-name="T130"> рядків та </text:span><text:span text:style-name="T7">n </text:span><text:span text:style-name="T130">стовпців.</text:span></text:p>
            </text:list-item>
            <text:list-item>
              <text:p text:style-name="P201"><text:span text:style-name="T130">Створити но</text:span><text:span text:style-name="T134">в</text:span><text:span text:style-name="T130">у матрицю </text:span><text:span text:style-name="T12">U</text:span><text:span text:style-name="T130"> розмірністю в </text:span><text:span text:style-name="T7">n</text:span><text:span text:style-name="T130"> рядків та </text:span><text:span text:style-name="T7">n </text:span><text:span text:style-name="T130">стовпців.</text:span></text:p>
            </text:list-item>
            <text:list-item>
              <text:p text:style-name="P236"><text:soft-page-break/><text:span text:style-name="T137">Заповнити</text:span><text:span text:style-name="T130"> </text:span><text:span text:style-name="T137">матрицю</text:span><text:span text:style-name="T130"> </text:span><text:span text:style-name="T19">L</text:span><text:span text:style-name="T137"> матрицею </text:span><text:span text:style-name="T19">NA</text:span><text:span text:style-name="T130">:</text:span></text:p>
              <text:list>
                <text:list-item>
                  <text:p text:style-name="P207"><text:span text:style-name="T134">ЦИКЛ по всім рядкам нової матриці </text:span><text:span text:style-name="T19">L</text:span><text:span text:style-name="T134"> лічильником </text:span><text:span text:style-name="T19">j</text:span><text:span text:style-name="T131">:</text:span></text:p>
                  <text:list>
                    <text:list-item>
                      <text:p text:style-name="P207"><text:span text:style-name="T134">ЦИКЛ </text:span><text:span text:style-name="T137">для змінної </text:span><text:span text:style-name="T19">i</text:span><text:span text:style-name="T137"> від </text:span><text:span text:style-name="T19">1</text:span><text:span text:style-name="T137"> до </text:span><text:span text:style-name="T19">j</text:span><text:span text:style-name="T131">:</text:span></text:p>
                      <text:list>
                        <text:list-item>
                          <text:list>
                            <text:list-item>
                              <text:p text:style-name="P238">Встановити значення <draw:frame draw:style-name="fr1" draw:name="Объект141" text:anchor-type="as-char" svg:y="-0.1484in" svg:width="0.1244in" svg:height="0.2098in" draw:z-index="186"><draw:object xlink:href="./Object 141" xlink:type="simple" xlink:show="embed" xlink:actuate="onLoad"/><draw:image xlink:href="./ObjectReplacements/Object 141" xlink:type="simple" xlink:show="embed" xlink:actuate="onLoad"/></draw:frame><text:s/>як <draw:frame draw:style-name="fr1" draw:name="Объект142" text:anchor-type="as-char" svg:y="-0.1484in" svg:width="0.2437in" svg:height="0.2098in" draw:z-index="128"><draw:object xlink:href="./Object 142" xlink:type="simple" xlink:show="embed" xlink:actuate="onLoad"/><draw:image xlink:href="./ObjectReplacements/Object 142" xlink:type="simple" xlink:show="embed" xlink:actuate="onLoad"/><svg:desc>формула</svg:desc></draw:frame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6"><text:span text:style-name="T137">Заповнити</text:span><text:span text:style-name="T130"> </text:span><text:span text:style-name="T137">матрицю</text:span><text:span text:style-name="T130"> </text:span><text:span text:style-name="T19">L</text:span><text:span text:style-name="T137"> матрицею </text:span><text:span text:style-name="T19">NA</text:span><text:span text:style-name="T130">:</text:span></text:p>
              <text:list>
                <text:list-item>
                  <text:p text:style-name="P207"><text:span text:style-name="T134">ЦИКЛ по всім рядкам нової матриці </text:span><text:span text:style-name="T19">U</text:span><text:span text:style-name="T134"> лічильником </text:span><text:span text:style-name="T19">j</text:span><text:span text:style-name="T131">:</text:span></text:p>
                  <text:list>
                    <text:list-item>
                      <text:p text:style-name="P207"><text:span text:style-name="T134">ЦИКЛ </text:span><text:span text:style-name="T137">для змінної </text:span><text:span text:style-name="T19">i</text:span><text:span text:style-name="T137"> від </text:span><text:span text:style-name="T19">j</text:span><text:span text:style-name="T137"> до </text:span><text:span text:style-name="T19">n</text:span><text:span text:style-name="T131">:</text:span></text:p>
                      <text:list>
                        <text:list-item>
                          <text:p text:style-name="P238"><text:span text:style-name="T131">ЯКЩО </text:span><text:span text:style-name="T131"><draw:frame draw:style-name="fr1" draw:name="Объект145" text:anchor-type="as-char" svg:y="-0.1484in" svg:width="0.2417in" svg:height="0.1846in" draw:z-index="129"><draw:object xlink:href="./Object 145" xlink:type="simple" xlink:show="embed" xlink:actuate="onLoad"/><draw:image xlink:href="./ObjectReplacements/Object 145" xlink:type="simple" xlink:show="embed" xlink:actuate="onLoad"/><svg:desc>формула</svg:desc></draw:frame></text:span><text:span text:style-name="T131">, ТО</text:span></text:p>
                          <text:list>
                            <text:list-item>
                              <text:p text:style-name="P238"><text:span text:style-name="T130">Встановити значення </text:span><text:span text:style-name="T130"><draw:frame draw:style-name="fr1" draw:name="Объект143" text:anchor-type="as-char" svg:y="-0.1484in" svg:width="0.1583in" svg:height="0.2098in" draw:z-index="130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text:span text:style-name="T130"><text:s/>як </text:span><text:span text:style-name="T130"><draw:frame draw:style-name="fr1" draw:name="Объект144" text:anchor-type="as-char" svg:y="-0.1484in" svg:width="0.1626in" svg:height="0.2098in" draw:z-index="131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130">.</text:span></text:p>
                            </text:list-item>
                          </text:list>
                        </text:list-item>
                        <text:list-item>
                          <text:p text:style-name="P234">ІНАКШЕ</text:p>
                          <text:list>
                            <text:list-item>
                              <text:p text:style-name="P238"><text:span text:style-name="T130">Встановити значення </text:span><text:span text:style-name="T130"><draw:frame draw:style-name="fr1" draw:name="Объект146" text:anchor-type="as-char" svg:y="-0.1484in" svg:width="0.1583in" svg:height="0.2098in" draw:z-index="137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130"><text:s/>як 1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7"><text:span text:style-name="T130">Обчислити значення вектора </text:span><text:span text:style-name="T7">Y</text:span><text:span text:style-name="T130">:</text:span></text:p>
          <text:list>
            <text:list-item>
              <text:p text:style-name="P203">Створити но<text:span text:style-name="T150">в</text:span><text:span text:style-name="T157">ий</text:span> <text:span text:style-name="T157">вектор </text:span><text:span text:style-name="T20">Y</text:span> розмір<text:span text:style-name="T157">у</text:span> <text:span text:style-name="T7">n</text:span>.</text:p>
            </text:list-item>
            <text:list-item>
              <text:p text:style-name="P208"><text:span text:style-name="T134">ЦИКЛ </text:span><text:span text:style-name="T137">для змінної </text:span><text:span text:style-name="T19">i</text:span><text:span text:style-name="T137"> від </text:span><text:span text:style-name="T20">1</text:span><text:span text:style-name="T137"> до </text:span><text:span text:style-name="T19">n</text:span><text:span text:style-name="T131">:</text:span></text:p>
              <text:list>
                <text:list-item>
                  <text:p text:style-name="P232"><text:span text:style-name="T153">Встановити змінну </text:span><text:span text:style-name="T9">s</text:span><text:span text:style-name="T153"> як суму циклу з початковим значенням 0.</text:span></text:p>
                </text:list-item>
                <text:list-item>
                  <text:p text:style-name="P227">ЦИКЛ <text:span text:style-name="T151">для змінної </text:span><text:span text:style-name="T17">k</text:span><text:span text:style-name="T151"> від </text:span><text:span text:style-name="T18">0</text:span><text:span text:style-name="T151"> до </text:span><text:span text:style-name="T20">i</text:span><text:span text:style-name="T17"> - 1</text:span><text:span text:style-name="T151">:</text:span></text:p>
                  <text:list>
                    <text:list-item>
                      <text:p text:style-name="P232"><text:span text:style-name="T153">Збільшити значення змінної </text:span><text:span text:style-name="T9">s</text:span><text:span text:style-name="T153"> як суми циклу на </text:span><text:span text:style-name="T153"><draw:frame draw:style-name="fr1" draw:name="Объект147" text:anchor-type="as-char" svg:y="-0.1484in" svg:width="0.3043in" svg:height="0.2098in" draw:z-index="138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text:span text:style-name="T153">.</text:span></text:p>
                    </text:list-item>
                  </text:list>
                </text:list-item>
                <text:list-item>
                  <text:p text:style-name="P239">Встановити значення <text:span text:style-name="T157">вектора</text:span> <draw:frame draw:style-name="fr1" draw:name="Объект148" text:anchor-type="as-char" svg:y="-0.1484in" svg:width="0.1346in" svg:height="0.2098in" draw:z-index="187"><draw:object xlink:href="./Object 148" xlink:type="simple" xlink:show="embed" xlink:actuate="onLoad"/><draw:image xlink:href="./ObjectReplacements/Object 148" xlink:type="simple" xlink:show="embed" xlink:actuate="onLoad"/><svg:desc>формула</svg:desc></draw:frame><text:s/>як <draw:frame draw:style-name="fr1" draw:name="Объект149" text:anchor-type="as-char" svg:y="-0.2839in" svg:width="0.4165in" svg:height="0.4575in" draw:z-index="188"><draw:object xlink:href="./Object 149" xlink:type="simple" xlink:show="embed" xlink:actuate="onLoad"/><draw:image xlink:href="./ObjectReplacements/Object 149" xlink:type="simple" xlink:show="embed" xlink:actuate="onLoad"/><svg:desc>формула</svg:desc></draw:frame>.</text:p>
                </text:list-item>
              </text:list>
            </text:list-item>
          </text:list>
        </text:list-item>
        <text:list-item>
          <text:p text:style-name="P237"><text:span text:style-name="T130">Обчислити значення вектора </text:span><text:span text:style-name="T7">X</text:span><text:span text:style-name="T130">:</text:span></text:p>
          <text:list>
            <text:list-item>
              <text:p text:style-name="P204">Створити но<text:span text:style-name="T150">в</text:span><text:span text:style-name="T157">ий</text:span> <text:span text:style-name="T157">вектор </text:span><text:span text:style-name="T20">Y</text:span> розмір<text:span text:style-name="T157">у</text:span> <text:span text:style-name="T7">n</text:span>.</text:p>
            </text:list-item>
            <text:list-item>
              <text:p text:style-name="P209"><text:span text:style-name="T134">ЦИКЛ </text:span><text:span text:style-name="T137">для змінної </text:span><text:span text:style-name="T19">i</text:span><text:span text:style-name="T137"> від </text:span><text:span text:style-name="T21">n</text:span><text:span text:style-name="T137"> до </text:span><text:span text:style-name="T21">1</text:span><text:span text:style-name="T138"> донизу</text:span><text:span text:style-name="T131">:</text:span></text:p>
              <text:list>
                <text:list-item>
                  <text:p text:style-name="P233"><text:span text:style-name="T153">Встановити змінну </text:span><text:span text:style-name="T9">s</text:span><text:span text:style-name="T153"> як суму циклу з початковим значенням 0.</text:span></text:p>
                </text:list-item>
                <text:list-item>
                  <text:p text:style-name="P228">ЦИКЛ <text:span text:style-name="T151">для змінної </text:span><text:span text:style-name="T17">k</text:span><text:span text:style-name="T151"> від </text:span><text:span text:style-name="T21">i + 1</text:span><text:span text:style-name="T151"> до </text:span><text:span text:style-name="T21">n</text:span><text:span text:style-name="T151">:</text:span></text:p>
                  <text:list>
                    <text:list-item>
                      <text:p text:style-name="P233"><text:span text:style-name="T153">Збільшити значення змінної </text:span><text:span text:style-name="T9">s</text:span><text:span text:style-name="T153"> як суми циклу на </text:span><text:span text:style-name="T153"><draw:frame draw:style-name="fr1" draw:name="Объект152" text:anchor-type="as-char" svg:y="-0.1484in" svg:width="0.3252in" svg:height="0.2098in" draw:z-index="189"><draw:object xlink:href="./Object 152" xlink:type="simple" xlink:show="embed" xlink:actuate="onLoad"/><draw:image xlink:href="./ObjectReplacements/Object 152" xlink:type="simple" xlink:show="embed" xlink:actuate="onLoad"/><svg:desc>формула</svg:desc></draw:frame></text:span><text:span text:style-name="T153">.</text:span></text:p>
                    </text:list-item>
                  </text:list>
                </text:list-item>
                <text:list-item>
                  <text:p text:style-name="P240">Встановити значення <text:span text:style-name="T158">розв’язка</text:span> <draw:frame draw:style-name="fr1" draw:name="Объект150" text:anchor-type="as-char" svg:y="-0.1484in" svg:width="0.1217in" svg:height="0.2098in" draw:z-index="190"><draw:object xlink:href="./Object 150" xlink:type="simple" xlink:show="embed" xlink:actuate="onLoad"/><draw:image xlink:href="./ObjectReplacements/Object 150" xlink:type="simple" xlink:show="embed" xlink:actuate="onLoad"/><svg:desc>формула</svg:desc></draw:frame><text:s/>як <draw:frame draw:style-name="fr1" draw:name="Объект151" text:anchor-type="as-char" svg:y="-0.1484in" svg:width="0.3484in" svg:height="0.2098in" draw:z-index="150"><draw:object xlink:href="./Object 151" xlink:type="simple" xlink:show="embed" xlink:actuate="onLoad"/><draw:image xlink:href="./ObjectReplacements/Object 151" xlink:type="simple" xlink:show="embed" xlink:actuate="onLoad"/><svg:desc>формула</svg:desc></draw:frame>.</text:p>
                </text:list-item>
              </text:list>
            </text:list-item>
          </text:list>
        </text:list-item>
        <text:list-item>
          <text:p text:style-name="P221">Встановити змінну <text:span text:style-name="T7">IsSolvable</text:span> як <text:span text:style-name="T155">правда</text:span>.</text:p>
        </text:list-item>
        <text:list-item>
          <text:p text:style-name="P218">КІНЦЕЬ</text:p>
        </text:list-item>
      </text:list>
      <text:p text:style-name="P38"><text:soft-page-break/></text:p>
      <text:p text:style-name="Text_20_body"><text:span text:style-name="T122">3</text:span>.<text:span text:style-name="T123">3</text:span>. Алгоритм <text:span text:style-name="T97">методу Гауса-Холецького</text:span></text:p>
      <text:p text:style-name="P43"><text:span text:style-name="T99">Б</text:span><text:span text:style-name="T98">уде</text:span></text:p>
      <text:p text:style-name="Text_20_body"><text:span text:style-name="T122">3</text:span>.<text:span text:style-name="T123">4</text:span>. Алгоритм методу <text:span text:style-name="T97">обертання</text:span></text:p>
      <text:list text:continue-numbering="true" text:style-name="Numbering_20_123">
        <text:list-item text:start-value="1">
          <text:p text:style-name="P205">ПОЧАТОК</text:p>
        </text:list-item>
        <text:list-item>
          <text:p text:style-name="P205">Отримати розмірність матриці <text:span text:style-name="T7">A</text:span> <text:span text:style-name="T139">як </text:span><text:span text:style-name="T26">n</text:span>.</text:p>
        </text:list-item>
        <text:list-item>
          <text:p text:style-name="P205">Створити но<text:span text:style-name="T150">в</text:span>у матрицю <text:span text:style-name="T7">NA</text:span> розмірністю в <text:span text:style-name="T7">n</text:span> рядків та <text:span text:style-name="T7">n + 1</text:span> стовпців.</text:p>
        </text:list-item>
        <text:list-item>
          <text:p text:style-name="P213">Заповити нову матрицю <text:span text:style-name="T7">NA</text:span><text:span text:style-name="T130"> значеннями з матриці </text:span><text:span text:style-name="T7">A</text:span><text:span text:style-name="T130"> та </text:span><text:span text:style-name="T7">B</text:span><text:span text:style-name="T130">.</text:span></text:p>
          <text:list>
            <text:list-item>
              <text:p text:style-name="P205">ЦИКЛ по всім рядкам нової матриці лічильником <text:span text:style-name="T9">i</text:span><text:span text:style-name="T131">:</text:span></text:p>
              <text:list>
                <text:list-item>
                  <text:p text:style-name="P206"><text:span text:style-name="T131">ЦИКЛ по всім стовпцям нової матриці лічильником </text:span><text:span text:style-name="T9">j</text:span><text:span text:style-name="T131">:</text:span></text:p>
                  <text:list>
                    <text:list-item>
                      <text:p text:style-name="P222">ЯКЩО вираз <text:span text:style-name="T7">j &lt;= n </text:span>є правдивим, ТО</text:p>
                      <text:list>
                        <text:list-item>
                          <text:p text:style-name="P213"><text:span text:style-name="T130">Встановити значення </text:span><text:span text:style-name="T130"><draw:frame draw:style-name="fr1" draw:name="Объект103" text:anchor-type="as-char" svg:y="-0.1484in" svg:width="0.2299in" svg:height="0.2098in" draw:z-index="151"><draw:object xlink:href="./Object 103" xlink:type="simple" xlink:show="embed" xlink:actuate="onLoad"/><draw:image xlink:href="./ObjectReplacements/Object 103" xlink:type="simple" xlink:show="embed" xlink:actuate="onLoad"/></draw:frame></text:span><text:span text:style-name="T130"><text:s/>як у елемента </text:span><text:span text:style-name="T130"><draw:frame draw:style-name="fr1" draw:name="Объект104" text:anchor-type="as-char" svg:y="-0.1484in" svg:width="0.148in" svg:height="0.2098in" draw:z-index="152"><draw:object xlink:href="./Object 104" xlink:type="simple" xlink:show="embed" xlink:actuate="onLoad"/><draw:image xlink:href="./ObjectReplacements/Object 104" xlink:type="simple" xlink:show="embed" xlink:actuate="onLoad"/></draw:frame></text:span><text:span text:style-name="T130">.</text:span></text:p>
                        </text:list-item>
                      </text:list>
                    </text:list-item>
                    <text:list-item>
                      <text:p text:style-name="P222">ІНАКШЕ</text:p>
                      <text:list>
                        <text:list-item>
                          <text:p text:style-name="P213"><text:span text:style-name="T130">Встановити значення </text:span><text:span text:style-name="T130"><draw:frame draw:style-name="fr1" draw:name="Объект105" text:anchor-type="as-char" svg:y="-0.1484in" svg:width="0.2299in" svg:height="0.2098in" draw:z-index="153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130"><text:s/>як у елемента </text:span><text:span text:style-name="T130"><draw:frame draw:style-name="fr1" draw:name="Объект106" text:anchor-type="as-char" svg:y="-0.1484in" svg:width="0.1189in" svg:height="0.2098in" draw:z-index="154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130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2">Обчислити розкладання нової матриці NA:</text:p>
          <text:list>
            <text:list-item>
              <text:p text:style-name="P215"><text:span text:style-name="T130">ЦИКЛ для змінної </text:span><text:span text:style-name="T7">i</text:span><text:span text:style-name="T130"> від </text:span><text:span text:style-name="T7">1</text:span><text:span text:style-name="T130"> до </text:span><text:span text:style-name="T7">n - 1</text:span><text:span text:style-name="T130">:</text:span></text:p>
              <text:list>
                <text:list-item>
                  <text:p text:style-name="P214"><text:span text:style-name="T130">ЦИКЛ для змінної </text:span><text:span text:style-name="T7">j</text:span><text:span text:style-name="T130"> від </text:span><text:span text:style-name="T7">i + 1</text:span><text:span text:style-name="T130"> до </text:span><text:span text:style-name="T7">n</text:span><text:span text:style-name="T130">:</text:span></text:p>
                  <text:list>
                    <text:list-item>
                      <text:p text:style-name="P213"><text:span text:style-name="T130">Встановити значення для змінної b як </text:span><text:span text:style-name="T130"><draw:frame draw:style-name="fr1" draw:name="Объект107" text:anchor-type="as-char" svg:y="-0.1484in" svg:width="0.2437in" svg:height="0.2098in" draw:z-index="155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130">.</text:span></text:p>
                    </text:list-item>
                    <text:list-item>
                      <text:p text:style-name="P213"><text:span text:style-name="T130">Встановити значення для змінної a як </text:span><text:span text:style-name="T130"><draw:frame draw:style-name="fr1" draw:name="Объект108" text:anchor-type="as-char" svg:y="-0.1484in" svg:width="0.2283in" svg:height="0.2098in" draw:z-index="156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130">.</text:span></text:p>
                    </text:list-item>
                    <text:list-item>
                      <text:p text:style-name="P213"><text:span text:style-name="T130">ЯКЩО значення </text:span><text:span text:style-name="T130"><draw:frame draw:style-name="fr1" draw:name="Объект111" text:anchor-type="as-char" svg:y="-0.172in" svg:width="0.3929in" svg:height="0.2083in" draw:z-index="157"><draw:object xlink:href="./Object 111" xlink:type="simple" xlink:show="embed" xlink:actuate="onLoad"/><draw:image xlink:href="./ObjectReplacements/Object 111" xlink:type="simple" xlink:show="embed" xlink:actuate="onLoad"/></draw:frame></text:span><text:span text:style-name="T130"><text:s/>не є позитивним, ТО</text:span></text:p>
                      <text:list>
                        <text:list-item>
                          <text:p text:style-name="P221">Встановити змінну <text:span text:style-name="T7">IsSolvable</text:span> як хиба.</text:p>
                        </text:list-item>
                        <text:list-item>
                          <text:p text:style-name="P222">Перейти до пункту <text:span text:style-name="T155">8</text:span>.</text:p>
                        </text:list-item>
                      </text:list>
                    </text:list-item>
                    <text:list-item>
                      <text:p text:style-name="P213"><text:span text:style-name="T130">Встановити значення для змінної c як </text:span><text:span text:style-name="T130"><draw:frame draw:style-name="fr1" draw:name="Объект109" text:anchor-type="as-char" svg:y="-0.2445in" svg:width="0.6437in" svg:height="0.4465in" draw:z-index="158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130">.</text:span></text:p>
                    </text:list-item>
                    <text:list-item>
                      <text:p text:style-name="P213"><text:span text:style-name="T130">Встановити значення для змінної b як </text:span><text:span text:style-name="T130"><draw:frame draw:style-name="fr1" draw:name="Объект110" text:anchor-type="as-char" svg:y="-0.2445in" svg:width="0.6437in" svg:height="0.4465in" draw:z-index="159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130">.</text:span></text:p>
                    </text:list-item>
                    <text:list-item>
                      <text:p text:style-name="P213">ЦИКЛ для змінної <text:span text:style-name="T10">k</text:span> від <text:span text:style-name="T7">i</text:span> до <text:span text:style-name="T7">n </text:span><text:span text:style-name="T10">+ 1</text:span>:</text:p>
                      <text:list>
                        <text:list-item>
                          <text:p text:style-name="P216"><text:span text:style-name="T130">Встановити значення для змінної </text:span><text:span text:style-name="T132">t</text:span><text:span text:style-name="T130"> як </text:span><text:span text:style-name="T130"><draw:frame draw:style-name="fr1" draw:name="Объект112" text:anchor-type="as-char" svg:y="-0.1484in" svg:width="0.2492in" svg:height="0.2098in" draw:z-index="160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130">.</text:span></text:p>
                        </text:list-item>
                        <text:list-item>
                          <text:p text:style-name="P241"><text:span text:style-name="T130">Встановити значення елементу матриці </text:span><text:span text:style-name="T130"><draw:frame draw:style-name="fr1" draw:name="Объект113" text:anchor-type="as-char" svg:y="-0.1484in" svg:width="0.2492in" svg:height="0.2098in" draw:z-index="16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130"><text:s/>як </text:span><text:span text:style-name="T130"><draw:frame draw:style-name="fr1" draw:name="Объект114" text:anchor-type="as-char" svg:y="-0.1484in" svg:width="0.6063in" svg:height="0.2098in" draw:z-index="17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130">.</text:span></text:p>
                        </text:list-item>
                        <text:list-item>
                          <text:p text:style-name="P241"><text:span text:style-name="T130">Встановити значення елементу матриці </text:span><text:span text:style-name="T130"><draw:frame draw:style-name="fr1" draw:name="Объект115" text:anchor-type="as-char" svg:y="-0.1484in" svg:width="0.2654in" svg:height="0.2098in" draw:z-index="17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130"><text:s/>як </text:span><text:span text:style-name="T130"><draw:frame draw:style-name="fr1" draw:name="Объект116" text:anchor-type="as-char" svg:y="-0.1484in" svg:width="0.6362in" svg:height="0.2098in" draw:z-index="17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130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3"><text:span text:style-name="T130">Обчислити значення вектора X довжиною </text:span><text:span text:style-name="T7">n</text:span><text:span text:style-name="T130">:</text:span></text:p>
          <text:list>
            <text:list-item>
              <text:p text:style-name="P217"><text:span text:style-name="T130">ЦИКЛ для змінної </text:span><text:span text:style-name="T11">i</text:span><text:span text:style-name="T133"> </text:span><text:span text:style-name="T130">від </text:span><text:span text:style-name="T11">n</text:span><text:span text:style-name="T130"> до </text:span><text:span text:style-name="T11">1</text:span><text:span text:style-name="T133"> донизу</text:span><text:span text:style-name="T130">:</text:span></text:p>
              <text:list>
                <text:list-item>
                  <text:p text:style-name="P235">Встановити змінну s сумми цикла як 0.</text:p>
                </text:list-item>
                <text:list-item>
                  <text:p text:style-name="P217"><text:span text:style-name="T130">ЦИКЛ для змінної </text:span><text:span text:style-name="T11">j</text:span><text:span text:style-name="T133"> </text:span><text:span text:style-name="T130">від </text:span><text:span text:style-name="T7">i </text:span><text:span text:style-name="T11">+ 1</text:span><text:span text:style-name="T130"> до </text:span><text:span text:style-name="T7">n</text:span><text:span text:style-name="T130">:</text:span></text:p>
                  <text:list>
                    <text:list-item>
                      <text:p text:style-name="P242"><text:span text:style-name="T130">Збільшити значення </text:span><text:span text:style-name="T7">s</text:span><text:span text:style-name="T130"> змінної суми цикла на </text:span><text:span text:style-name="T130"><draw:frame draw:style-name="fr1" draw:name="Объект117" text:anchor-type="as-char" svg:y="-0.1484in" svg:width="0.3016in" svg:height="0.2098in" draw:z-index="177"><draw:object xlink:href="./Object 117" xlink:type="simple" xlink:show="embed" xlink:actuate="onLoad"/><draw:image xlink:href="./ObjectReplacements/Object 117" xlink:type="simple" xlink:show="embed" xlink:actuate="onLoad"/></draw:frame></text:span><text:span text:style-name="T130">.</text:span></text:p>
                    </text:list-item>
                    <text:list-item>
                      <text:p text:style-name="P242"><text:span text:style-name="T130">ЯКЩО значення </text:span><text:span text:style-name="T130"><draw:frame draw:style-name="fr1" draw:name="Объект118" text:anchor-type="as-char" svg:y="-0.1484in" svg:width="0.1465in" svg:height="0.2098in" draw:z-index="178"><draw:object xlink:href="./Object 118" xlink:type="simple" xlink:show="embed" xlink:actuate="onLoad"/><draw:image xlink:href="./ObjectReplacements/Object 118" xlink:type="simple" xlink:show="embed" xlink:actuate="onLoad"/></draw:frame></text:span><text:span text:style-name="T130"><text:s/>є нулем, ТО</text:span></text:p>
                      <text:list>
                        <text:list-item>
                          <text:p text:style-name="P221">Встановити змінну <text:span text:style-name="T7">IsSolvable</text:span> як хиба.</text:p>
                        </text:list-item>
                        <text:list-item>
                          <text:p text:style-name="P223">Перейти до пункту <text:span text:style-name="T155">8</text:span>.</text:p>
                        </text:list-item>
                      </text:list>
                    </text:list-item>
                    <text:list-item>
                      <text:p text:style-name="P242"><text:span text:style-name="T130">Встановити значення розв’язку </text:span><text:span text:style-name="T130"><draw:frame draw:style-name="fr1" draw:name="Объект119" text:anchor-type="as-char" svg:y="-0.1484in" svg:width="0.1217in" svg:height="0.2098in" draw:z-index="179"><draw:object xlink:href="./Object 119" xlink:type="simple" xlink:show="embed" xlink:actuate="onLoad"/><draw:image xlink:href="./ObjectReplacements/Object 119" xlink:type="simple" xlink:show="embed" xlink:actuate="onLoad"/></draw:frame></text:span><text:span text:style-name="T130"><text:s/>як </text:span><text:span text:style-name="T130"><draw:frame draw:style-name="fr1" draw:name="Объект120" text:anchor-type="as-char" svg:y="-0.2693in" svg:width="0.428in" svg:height="0.4429in" draw:z-index="180"><draw:object xlink:href="./Object 120" xlink:type="simple" xlink:show="embed" xlink:actuate="onLoad"/><draw:image xlink:href="./ObjectReplacements/Object 120" xlink:type="simple" xlink:show="embed" xlink:actuate="onLoad"/></draw:frame></text:span><text:span text:style-name="T130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">Встановити змінну <text:span text:style-name="T7">IsSolvable</text:span> як <text:span text:style-name="T154">правда</text:span>.</text:p>
        </text:list-item>
        <text:list-item>
          <text:p text:style-name="P205">КІНЕЦЬ</text:p>
        </text:list-item>
      </text:list>
      <text:p text:style-name="P34"><text:span text:style-name="T94">4 <text:s text:c="2"/>О</text:span><text:span text:style-name="T96">ПИС ПРОГРАМНОГО ЗАБЕЗПЕЧЕННЯ</text:span></text:p>
      <text:p text:style-name="P38"/>
      <text:p text:style-name="Text_20_body">4.1. Діаграма класів програмного забезпечення</text:p>
      <text:p text:style-name="P40"><text:line-break/><text:span text:style-name="T99">Немає</text:span> <text:line-break/></text:p>
      <text:p text:style-name="Text_20_body">4.2. Опис методів частин програмного забезпечення</text:p>
      <text:p text:style-name="P39"/>
      <text:p text:style-name="Text_20_body"><text:tab/>4.2.1. Користувацькі методи</text:p>
      <text:p text:style-name="P40"><text:line-break/><text:span text:style-name="T99">Немає</text:span><text:line-break/></text:p>
      <text:p text:style-name="P123"><text:tab/>4.2.2. Стандартні методи</text:p>
      <text:p text:style-name="P124"><text:line-break/><text:span text:style-name="T99">Немає</text:span></text:p>
      <text:p text:style-name="P34"><text:span text:style-name="T94">5 <text:s text:c="2"/>Т</text:span><text:span text:style-name="T95">ЕСТУВАННЯ ПРОГРАМНОГО ЗАБЕЗПЕЧЕННЯ</text:span></text:p>
      <text:p text:style-name="P38"/>
      <text:p text:style-name="Text_20_body">5.1. План тестування</text:p>
      <text:p text:style-name="P41"><text:line-break/><text:span text:style-name="T99">Немає</text:span><text:line-break/></text:p>
      <text:p text:style-name="P123">5.2. Приклади тестування</text:p>
      <text:p text:style-name="P124"><text:line-break/><text:span text:style-name="T99">Немає</text:span></text:p>
      <text:p text:style-name="P35"><text:span text:style-name="T94">6 <text:s text:c="2"/>І</text:span><text:span text:style-name="T95">НСТРУКЦІЯ КОРИСТУВАЧА</text:span></text:p>
      <text:p text:style-name="Text_20_body"/>
      <text:p text:style-name="P118">6.1.<text:tab/>Робота з програмою</text:p>
      <text:p text:style-name="P118">Після з<text:span text:style-name="T38">апуску виконавчого файлу з розширенням *.exe, відкривається головне вікно програми:</text:span></text:p>
      <text:p text:style-name="P118"><text:span text:style-name="T38"/></text:p>
      <text:p text:style-name="P119">Рисунок 6.1 — Головне вікно програми</text:p>
      <text:p text:style-name="P136">Далі треба встановити розмірність системи лінійних алгебраїчних рівнянь (далі — СЛАР) біля таблички «???», потів натиснути на клавішу «???» щоб встановити нову СЛАР, яка буде оброблятися програмою (рисунок 6.2).</text:p>
      <text:p text:style-name="P118"><text:span text:style-name="T38"/></text:p>
      <text:p text:style-name="P119"><text:span text:style-name="T38">Рисунок 6.</text:span><text:span text:style-name="T54">2</text:span><text:span text:style-name="T38"> — Вибір розміру системи</text:span></text:p>
      <text:p text:style-name="P137">Після чого треба встановити всі коефіцієнти матриці та вільні коефіцієнти до всіх комірок форми введення (рисунок 6.3).</text:p>
      <text:p text:style-name="P126"><text:span text:style-name="T38"/></text:p>
      <text:p text:style-name="P120"><text:span text:style-name="T38">Рисунок 6.</text:span><text:span text:style-name="T55">3</text:span><text:span text:style-name="T38"> — </text:span><text:span text:style-name="T54">Форма</text:span><text:span text:style-name="T38"> </text:span><text:span text:style-name="T54">введення СЛАР</text:span></text:p>
      <text:p text:style-name="P127"><text:span text:style-name="T38">Потім треба натиснути на клавішу «???», що ви згодні встановити дану введену СЛАР до програми для подальшої обробки програмою </text:span><text:span text:style-name="T55">(р</text:span><text:span text:style-name="T56">исунок 6.</text:span><text:span text:style-name="T55">3)</text:span><text:span text:style-name="T38">.</text:span></text:p>
      <text:p text:style-name="P138">Якщо значення комірок форми введення СЛАР не є числами, то буде виведена помилка про немождивість підтвердити дану СЛАР. Якщо СЛАР введена правильно користувачем, то буде відображено час підтвердження СЛАР.</text:p>
      <text:p text:style-name="P139">Далі користувач має вказати один з методів розв’язання введеної СЛАР до програми за допомогою вибору одного з методів у списку (рисунок 6.4) у підменю «???». Завжди перед кожною спробою розв’язання СЛАР, треба її підтвердити.</text:p>
      <text:p text:style-name="P128"><text:span text:style-name="T38"/></text:p>
      <text:p text:style-name="P121"><text:span text:style-name="T38">Рисунок 6.</text:span><text:span text:style-name="T55">4</text:span><text:span text:style-name="T38"> — </text:span><text:span text:style-name="T55">Список вибору методу розв’язання </text:span><text:span text:style-name="T54">СЛАР</text:span></text:p>
      <text:p text:style-name="P128"><text:span text:style-name="T38">Потім треба натиснути на клавішу «???» для запущення процесу розв’язання введеної СЛАР користувачем. Якщо СЛАР </text:span><text:span text:style-name="T57">була розв’язана успішно, то програма відобразить час завершення розв’язання СЛАР та час </text:span><text:soft-page-break/><text:span text:style-name="T57">можливості отримати розв’язок СЛАР графічно або виводом у файл в залежності від її розмірності</text:span><text:span text:style-name="T38">.</text:span></text:p>
      <text:p text:style-name="P140">Якщо СЛАР не була розв’язана вдало, то буде виведено повідомлення про неможливість розв’язку СЛАР.</text:p>
      <text:p text:style-name="P129"><text:span text:style-name="T38">Якщо СЛАР була розв’язана вдало та її розмірность дорівнює 2, то буде виведено її графічний розв’язок у вікні програми</text:span><text:span text:style-name="T55">.</text:span></text:p>
      <text:p text:style-name="P136">6.2.<text:tab/>Формат вхідних даних</text:p>
      <text:p text:style-name="P141">Користувач на вхід програми подається СЛАР у матричному вигяді, тобто задається за допомогою матриці системи та стовпця вільних членів, числа яких є дійсними.</text:p>
      <text:p text:style-name="P125"><text:span text:style-name="T38">Результатом виконання програми є розв’язок встановленої СЛАР</text:span><text:span text:style-name="T58">. </text:span><text:span text:style-name="T59">У вікні програми СЛАР буде відображатися вертикільною таблицею значень розв’язків СЛАР (рисунок 6.5)</text:span><text:span text:style-name="T58">. Якщо розв’язок буде виведено до файлу, то його змістом буде список дійсних чисел, де числа розділені одним пробілом.</text:span></text:p>
      <text:p text:style-name="P125"><text:span text:style-name="T58"/></text:p>
      <text:p text:style-name="P122"><text:span text:style-name="T58">Рисунок 6.</text:span><text:span text:style-name="T59">5</text:span><text:span text:style-name="T58"> — </text:span><text:span text:style-name="T59">Табличний метод відображення розв’язків</text:span><text:span text:style-name="T55"> </text:span><text:span text:style-name="T54">СЛАР</text:span></text:p>
      <text:p text:style-name="P130">1.3.<text:tab/>Системні вимоги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78"/>
          </table:table-cell>
          <table:table-cell table:style-name="Таблица4.A1" office:value-type="string">
            <text:p text:style-name="P81">Мінімальні</text:p>
          </table:table-cell>
          <table:table-cell table:style-name="Таблица4.C1" office:value-type="string">
            <text:p text:style-name="P81">Рекомендовані</text:p>
          </table:table-cell>
        </table:table-row>
        <table:table-row>
          <table:table-cell table:style-name="Таблица4.A2" office:value-type="string">
            <text:p text:style-name="P81">Операційна система</text:p>
          </table:table-cell>
          <table:table-cell table:style-name="Таблица4.A2" office:value-type="string">
            <text:p text:style-name="P81">Linux (з останніми обновленнями)</text:p>
          </table:table-cell>
          <table:table-cell table:style-name="Таблица4.C2" office:value-type="string">
            <text:p text:style-name="P81">ArchLinux (з останніми обновленнями)</text:p>
          </table:table-cell>
        </table:table-row>
        <table:table-row>
          <table:table-cell table:style-name="Таблица4.A2" office:value-type="string">
            <text:p text:style-name="P78">Процесор</text:p>
          </table:table-cell>
          <table:table-cell table:style-name="Таблица4.C2" table:number-columns-spanned="2" office:value-type="string">
            <text:p text:style-name="P78">Intel i7-6700HQ (8) @ 3.500GHz</text:p>
          </table:table-cell>
          <table:covered-table-cell/>
        </table:table-row>
        <table:table-row>
          <table:table-cell table:style-name="Таблица4.A2" office:value-type="string">
            <text:p text:style-name="P79">Оперативна пам'ять</text:p>
          </table:table-cell>
          <table:table-cell table:style-name="Таблица4.A2" office:value-type="string">
            <text:p text:style-name="P82">4 GB RAM</text:p>
          </table:table-cell>
          <table:table-cell table:style-name="Таблица4.C2" office:value-type="string">
            <text:p text:style-name="P82">8 GB RAM</text:p>
          </table:table-cell>
        </table:table-row>
        <table:table-row>
          <table:table-cell table:style-name="Таблица4.A2" office:value-type="string">
            <text:p text:style-name="P79">Відеоадаптер</text:p>
          </table:table-cell>
          <table:table-cell table:style-name="Таблица4.C2" table:number-columns-spanned="2" office:value-type="string">
            <text:p text:style-name="P78">Intel HD Graphics 530</text:p>
          </table:table-cell>
          <table:covered-table-cell/>
        </table:table-row>
        <table:table-row>
          <table:table-cell table:style-name="Таблица4.A2" office:value-type="string">
            <text:p text:style-name="P79">Дисплей</text:p>
          </table:table-cell>
          <table:table-cell table:style-name="Таблица4.A2" office:value-type="string">
            <text:p text:style-name="P176">1920x1080</text:p>
          </table:table-cell>
          <table:table-cell table:style-name="Таблица4.C2" office:value-type="string">
            <text:p text:style-name="P82">1920x1080 та вище</text:p>
          </table:table-cell>
        </table:table-row>
        <table:table-row>
          <table:table-cell table:style-name="Таблица4.A2" office:value-type="string">
            <text:p text:style-name="P81">Прилади введення</text:p>
          </table:table-cell>
          <table:table-cell table:style-name="Таблица4.C2" table:number-columns-spanned="2" office:value-type="string">
            <text:p text:style-name="P78">Клавіатура, комп’ютерна миша</text:p>
          </table:table-cell>
          <table:covered-table-cell/>
        </table:table-row>
        <table:table-row>
          <table:table-cell table:style-name="Таблица4.A2" office:value-type="string">
            <text:p text:style-name="P79">Додаткове програмне забезпечення</text:p>
          </table:table-cell>
          <table:table-cell table:style-name="Таблица4.C2" table:number-columns-spanned="2" office:value-type="string">
            <text:p text:style-name="P81"><text:span text:style-name="T142">Базові пакети</text:span><text:span text:style-name="T140"> </text:span><text:span text:style-name="T142">(</text:span><text:span text:style-name="T140">«base», «base-devel»</text:span><text:span text:style-name="T142">)</text:span><text:span text:style-name="T140">; </text:span><text:span text:style-name="T142">б</text:span>ібліотека <text:span text:style-name="T141">для</text:span> GTKMM-3.0 <text:span text:style-name="T141">(«gtkmm3»)</text:span></text:p>
          </table:table-cell>
          <table:covered-table-cell/>
        </table:table-row>
      </table:table>
      <text:p text:style-name="P131"/>
      <text:p text:style-name="P35"><text:span text:style-name="T94">7 <text:s text:c="2"/>А</text:span><text:span text:style-name="T95">НАЛІЗ РЕЗУЛЬТАТІВ</text:span></text:p>
      <text:p text:style-name="P38"/>
      <text:p text:style-name="P72">Немає</text:p>
      <text:p text:style-name="P44">В<text:span text:style-name="T93">ИСНОВКИ</text:span></text:p>
      <text:p text:style-name="P38"/>
      <text:p text:style-name="P73">Немає</text:p>
      <text:p text:style-name="P44">П<text:span text:style-name="T93">ЕРЕЛІК ПОСИЛАНЬ</text:span></text:p>
      <text:p text:style-name="P45"/>
      <text:p text:style-name="P74">Немає</text:p>
      <text:p text:style-name="P10">КИЇВСЬКИЙ ПОЛІТЕХНІЧНИЙ ІНСТИТУТ ім. І. Сікорського</text:p>
      <text:p text:style-name="P11"/>
      <text:p text:style-name="P11">Кафедра</text:p>
      <text:p text:style-name="P11">інформатики та програмної інженерії</text:p>
      <text:p text:style-name="P12"/>
      <text:p text:style-name="P17"><text:tab/><text:tab/><text:tab/><text:tab/><text:tab/><text:tab/><text:tab/><text:tab/><text:tab/> Затвердив </text:p>
      <text:p text:style-name="P18">Керівник _<text:span text:style-name="T35">_</text:span><text:span text:style-name="T2">Головченко М.М.</text:span><text:span text:style-name="T35">_</text:span>___ </text:p>
      <text:p text:style-name="P15"><text:tab/><text:tab/><text:tab/><text:tab/><text:tab/><text:tab/> «_<text:span text:style-name="T27">03</text:span>»___<text:span text:style-name="T61">квітня</text:span>______202<text:span text:style-name="T62">4</text:span> р.</text:p>
      <text:p text:style-name="P18"/>
      <text:p text:style-name="P18">Виконавець:</text:p>
      <text:p text:style-name="P19">Студент __<text:span text:style-name="T3">Адаменко А.Б.</text:span><text:span text:style-name="T5">__</text:span></text:p>
      <text:p text:style-name="P21"><text:s/>«_<text:span text:style-name="T27">03</text:span>»____<text:span text:style-name="T61">квітня</text:span>________202<text:span text:style-name="T62">4</text:span> р.</text:p>
      <text:p text:style-name="P26"/>
      <text:p text:style-name="P26"/>
      <text:p text:style-name="P27"/>
      <text:p text:style-name="P26"/>
      <text:p text:style-name="P26"/>
      <text:p text:style-name="P24">ТЕХНІЧНЕ ЗАВДАННЯ</text:p>
      <text:p text:style-name="P13">на виконання курсової роботи</text:p>
      <text:p text:style-name="P13">на тему: «Розв'язання СЛАР точними методами»</text:p>
      <text:p text:style-name="P13">з дисципліни:</text:p>
      <text:p text:style-name="P13">«<text:span text:style-name="T63">Основи програмування</text:span>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Київ 202<text:span text:style-name="T60">4</text:span></text:p>
      <text:list xml:id="list1627855450" text:style-name="WWNum1">
        <text:list-item>
          <text:list>
            <text:list-item>
              <text:p text:style-name="P180"><text:span text:style-name="T6">Мета</text:span><text:span text:style-name="T63">: </text:span>Метою курсової роботи <text:span text:style-name="T65">є забезпечення надійності та коректності програмного забезпечення для розв’язання СЛАР різними точними методами.</text:span></text:p>
            </text:list-item>
            <text:list-item>
              <text:p text:style-name="P183"><text:span text:style-name="T6">Дата</text:span><text:span text:style-name="T5"> початку роботи</text:span><text:span text:style-name="T63">: «_</text:span><text:span text:style-name="T4">03</text:span><text:span text:style-name="T63">»___</text:span><text:span text:style-name="T4">квітня</text:span><text:span text:style-name="T63">____</text:span>202<text:span text:style-name="T62">4</text:span> р.</text:p>
            </text:list-item>
            <text:list-item>
              <text:p text:style-name="P181"><text:span text:style-name="T6">Дата</text:span><text:span text:style-name="T5"> закінчення роботи</text:span><text:span text:style-name="T63">: «___»___________ </text:span>202<text:span text:style-name="T62">4</text:span> р.</text:p>
            </text:list-item>
            <text:list-item>
              <text:p text:style-name="P181"><text:span text:style-name="T6">Вимоги</text:span><text:span text:style-name="T5"> до програмного забезпечення</text:span>.</text:p>
            </text:list-item>
          </text:list>
        </text:list-item>
      </text:list>
      <text:list xml:id="list1597416904" text:style-name="WWNum2">
        <text:list-item>
          <text:p text:style-name="P184"><text:span text:style-name="T1">Функціональні вимоги</text:span>:</text:p>
        </text:list-item>
      </text:list>
      <text:list xml:id="list2919966026" text:style-name="WWNum3">
        <text:list-item>
          <text:p text:style-name="P185">Можливість <text:span text:style-name="T65">ввести розмірність СЛАР.</text:span></text:p>
        </text:list-item>
        <text:list-item>
          <text:p text:style-name="P189">Можливість задавати вільні коефіцієнти та коефіцієнти невідомих змінних СЛАР.</text:p>
        </text:list-item>
        <text:list-item>
          <text:p text:style-name="P189">Можливість обирати один з методів розв’язання СЛАР.</text:p>
        </text:list-item>
        <text:list-item>
          <text:p text:style-name="P189">Розв’язати СЛАР обраним методом <text:span text:style-name="T37">(LUP-методом, метод обертання, метод Гауса-Холецького (квадратного кореня))</text:span>.</text:p>
        </text:list-item>
        <text:list-item>
          <text:p text:style-name="P185"><text:span text:style-name="T65">Можливість зберігати результати розв’язання СЛАР у текстовий файл</text:span>.</text:p>
        </text:list-item>
        <text:list-item>
          <text:p text:style-name="P190">Можливість графічного розв’язання СЛАР у випадку розмірності СЛАР у дв<text:span text:style-name="T36">а рівняння</text:span>.</text:p>
        </text:list-item>
        <text:list-item>
          <text:p text:style-name="P191">Відображати значення <text:span text:style-name="T161">практичної</text:span> складності алгоритмів розв’язання СЛАР.</text:p>
        </text:list-item>
        <text:list-item>
          <text:p text:style-name="P191">Нормальна обробка та реакція на некоректні дії користувача.</text:p>
        </text:list-item>
        <text:list-item>
          <text:p text:style-name="P192">Можливість відображення практичної складності алгоритму.</text:p>
        </text:list-item>
      </text:list>
      <text:list text:continue-list="list1597416904" text:style-name="WWNum2">
        <text:list-item>
          <text:p text:style-name="P187"><text:span text:style-name="T1">Нефункціональні вимоги</text:span>:</text:p>
        </text:list-item>
      </text:list>
      <text:list text:continue-list="list2919966026" text:style-name="WWNum3">
        <text:list-item>
          <text:p text:style-name="P193">Можливість <text:span text:style-name="T66">запускати </text:span><text:span text:style-name="T67">та працювати з</text:span><text:span text:style-name="T66"> програмн</text:span><text:span text:style-name="T67">им</text:span><text:span text:style-name="T66"> забезпечення</text:span><text:span text:style-name="T67">м</text:span><text:span text:style-name="T66"> на операційній системі «</text:span><text:span text:style-name="T101">Linux</text:span><text:span text:style-name="T66">».</text:span></text:p>
        </text:list-item>
        <text:list-item>
          <text:p text:style-name="P186">Все програмне забезпечення та супроводжувача технічна документація повинні задовольняти наступним ДЕСТам:</text:p>
        </text:list-item>
      </text:list>
      <text:p text:style-name="P22"><text:soft-page-break/>ГОСТ 29.401 - 78 - Текст програми. Вимоги до змісту та оформлення.</text:p>
      <text:p text:style-name="P22">ГОСТ 19.106 - 78 - Вимоги до програмної документації.</text:p>
      <text:p text:style-name="P22">ГОСТ 7.1 - 84 та ДСТУ 3008 - 2015 - Розробка технічної документації.</text:p>
      <text:p text:style-name="P23"/>
      <text:list xml:id="list4600405402298" text:continue-list="list1627855450" text:style-name="WWNum1">
        <text:list-item>
          <text:list>
            <text:list-item>
              <text:p text:style-name="P181"><text:span text:style-name="T6">Стадії</text:span><text:span text:style-name="T5"> та етапи розробки</text:span><text:span text:style-name="T63">:</text:span></text:p>
            </text:list-item>
          </text:list>
        </text:list-item>
      </text:list>
      <text:list text:style-name="WWNum4">
        <text:list-item>
          <text:p text:style-name="P188"><text:span text:style-name="T63">Об'єктно-орієнтований аналіз</text:span> предметної області задачі (до__.__.202<text:span text:style-name="T62">4 </text:span>р.)</text:p>
        </text:list-item>
        <text:list-item>
          <text:p text:style-name="P188"><text:s/><text:span text:style-name="T63">Об'єктно-орієнтоване </text:span>проектування архітектури програмної системи (до __.__.202<text:span text:style-name="T62">4 </text:span>р.)</text:p>
        </text:list-item>
        <text:list-item>
          <text:p text:style-name="P188"><text:span text:style-name="T63">Розробка програмного забезпечення (до __.__.202</text:span><text:span text:style-name="T64">4 </text:span><text:span text:style-name="T63">р.)</text:span></text:p>
        </text:list-item>
        <text:list-item>
          <text:p text:style-name="P188"><text:span text:style-name="T63">Тестування розробленої програми (до __.__.20</text:span><text:span text:style-name="T64">24 </text:span><text:span text:style-name="T63">р.)</text:span></text:p>
        </text:list-item>
        <text:list-item>
          <text:p text:style-name="P188"><text:span text:style-name="T63">Розробка пояснювальної записки (до __.__.202</text:span><text:span text:style-name="T64">4 </text:span><text:span text:style-name="T63">р.).</text:span></text:p>
        </text:list-item>
        <text:list-item>
          <text:p text:style-name="P188"><text:span text:style-name="T63">Захист</text:span> курсової роботи (до __.__.202<text:span text:style-name="T62">4</text:span> р.).</text:p>
        </text:list-item>
      </text:list>
      <text:list text:continue-list="list4600405402298" text:style-name="WWNum1">
        <text:list-item>
          <text:list>
            <text:list-item>
              <text:p text:style-name="P182"><text:span text:style-name="T5">Порядок контролю та приймання</text:span><text:span text:style-name="T63">. </text:span>Поточні результати роботи над КР регулярно демонструються викладачу. С<text:span text:style-name="T30">воєчасність виконання основних етапів графіку підготовки роботи </text:span>впливає на <text:span text:style-name="T31">оцінку</text:span> за КР відповідно до критеріїв оцінювання.</text:p>
            </text:list-item>
          </text:list>
        </text:list-item>
      </text:list>
      <text:h text:style-name="P175" text:outline-level="1" loext:marker-style-name="T51"><text:bookmark-start text:name="_Toc326966890"/><text:bookmark-start text:name="_Toc135587154"/><text:span text:style-name="T51">Додаток </text:span><text:span text:style-name="T85">Б</text:span><text:span text:style-name="T51"> </text:span><text:bookmark-end text:name="_Toc326966890"/><text:span text:style-name="T51">Тексти програмного коду</text:span><text:bookmark-end text:name="_Toc135587154"/></text:h>
      <text:p text:style-name="P62"><draw:custom-shape text:anchor-type="char" draw:z-index="133" draw:name="Поле 78" draw:style-name="gr8" draw:text-style-name="P245" svg:width="3.1323in" svg:height="0.9787in" svg:x="1.7638in" svg:y="5.8256in"><text:p text:style-name="P177" loext:marker-style-name="T5"><text:span text:style-name="T33">студента групи ІП-</text:span><text:span text:style-name="T34">35</text:span><text:span text:style-name="T33"> І курсу</text:span></text:p><text:p text:style-name="P178" loext:marker-style-name="T5"><text:span text:style-name="T22">Адаменко А</text:span><text:span text:style-name="T5">.</text:span><text:span text:style-name="T22">Б.</text:span></text:p><text:p text:style-name="P179" loext:marker-style-name="T100"/><text:p text:style-name="P179" loext:marker-style-name="T100"/><text:p text:style-name="P179" loext:marker-style-name="T100"/><text:p text:style-name="P69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36" draw:name="Группа 79" draw:style-name="gr1"><draw:custom-shape draw:name="Text Box 1" draw:style-name="gr6" draw:text-style-name="P243" svg:width="3.1413in" svg:height="0.1906in" svg:x="1.7744in" svg:y="3.5374in"><text:p text:style-name="P71">(Вид носія даних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7" draw:text-style-name="P243" svg:width="3.1516in" svg:height="0.2661in" svg:x="1.7689in" svg:y="3.2937in"><text:p text:style-name="P71" loext:marker-style-name="T29"><text:span text:style-name="T23">C</text:span><text:span text:style-name="T28">D-R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5" draw:text-style-name="P244" svg:x1="1.7689in" svg:y1="3.5323in" svg:x2="4.9217in" svg:y2="3.5331in"><text:p/></draw:line></draw:g></draw:g><draw:g text:anchor-type="char" draw:z-index="137" draw:name="Группа 84" draw:style-name="gr1"><draw:custom-shape draw:name="Text Box 7" draw:style-name="gr2" draw:text-style-name="P243" svg:width="3.7531in" svg:height="0.1906in" svg:x="1.4646in" svg:y="4.1528in"><text:p text:style-name="P71">(Обсяг програми (документа), арк., Кб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8" draw:style-name="gr4" draw:text-style-name="P243" svg:width="3.7657in" svg:height="0.2661in" svg:x="1.4583in" svg:y="3.9091in"><text:p text:style-name="P71" loext:marker-style-name="T5"><text:span text:style-name="T23">182</text:span><text:span text:style-name="T28"> арк,</text:span><text:span text:style-name="T23"> 124 К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5" draw:text-style-name="P244" svg:x1="1.4583in" svg:y1="4.1492in" svg:x2="5.2248in" svg:y2="4.1496in"><text:p/></draw:line></draw:g></draw:g></text:p>
      <text:p text:style-name="P63"><draw:g text:anchor-type="char" draw:z-index="115" draw:name="Группа 89" draw:style-name="gr10"><draw:custom-shape draw:name="Text Box 3" draw:style-name="gr11" draw:text-style-name="P243" svg:width="5.1768in" svg:height="0.7858in" svg:x="0.8827in" svg:y="2.326in"><text:p text:style-name="P70">(Найменування програми (документа)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4" draw:style-name="gr12" draw:text-style-name="P243" svg:width="5.1941in" svg:height="1.0913in" svg:x="0.8827in" svg:y="1.3217in"><text:p text:style-name="P68"/><text:p text:style-name="P68" loext:marker-style-name="T8"><text:span text:style-name="T8">Тексти програмного ко</text:span><text:span text:style-name="T24">ду програмного забезпечення вирішення задачі </text:span><text:span text:style-name="T25">знаходження розв’язків системи лінійних рівнян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5" draw:text-style-name="P244" svg:x1="0.8744in" svg:y1="2.3083in" svg:x2="6.0697in" svg:y2="2.3087in"><text:p/></draw:line></draw:g></draw:g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fo:text-indent="0.5102in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weight="bold" style:font-name-asian="Unifont" style:font-family-asian="Unifont" style:font-family-generic-asian="system" style:font-pitch-asian="variable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in" fo:margin-right="0in" fo:margin-top="0.1665in" fo:margin-bottom="0.1665in" style:contextual-spacing="false" fo:line-height="100%" fo:text-align="center" style:justify-single-word="false" fo:text-indent="0in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1972in" fo:margin-right="-0.561in" fo:line-height="100%" fo:text-align="start" style:justify-single-word="false" fo:text-indent="0in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1.3154in" fo:margin-bottom="0in" style:contextual-spacing="false" fo:line-height="0.2846in" fo:text-align="center" style:justify-single-word="false" fo:orphans="0" fo:widows="0" fo:text-indent="0in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  <style:text-properties fo:text-transform="uppercase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in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945in" fo:margin-top="0in" fo:margin-bottom="0.0693in" style:contextual-spacing="false">
        <style:tab-stops>
          <style:tab-stop style:position="1.222in"/>
          <style:tab-stop style:position="6.68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89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1665in" fo:margin-bottom="0.0835in" style:contextual-spacing="false" fo:text-align="center" style:justify-single-word="false" fo:keep-together="always" fo:text-indent="0in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02in" fo:margin-left="0.802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802in" fo:margin-left="1.294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802in" fo:margin-left="1.7866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802in" fo:margin-left="2.2791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802in" fo:margin-left="2.771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9543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898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898in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898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898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898in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898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898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898in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8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14T00:45:59.748307107</dc:date>
    <meta:editing-duration>P1DT17H1M18S</meta:editing-duration>
    <meta:editing-cycles>156</meta:editing-cycles>
    <meta:generator>LibreOffice/7.6.5.2$Linux_X86_64 LibreOffice_project/60$Build-2</meta:generator>
    <meta:document-statistic meta:table-count="4" meta:image-count="0" meta:object-count="152" meta:page-count="29" meta:paragraph-count="439" meta:word-count="2866" meta:character-count="19879" meta:non-whitespace-character-count="17116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00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z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over accent="true">
              <msub>
                <mi>l</mi>
                <mi mathvariant="italic">ji</mi>
              </msub>
              <mo>¯</mo>
            </mover>
          </mrow>
        </mrow>
      </mrow>
      <msub>
        <mi>x</mi>
        <mi>j</mi>
      </msub>
      <mi>,</mi>
      <mtext>    </mtext>
      <mrow>
        <mi>i</mi>
        <mo stretchy="false">=</mo>
        <mover accent="true">
          <mrow>
            <mi>n</mi>
            <mi>,</mi>
            <mn>1</mn>
          </mrow>
          <mo>¯</mo>
        </mover>
      </mrow>
    </mrow>
    <annotation encoding="StarMath 5.0">x_i = z_i - sum from {j = i + 1} to n overline {l_ji} x_j, "    " i = overline {n, 1}</annotation>
  </semantics>
</math>
</file>

<file path=Object 10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2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03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04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05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06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107/content.xml><?xml version="1.0" encoding="utf-8"?>
<math xmlns="http://www.w3.org/1998/Math/MathML" display="block">
  <semantics>
    <msub>
      <mi mathvariant="italic">na</mi>
      <mi mathvariant="italic">ji</mi>
    </msub>
    <annotation encoding="StarMath 5.0">na_ji</annotation>
  </semantics>
</math>
</file>

<file path=Object 108/content.xml><?xml version="1.0" encoding="utf-8"?>
<math xmlns="http://www.w3.org/1998/Math/MathML" display="block">
  <semantics>
    <msub>
      <mi mathvariant="italic">na</mi>
      <mi mathvariant="italic">ii</mi>
    </msub>
    <annotation encoding="StarMath 5.0">na_ii</annotation>
  </semantics>
</math>
</file>

<file path=Object 109/content.xml><?xml version="1.0" encoding="utf-8"?>
<math xmlns="http://www.w3.org/1998/Math/MathML" display="block">
  <semantics>
    <mfrac>
      <mi>a</mi>
      <msqrt>
        <mrow>
          <mo fence="true" form="prefix"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fence="true" form="postfix" stretchy="false">)</mo>
        </mrow>
      </msqrt>
    </mfrac>
    <annotation encoding="StarMath 5.0">{frac a {sqrt(a^2 + b^2)}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10/content.xml><?xml version="1.0" encoding="utf-8"?>
<math xmlns="http://www.w3.org/1998/Math/MathML" display="block">
  <semantics>
    <mfrac>
      <mi>b</mi>
      <msqrt>
        <mrow>
          <mo fence="true" form="prefix"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fence="true" form="postfix" stretchy="false">)</mo>
        </mrow>
      </msqrt>
    </mfrac>
    <annotation encoding="StarMath 5.0">{frac b {sqrt(a^2 + b^2)}}</annotation>
  </semantics>
</math>
</file>

<file path=Object 111/content.xml><?xml version="1.0" encoding="utf-8"?>
<math xmlns="http://www.w3.org/1998/Math/MathML" display="block">
  <semantics>
    <mrow>
      <msup>
        <mi>a</mi>
        <mn>2</mn>
      </msup>
      <mo stretchy="false">+</mo>
      <msup>
        <mi>b</mi>
        <mn>2</mn>
      </msup>
    </mrow>
    <annotation encoding="StarMath 5.0">a^2 + b^2</annotation>
  </semantics>
</math>
</file>

<file path=Object 112/content.xml><?xml version="1.0" encoding="utf-8"?>
<math xmlns="http://www.w3.org/1998/Math/MathML" display="block">
  <semantics>
    <msub>
      <mi mathvariant="italic">na</mi>
      <mi mathvariant="italic">ik</mi>
    </msub>
    <annotation encoding="StarMath 5.0">na_ik</annotation>
  </semantics>
</math>
</file>

<file path=Object 113/content.xml><?xml version="1.0" encoding="utf-8"?>
<math xmlns="http://www.w3.org/1998/Math/MathML" display="block">
  <semantics>
    <msub>
      <mi mathvariant="italic">na</mi>
      <mi mathvariant="italic">ik</mi>
    </msub>
    <annotation encoding="StarMath 5.0">na_ik</annotation>
  </semantics>
</math>
</file>

<file path=Object 114/content.xml><?xml version="1.0" encoding="utf-8"?>
<math xmlns="http://www.w3.org/1998/Math/MathML" display="block">
  <semantics>
    <mrow>
      <msub>
        <mi mathvariant="italic">ca</mi>
        <mi mathvariant="italic">ik</mi>
      </msub>
      <mo stretchy="false">+</mo>
      <msub>
        <mi mathvariant="italic">sa</mi>
        <mi mathvariant="italic">jk</mi>
      </msub>
    </mrow>
    <annotation encoding="StarMath 5.0">ca_ik + sa_jk</annotation>
  </semantics>
</math>
</file>

<file path=Object 115/content.xml><?xml version="1.0" encoding="utf-8"?>
<math xmlns="http://www.w3.org/1998/Math/MathML" display="block">
  <semantics>
    <msub>
      <mi mathvariant="italic">na</mi>
      <mi mathvariant="italic">jk</mi>
    </msub>
    <annotation encoding="StarMath 5.0">na_jk</annotation>
  </semantics>
</math>
</file>

<file path=Object 116/content.xml><?xml version="1.0" encoding="utf-8"?>
<math xmlns="http://www.w3.org/1998/Math/MathML" display="block">
  <semantics>
    <mrow>
      <mrow>
        <mo stretchy="false">−</mo>
        <mi mathvariant="italic">st</mi>
      </mrow>
      <mo stretchy="false">+</mo>
      <msub>
        <mi mathvariant="italic">ca</mi>
        <mi mathvariant="italic">jk</mi>
      </msub>
    </mrow>
    <annotation encoding="StarMath 5.0">-st + ca_jk</annotation>
  </semantics>
</math>
</file>

<file path=Object 117/content.xml><?xml version="1.0" encoding="utf-8"?>
<math xmlns="http://www.w3.org/1998/Math/MathML" display="block">
  <semantics>
    <mrow>
      <msub>
        <mi>a</mi>
        <mi mathvariant="italic">ij</mi>
      </msub>
      <msub>
        <mi>x</mi>
        <mi>j</mi>
      </msub>
    </mrow>
    <annotation encoding="StarMath 5.0">a_ij x_j</annotation>
  </semantics>
</math>
</file>

<file path=Object 118/content.xml><?xml version="1.0" encoding="utf-8"?>
<math xmlns="http://www.w3.org/1998/Math/MathML" display="block">
  <semantics>
    <msub>
      <mi>a</mi>
      <mi mathvariant="italic">ii</mi>
    </msub>
    <annotation encoding="StarMath 5.0">a_ii</annotation>
  </semantics>
</math>
</file>

<file path=Object 1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20/content.xml><?xml version="1.0" encoding="utf-8"?>
<math xmlns="http://www.w3.org/1998/Math/MathML" display="block">
  <semantics>
    <mfrac>
      <mrow>
        <msub>
          <mi>a</mi>
          <mrow>
            <mi>i</mi>
            <mi>n</mi>
          </mrow>
        </msub>
        <mo stretchy="false">−</mo>
        <mi>s</mi>
      </mrow>
      <msub>
        <mi>a</mi>
        <mi mathvariant="italic">ii</mi>
      </msub>
    </mfrac>
    <annotation encoding="StarMath 5.0">{frac {a_{i n} - s} a_ii}</annotation>
  </semantics>
</math>
</file>

<file path=Object 121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22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23/content.xml><?xml version="1.0" encoding="utf-8"?>
<math xmlns="http://www.w3.org/1998/Math/MathML" display="block">
  <semantics>
    <mrow>
      <mrow>
        <mrow>
          <mo fence="true" form="prefix" stretchy="true">|</mo>
          <mrow>
            <msub>
              <mi mathvariant="italic">na</mi>
              <mi mathvariant="italic">ij</mi>
            </msub>
          </mrow>
          <mo fence="true" form="postfix" stretchy="true">|</mo>
        </mrow>
        <mo stretchy="false">=</mo>
        <mrow>
          <mo fence="true" form="prefix" stretchy="true">|</mo>
          <mrow>
            <mrow>
              <mtext>max</mtext>
              <msub>
                <mi mathvariant="italic">na</mi>
                <mi mathvariant="italic">kj</mi>
              </msub>
            </mrow>
          </mrow>
          <mo fence="true" form="postfix" stretchy="true">|</mo>
        </mrow>
      </mrow>
      <mi>,</mi>
      <mrow>
        <mi>j</mi>
        <mo stretchy="false">=</mo>
        <mover accent="true">
          <mrow>
            <mi>j</mi>
            <mi>,</mi>
            <mi>n</mi>
          </mrow>
          <mo>¯</mo>
        </mover>
      </mrow>
      <mi>,</mi>
      <mrow>
        <mi>i</mi>
        <mo stretchy="false">=</mo>
        <mover accent="true">
          <mrow>
            <mi>j</mi>
            <mi>,</mi>
            <mi>n</mi>
          </mrow>
          <mo>¯</mo>
        </mover>
      </mrow>
    </mrow>
    <annotation encoding="StarMath 5.0">abs{na_ij} = abs{"max" na_kj}, j = overline {j, n}, i = overline {j, n}</annotation>
  </semantics>
</math>
</file>

<file path=Object 124/content.xml><?xml version="1.0" encoding="utf-8"?>
<math xmlns="http://www.w3.org/1998/Math/MathML" display="block">
  <semantics>
    <msub>
      <mi>a</mi>
      <mi mathvariant="italic">jj</mi>
    </msub>
    <annotation encoding="StarMath 5.0">a_jj</annotation>
  </semantics>
</math>
</file>

<file path=Object 125/content.xml><?xml version="1.0" encoding="utf-8"?>
<math xmlns="http://www.w3.org/1998/Math/MathML" display="block">
  <semantics>
    <mrow>
      <mi mathvariant="italic">MaxColumnValue</mi>
      <mo stretchy="false">=</mo>
      <mn>0</mn>
    </mrow>
    <annotation encoding="StarMath 5.0">MaxColumnValue = 0</annotation>
  </semantics>
</math>
</file>

<file path=Object 126/content.xml><?xml version="1.0" encoding="utf-8"?>
<math xmlns="http://www.w3.org/1998/Math/MathML" display="block">
  <semantics>
    <mrow>
      <mrow>
        <mo fence="true" form="prefix" stretchy="true">|</mo>
        <mrow>
          <msub>
            <mi mathvariant="italic">na</mi>
            <mi mathvariant="italic">ij</mi>
          </msub>
        </mrow>
        <mo fence="true" form="postfix" stretchy="true">|</mo>
      </mrow>
      <mo stretchy="false">&gt;</mo>
      <mrow>
        <mo fence="true" form="prefix" stretchy="true">|</mo>
        <mrow>
          <msub>
            <mi mathvariant="italic">na</mi>
            <mrow>
              <mi mathvariant="italic">MaxColumnIndex</mi>
              <mi>,</mi>
              <mi>j</mi>
            </mrow>
          </msub>
        </mrow>
        <mo fence="true" form="postfix" stretchy="true">|</mo>
      </mrow>
    </mrow>
    <annotation encoding="StarMath 5.0">abs{na_ij} &gt; abs{na_{MaxColumnIndex, j}}</annotation>
  </semantics>
</math>
</file>

<file path=Object 127/content.xml><?xml version="1.0" encoding="utf-8"?>
<math xmlns="http://www.w3.org/1998/Math/MathML" display="block">
  <semantics>
    <msub>
      <mi mathvariant="italic">na</mi>
      <mi mathvariant="italic">ij</mi>
    </msub>
    <annotation encoding="StarMath 5.0">na_ij</annotation>
  </semantics>
</math>
</file>

<file path=Object 128/content.xml><?xml version="1.0" encoding="utf-8"?>
<math xmlns="http://www.w3.org/1998/Math/MathML" display="block">
  <semantics>
    <msub>
      <mi>a</mi>
      <mrow>
        <mi>j</mi>
        <mi>,</mi>
        <mi>i</mi>
      </mrow>
    </msub>
    <annotation encoding="StarMath 5.0">a_{j, i}</annotation>
  </semantics>
</math>
</file>

<file path=Object 129/content.xml><?xml version="1.0" encoding="utf-8"?>
<math xmlns="http://www.w3.org/1998/Math/MathML" display="block">
  <semantics>
    <msub>
      <mi mathvariant="italic">na</mi>
      <mrow>
        <mi mathvariant="italic">MaxColumnIndex</mi>
        <mi>,</mi>
        <mi>i</mi>
      </mrow>
    </msub>
    <annotation encoding="StarMath 5.0">na_{MaxColumnIndex, i}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sub>
              <mi>a</mi>
              <mi mathvariant="italic">ij</mi>
            </msub>
            <mo stretchy="false">=</mo>
            <mrow>
              <mrow>
                <mo fence="true" form="prefix" stretchy="true">(</mo>
                <mrow>
                  <mrow>
                    <mrow>
                      <munderover>
                        <mo stretchy="false">∑</mo>
                        <mrow>
                          <mi>k</mi>
                          <mo stretchy="false">=</mo>
                          <mn>1</mn>
                        </mrow>
                        <mrow>
                          <mi>j</mi>
                          <mo stretchy="false">−</mo>
                          <mn>1</mn>
                        </mrow>
                      </munderover>
                      <msub>
                        <mi>l</mi>
                        <mi mathvariant="italic">ik</mi>
                      </msub>
                    </mrow>
                    <msub>
                      <mi>u</mi>
                      <mi mathvariant="italic">kj</mi>
                    </msub>
                  </mrow>
                </mrow>
                <mo fence="true" form="postfix" stretchy="true">)</mo>
              </mrow>
              <mo stretchy="false">+</mo>
              <msub>
                <mi>l</mi>
                <mi mathvariant="italic">ij</mi>
              </msub>
            </mrow>
          </mrow>
        </mtd>
      </mtr>
      <mtr>
        <mtd columnalign="left">
          <mrow>
            <mrow>
              <msub>
                <mi>a</mi>
                <mi mathvariant="italic">ji</mi>
              </msub>
              <mo stretchy="false">=</mo>
              <mrow>
                <mrow>
                  <mo fence="true" form="prefix" stretchy="true">(</mo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row>
                            <mi>j</mi>
                            <mo stretchy="false">−</mo>
                            <mn>1</mn>
                          </mrow>
                        </munderover>
                        <msub>
                          <mi>l</mi>
                          <mi mathvariant="italic">jk</mi>
                        </msub>
                      </mrow>
                      <msub>
                        <mi>u</mi>
                        <mi mathvariant="italic">ki</mi>
                      </msub>
                    </mrow>
                  </mrow>
                  <mo fence="true" form="postfix" stretchy="true">)</mo>
                </mrow>
                <mo stretchy="false">+</mo>
                <msub>
                  <mi>l</mi>
                  <mi mathvariant="italic">jj</mi>
                </msub>
              </mrow>
            </mrow>
            <msub>
              <mi>u</mi>
              <mi mathvariant="italic">ji</mi>
            </msub>
          </mrow>
        </mtd>
      </mtr>
    </mtable>
    <annotation encoding="StarMath 5.0">alignl a_ij = left ( sum from {k = 1} to {j - 1} l_ik u_kj right ) + l_ij
newline
alignl a_ji = left ( sum from {k = 1} to {j - 1} l_jk u_ki right ) + l_jj u_ji</annotation>
  </semantics>
</math>
</file>

<file path=Object 130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131/content.xml><?xml version="1.0" encoding="utf-8"?>
<math xmlns="http://www.w3.org/1998/Math/MathML" display="block">
  <semantics>
    <msub>
      <mi>p</mi>
      <mi mathvariant="italic">MaxColumnIndex</mi>
    </msub>
    <annotation encoding="StarMath 5.0">p_MaxColumnIndex</annotation>
  </semantics>
</math>
</file>

<file path=Object 132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133/content.xml><?xml version="1.0" encoding="utf-8"?>
<math xmlns="http://www.w3.org/1998/Math/MathML" display="block">
  <semantics>
    <mrow>
      <msub>
        <mi mathvariant="italic">na</mi>
        <mi mathvariant="italic">jj</mi>
      </msub>
      <mo stretchy="false">=</mo>
      <mn>0</mn>
    </mrow>
    <annotation encoding="StarMath 5.0">na_jj = 0</annotation>
  </semantics>
</math>
</file>

<file path=Object 134/content.xml><?xml version="1.0" encoding="utf-8"?>
<math xmlns="http://www.w3.org/1998/Math/MathML" display="block">
  <semantics>
    <mrow>
      <msub>
        <mi mathvariant="italic">na</mi>
        <mi mathvariant="italic">ik</mi>
      </msub>
      <msub>
        <mi>a</mi>
        <mi mathvariant="italic">kj</mi>
      </msub>
    </mrow>
    <annotation encoding="StarMath 5.0">na_ik a_kj</annotation>
  </semantics>
</math>
</file>

<file path=Object 135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36/content.xml><?xml version="1.0" encoding="utf-8"?>
<math xmlns="http://www.w3.org/1998/Math/MathML" display="block">
  <semantics>
    <mrow>
      <msub>
        <mi>a</mi>
        <mi mathvariant="italic">ij</mi>
      </msub>
      <mo stretchy="false">−</mo>
      <mi>s</mi>
    </mrow>
    <annotation encoding="StarMath 5.0">a_ij - s</annotation>
  </semantics>
</math>
</file>

<file path=Object 137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138/content.xml><?xml version="1.0" encoding="utf-8"?>
<math xmlns="http://www.w3.org/1998/Math/MathML" display="block">
  <semantics>
    <mrow>
      <msub>
        <mi mathvariant="italic">na</mi>
        <mi mathvariant="italic">jk</mi>
      </msub>
      <msub>
        <mi>a</mi>
        <mi mathvariant="italic">ki</mi>
      </msub>
    </mrow>
    <annotation encoding="StarMath 5.0">na_jk a_ki</annotation>
  </semantics>
</math>
</file>

<file path=Object 139/content.xml><?xml version="1.0" encoding="utf-8"?>
<math xmlns="http://www.w3.org/1998/Math/MathML" display="block">
  <semantics>
    <msub>
      <mi>a</mi>
      <mi mathvariant="italic">ji</mi>
    </msub>
    <annotation encoding="StarMath 5.0">a_ji</annotation>
  </semantics>
</math>
</file>

<file path=Object 14/content.xml><?xml version="1.0" encoding="utf-8"?>
<math xmlns="http://www.w3.org/1998/Math/MathML" display="block">
  <semantics>
    <mrow>
      <mrow>
        <mi>i</mi>
        <mo stretchy="false">=</mo>
        <mover accent="true">
          <mrow>
            <mn>1</mn>
            <mi>,</mi>
            <mi>n</mi>
          </mrow>
          <mo>¯</mo>
        </mover>
      </mrow>
      <mi>,</mi>
      <mrow>
        <mi>j</mi>
        <mo stretchy="false">=</mo>
        <mover accent="true">
          <mrow>
            <mn>1</mn>
            <mi>,</mi>
            <mi>i</mi>
          </mrow>
          <mo>¯</mo>
        </mover>
      </mrow>
    </mrow>
    <annotation encoding="StarMath 5.0">i = overline {1, n}, j = overline {1, i}</annotation>
  </semantics>
</math>
</file>

<file path=Object 140/content.xml><?xml version="1.0" encoding="utf-8"?>
<math xmlns="http://www.w3.org/1998/Math/MathML" display="block">
  <semantics>
    <mfrac>
      <mrow>
        <msub>
          <mi>a</mi>
          <mi mathvariant="italic">ji</mi>
        </msub>
        <mo stretchy="false">−</mo>
        <mi>s</mi>
      </mrow>
      <msub>
        <mi>a</mi>
        <mi mathvariant="italic">jj</mi>
      </msub>
    </mfrac>
    <annotation encoding="StarMath 5.0">{frac {a_ji - s} a_jj}</annotation>
  </semantics>
</math>
</file>

<file path=Object 141/content.xml><?xml version="1.0" encoding="utf-8"?>
<math xmlns="http://www.w3.org/1998/Math/MathML" display="block">
  <semantics>
    <msub>
      <mi>l</mi>
      <mi mathvariant="italic">ji</mi>
    </msub>
    <annotation encoding="StarMath 5.0">l_ji</annotation>
  </semantics>
</math>
</file>

<file path=Object 142/content.xml><?xml version="1.0" encoding="utf-8"?>
<math xmlns="http://www.w3.org/1998/Math/MathML" display="block">
  <semantics>
    <msub>
      <mi mathvariant="italic">na</mi>
      <mi mathvariant="italic">ji</mi>
    </msub>
    <annotation encoding="StarMath 5.0">na_ji</annotation>
  </semantics>
</math>
</file>

<file path=Object 143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144/content.xml><?xml version="1.0" encoding="utf-8"?>
<math xmlns="http://www.w3.org/1998/Math/MathML" display="block">
  <semantics>
    <msub>
      <mi>a</mi>
      <mi mathvariant="italic">ji</mi>
    </msub>
    <annotation encoding="StarMath 5.0">a_ji</annotation>
  </semantics>
</math>
</file>

<file path=Object 145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146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147/content.xml><?xml version="1.0" encoding="utf-8"?>
<math xmlns="http://www.w3.org/1998/Math/MathML" display="block">
  <semantics>
    <mrow>
      <msub>
        <mi>l</mi>
        <mi mathvariant="italic">ik</mi>
      </msub>
      <msub>
        <mi>y</mi>
        <mi>k</mi>
      </msub>
    </mrow>
    <annotation encoding="StarMath 5.0">l_ik y_k</annotation>
  </semantics>
</math>
</file>

<file path=Object 14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49/content.xml><?xml version="1.0" encoding="utf-8"?>
<math xmlns="http://www.w3.org/1998/Math/MathML" display="block">
  <semantics>
    <mfrac>
      <mrow>
        <msub>
          <mi>b</mi>
          <msub>
            <mi>p</mi>
            <mi>i</mi>
          </msub>
        </msub>
        <mo stretchy="false">−</mo>
        <mi>s</mi>
      </mrow>
      <msub>
        <mi>l</mi>
        <mi mathvariant="italic">ii</mi>
      </msub>
    </mfrac>
    <annotation encoding="StarMath 5.0">{frac {b_{p_i} - s} l_ii}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5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51/content.xml><?xml version="1.0" encoding="utf-8"?>
<math xmlns="http://www.w3.org/1998/Math/MathML" display="block">
  <semantics>
    <mrow>
      <msub>
        <mi>y</mi>
        <mi>i</mi>
      </msub>
      <mo stretchy="false">−</mo>
      <mi>s</mi>
    </mrow>
    <annotation encoding="StarMath 5.0">y_i - s</annotation>
  </semantics>
</math>
</file>

<file path=Object 152/content.xml><?xml version="1.0" encoding="utf-8"?>
<math xmlns="http://www.w3.org/1998/Math/MathML" display="block">
  <semantics>
    <mrow>
      <msub>
        <mi>u</mi>
        <mi mathvariant="italic">ik</mi>
      </msub>
      <msub>
        <mi>x</mi>
        <mi>k</mi>
      </msub>
    </mrow>
    <annotation encoding="StarMath 5.0">u_ik x_k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i>U</mi>
    <annotation encoding="StarMath 5.0">U</annotation>
  </semantics>
</math>
</file>

<file path=Object 19/content.xml><?xml version="1.0" encoding="utf-8"?>
<math xmlns="http://www.w3.org/1998/Math/MathML" display="block">
  <semantics>
    <mi>j</mi>
    <annotation encoding="StarMath 5.0">j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21</mn>
                  </msub>
                </mtd>
                <mtd>
                  <mo stretchy="false">…</mo>
                </mtd>
                <mtd>
                  <mn>2</mn>
                </mtd>
              </mtr>
              <mtr>
                <mtd>
                  <msub>
                    <mi>a</mi>
                    <mn>12</mn>
                  </msub>
                </mtd>
                <mtd>
                  <msub>
                    <mi>a</mi>
                    <mn>22</mn>
                  </msub>
                </mtd>
                <mtd>
                  <mo stretchy="false">…</mo>
                </mtd>
                <mtd>
                  <mn>2</mn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sub>
                    <mi>a</mi>
                    <mrow>
                      <mn>1</mn>
                      <mi>n</mi>
                    </mrow>
                  </msub>
                </mtd>
                <mtd>
                  <msub>
                    <mi>a</mi>
                    <mrow>
                      <mn>2</mn>
                      <mi>n</mi>
                    </mrow>
                  </msub>
                </mtd>
                <mtd>
                  <mo stretchy="false">⋮</mo>
                </mtd>
                <mtd>
                  <msub>
                    <mi>a</mi>
                    <mi mathvariant="italic">nn</mi>
                  </msub>
                </mtd>
              </mtr>
            </mtable>
          </mrow>
          <mo fence="true" form="postfix" stretchy="true">]</mo>
        </mrow>
      </mrow>
      <mi>,</mi>
      <mtext>    </mtext>
      <mrow>
        <mi>X</mi>
        <mo stretchy="false">=</mo>
        <mrow>
          <mo fence="true" form="prefix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form="postfix" stretchy="true">]</mo>
        </mrow>
      </mrow>
      <mi>,</mi>
      <mtext>    </mtext>
      <mrow>
        <mi>B</mi>
        <mo stretchy="false">=</mo>
        <mrow>
          <mo fence="true" form="prefix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row>
          <mo fence="true" form="postfix" stretchy="true">]</mo>
        </mrow>
      </mrow>
    </mrow>
    <annotation encoding="StarMath 5.0">A = left [ matrix {
	a_11 # a_21 # dotslow # 2 ##
	a_12 # a_22 # dotslow # 2 ##
	dotsvert # dotsvert # dotsdown # dotsvert ##
	a_1n # a_2n # dotsvert # a_nn
} right ]
, "    "
X = left [ stack {x_1 # x_2 # dotsvert # x_n} right ]
, "    "
B = left [ stack {b_1 # b_2 # dotsvert # b_n} right ]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U</mi>
    <annotation encoding="StarMath 5.0">U</annotation>
  </semantics>
</math>
</file>

<file path=Object 22/content.xml><?xml version="1.0" encoding="utf-8"?>
<math xmlns="http://www.w3.org/1998/Math/MathML" display="block">
  <semantics>
    <mi>n</mi>
    <annotation encoding="StarMath 5.0">n</annotation>
  </semantics>
</math>
</file>

<file path=Object 23/content.xml><?xml version="1.0" encoding="utf-8"?>
<math xmlns="http://www.w3.org/1998/Math/MathML" display="block">
  <semantics>
    <mi>j</mi>
    <annotation encoding="StarMath 5.0">j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sub>
      <mi>a</mi>
      <mi mathvariant="italic">ji</mi>
    </msub>
    <annotation encoding="StarMath 5.0">a_ji</annotation>
  </semantics>
</math>
</file>

<file path=Object 26/content.xml><?xml version="1.0" encoding="utf-8"?>
<math xmlns="http://www.w3.org/1998/Math/MathML" display="block">
  <semantics>
    <mrow>
      <mrow>
        <msub>
          <mi>l</mi>
          <mi mathvariant="italic">ij</mi>
        </msub>
        <mo stretchy="false">=</mo>
        <mrow>
          <msub>
            <mi>a</mi>
            <mi mathvariant="italic">ij</mi>
          </msub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i>j</mi>
                <mo stretchy="false">−</mo>
                <mn>1</mn>
              </mrow>
            </munderover>
            <msub>
              <mi>l</mi>
              <mi mathvariant="italic">ik</mi>
            </msub>
          </mrow>
        </mrow>
      </mrow>
      <msub>
        <mi>u</mi>
        <mi mathvariant="italic">kj</mi>
      </msub>
      <mi>,</mi>
      <mtext>    </mtext>
      <mrow>
        <mi>i</mi>
        <mo stretchy="false">=</mo>
        <mover accent="true">
          <mrow>
            <mi>j</mi>
            <mi>,</mi>
            <mi>n</mi>
          </mrow>
          <mo>¯</mo>
        </mover>
      </mrow>
    </mrow>
    <annotation encoding="StarMath 5.0">l_ij = a_ij - sum from {k = 1} to {j - 1} l_ik u_kj, "    " i = overline {j, n}</annotation>
  </semantics>
</math>
</file>

<file path=Object 27/content.xml><?xml version="1.0" encoding="utf-8"?>
<math xmlns="http://www.w3.org/1998/Math/MathML" display="block">
  <semantics>
    <mrow>
      <mrow>
        <msub>
          <mi>u</mi>
          <mi mathvariant="italic">ji</mi>
        </msub>
        <mo stretchy="false">=</mo>
        <mfrac>
          <mrow>
            <mrow>
              <msub>
                <mi>a</mi>
                <mi mathvariant="italic">ji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j</mi>
                    <mo stretchy="false">−</mo>
                    <mn>1</mn>
                  </mrow>
                </munderover>
                <msub>
                  <mi>l</mi>
                  <mi mathvariant="italic">jk</mi>
                </msub>
              </mrow>
            </mrow>
            <msub>
              <mi>u</mi>
              <mi mathvariant="italic">ki</mi>
            </msub>
          </mrow>
          <msub>
            <mi>l</mi>
            <mi mathvariant="italic">jj</mi>
          </msub>
        </mfrac>
      </mrow>
      <mi>,</mi>
      <mtext>    </mtext>
      <mrow>
        <mi>i</mi>
        <mo stretchy="false">=</mo>
        <mover accent="true">
          <mrow>
            <mrow>
              <mi>j</mi>
              <mo stretchy="false">+</mo>
              <mn>1</mn>
            </mrow>
            <mi>,</mi>
            <mi>n</mi>
          </mrow>
          <mo>¯</mo>
        </mover>
      </mrow>
    </mrow>
    <annotation encoding="StarMath 5.0">u_ji = {frac {a_ji - sum from {k = 1} to {j - 1} l_jk u_ki} l_jj}, "    " i = overline {j + 1, n}</annotation>
  </semantics>
</math>
</file>

<file path=Object 28/content.xml><?xml version="1.0" encoding="utf-8"?>
<math xmlns="http://www.w3.org/1998/Math/MathML" display="block">
  <semantics>
    <mi>L</mi>
    <annotation encoding="StarMath 5.0">L</annotation>
  </semantics>
</math>
</file>

<file path=Object 29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30/content.xml><?xml version="1.0" encoding="utf-8"?>
<math xmlns="http://www.w3.org/1998/Math/MathML" display="block">
  <semantics>
    <mrow>
      <mrow>
        <msub>
          <mi>l</mi>
          <mrow>
            <mi>i</mi>
            <mn>1</mn>
          </mrow>
        </msub>
        <mo stretchy="false">=</mo>
        <msub>
          <mi>a</mi>
          <mrow>
            <mi>i</mi>
            <mn>1</mn>
          </mrow>
        </msub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l_i1 = a_i1, i = overline {1, n}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n>1</mn>
            <mi>j</mi>
          </mrow>
        </msub>
        <mo stretchy="false">=</mo>
        <mfrac>
          <msub>
            <mi>a</mi>
            <mrow>
              <mn>1</mn>
              <mi>j</mi>
            </mrow>
          </msub>
          <msub>
            <mi>l</mi>
            <mn>11</mn>
          </msub>
        </mfrac>
      </mrow>
      <mi>,</mi>
      <mrow>
        <mi>j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u_1j = {frac a_1j l_11}, j = overline {2, n}</annotation>
  </semantics>
</math>
</file>

<file path=Object 32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sub>
      <mi>u</mi>
      <mi mathvariant="italic">ji</mi>
    </msub>
    <annotation encoding="StarMath 5.0">u_ji</annotation>
  </semantics>
</math>
</file>

<file path=Object 35/content.xml><?xml version="1.0" encoding="utf-8"?>
<math xmlns="http://www.w3.org/1998/Math/MathML" display="block">
  <semantics>
    <msub>
      <mi>l</mi>
      <mi mathvariant="italic">jj</mi>
    </msub>
    <annotation encoding="StarMath 5.0">l_jj</annotation>
  </semantics>
</math>
</file>

<file path=Object 36/content.xml><?xml version="1.0" encoding="utf-8"?>
<math xmlns="http://www.w3.org/1998/Math/MathML" display="block">
  <semantics>
    <mrow>
      <mi>k</mi>
      <mo stretchy="false">=</mo>
      <mover accent="true">
        <mrow>
          <mi>j</mi>
          <mi>,</mi>
          <mi>n</mi>
        </mrow>
        <mo>¯</mo>
      </mover>
    </mrow>
    <annotation encoding="StarMath 5.0">k = overline {j, n}</annotation>
  </semantics>
</math>
</file>

<file path=Object 37/content.xml><?xml version="1.0" encoding="utf-8"?>
<math xmlns="http://www.w3.org/1998/Math/MathML" display="block">
  <semantics>
    <mrow>
      <mrow>
        <mrow>
          <mo fence="true" form="prefix" stretchy="true">|</mo>
          <mrow>
            <msub>
              <mi>a</mi>
              <mi mathvariant="italic">kj</mi>
            </msub>
          </mrow>
          <mo fence="true" form="postfix" stretchy="true">|</mo>
        </mrow>
        <mo stretchy="false">=</mo>
        <mrow>
          <mo fence="true" form="prefix" stretchy="true">|</mo>
          <mrow>
            <mrow>
              <mtext>max</mtext>
              <msub>
                <mi>a</mi>
                <mi mathvariant="italic">ij</mi>
              </msub>
            </mrow>
          </mrow>
          <mo fence="true" form="postfix" stretchy="true">|</mo>
        </mrow>
      </mrow>
      <mi>,</mi>
      <mtext>    </mtext>
      <mrow>
        <mi>i</mi>
        <mo stretchy="false">=</mo>
        <mover accent="true">
          <mrow>
            <mi>j</mi>
            <mi>,</mi>
            <mi>n</mi>
          </mrow>
          <mo>¯</mo>
        </mover>
      </mrow>
    </mrow>
    <annotation encoding="StarMath 5.0">abs {a_kj} = abs{"max" a_ij}, "    " i = overline {j, n}</annotation>
  </semantics>
</math>
</file>

<file path=Object 38/content.xml><?xml version="1.0" encoding="utf-8"?>
<math xmlns="http://www.w3.org/1998/Math/MathML" display="block">
  <semantics>
    <mi>P</mi>
    <annotation encoding="StarMath 5.0">P</annotation>
  </semantics>
</math>
</file>

<file path=Object 39/content.xml><?xml version="1.0" encoding="utf-8"?>
<math xmlns="http://www.w3.org/1998/Math/MathML" display="block">
  <semantics>
    <mrow>
      <mrow>
        <msub>
          <mi>P</mi>
          <mi>i</mi>
        </msub>
        <mo stretchy="false">∈</mo>
        <mover accent="true">
          <mrow>
            <mn>1</mn>
            <mi>,</mi>
            <mi>n</mi>
          </mrow>
          <mo>¯</mo>
        </mover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P_i in overline {1, n}, i = overline {1, n}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40/content.xml><?xml version="1.0" encoding="utf-8"?>
<math xmlns="http://www.w3.org/1998/Math/MathML" display="block">
  <semantics>
    <mi>A</mi>
    <annotation encoding="StarMath 5.0">A</annotation>
  </semantics>
</math>
</file>

<file path=Object 41/content.xml><?xml version="1.0" encoding="utf-8"?>
<math xmlns="http://www.w3.org/1998/Math/MathML" display="block">
  <semantics>
    <mi>L</mi>
    <annotation encoding="StarMath 5.0">L</annotation>
  </semantics>
</math>
</file>

<file path=Object 42/content.xml><?xml version="1.0" encoding="utf-8"?>
<math xmlns="http://www.w3.org/1998/Math/MathML" display="block">
  <semantics>
    <mi>U</mi>
    <annotation encoding="StarMath 5.0">U</annotation>
  </semantics>
</math>
</file>

<file path=Object 43/content.xml><?xml version="1.0" encoding="utf-8"?>
<math xmlns="http://www.w3.org/1998/Math/MathML" display="block">
  <semantics>
    <mi>j</mi>
    <annotation encoding="StarMath 5.0">j</annotation>
  </semantics>
</math>
</file>

<file path=Object 44/content.xml><?xml version="1.0" encoding="utf-8"?>
<math xmlns="http://www.w3.org/1998/Math/MathML" display="block">
  <semantics>
    <mi>j</mi>
    <annotation encoding="StarMath 5.0">j</annotation>
  </semantics>
</math>
</file>

<file path=Object 45/content.xml><?xml version="1.0" encoding="utf-8"?>
<math xmlns="http://www.w3.org/1998/Math/MathML" display="block">
  <semantics>
    <mrow>
      <mi>i</mi>
      <mo stretchy="false">=</mo>
      <mover accent="true">
        <mrow>
          <mi>j</mi>
          <mi>,</mi>
          <mi>n</mi>
        </mrow>
        <mo>¯</mo>
      </mover>
    </mrow>
    <annotation encoding="StarMath 5.0">i = overline {j, n}</annotation>
  </semantics>
</math>
</file>

<file path=Object 46/content.xml><?xml version="1.0" encoding="utf-8"?>
<math xmlns="http://www.w3.org/1998/Math/MathML" display="block">
  <semantics>
    <mi>P</mi>
    <annotation encoding="StarMath 5.0">P</annotation>
  </semantics>
</math>
</file>

<file path=Object 47/content.xml><?xml version="1.0" encoding="utf-8"?>
<math xmlns="http://www.w3.org/1998/Math/MathML" display="block">
  <semantics>
    <mrow>
      <mrow>
        <msub>
          <mi>P</mi>
          <mi>i</mi>
        </msub>
        <mo stretchy="false">=</mo>
        <mi>i</mi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P_i = i, i = overline {1, n}</annotation>
  </semantics>
</math>
</file>

<file path=Object 48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49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>j</mi>
    <annotation encoding="StarMath 5.0">j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row>
      <mi mathvariant="italic">LUX</mi>
      <mo stretchy="false">=</mo>
      <mi>B</mi>
    </mrow>
    <annotation encoding="StarMath 5.0">LUX = B</annotation>
  </semantics>
</math>
</file>

<file path=Object 53/content.xml><?xml version="1.0" encoding="utf-8"?>
<math xmlns="http://www.w3.org/1998/Math/MathML" display="block">
  <semantics>
    <mrow>
      <mrow>
        <mi mathvariant="italic">LY</mi>
        <mo stretchy="false">=</mo>
        <mi>B</mi>
      </mrow>
      <mi>,</mi>
      <mrow>
        <mi>Y</mi>
        <mo stretchy="false">=</mo>
        <mi mathvariant="italic">UX</mi>
      </mrow>
    </mrow>
    <annotation encoding="StarMath 5.0">LY = B, Y = UX</annotation>
  </semantics>
</math>
</file>

<file path=Object 54/content.xml><?xml version="1.0" encoding="utf-8"?>
<math xmlns="http://www.w3.org/1998/Math/MathML" display="block">
  <semantics>
    <mi>Y</mi>
    <annotation encoding="StarMath 5.0">Y</annotation>
  </semantics>
</math>
</file>

<file path=Object 55/content.xml><?xml version="1.0" encoding="utf-8"?>
<math xmlns="http://www.w3.org/1998/Math/MathML" display="block">
  <semantics>
    <mrow>
      <mi mathvariant="italic">LY</mi>
      <mo stretchy="false">=</mo>
      <mi>B</mi>
    </mrow>
    <annotation encoding="StarMath 5.0">LY = B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row>
      <mi mathvariant="italic">UX</mi>
      <mo stretchy="false">=</mo>
      <mi>Y</mi>
    </mrow>
    <annotation encoding="StarMath 5.0">UX = Y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i>A</mi>
      <mo stretchy="false">=</mo>
      <mi mathvariant="italic">LU</mi>
    </mrow>
    <annotation encoding="StarMath 5.0">A = LU</annotation>
  </semantics>
</math>
</file>

<file path=Object 60/content.xml><?xml version="1.0" encoding="utf-8"?>
<math xmlns="http://www.w3.org/1998/Math/MathML" display="block">
  <semantics>
    <mrow>
      <mrow>
        <msub>
          <mi>y</mi>
          <mi>i</mi>
        </msub>
        <mo stretchy="false">=</mo>
        <mfrac>
          <mrow>
            <mrow>
              <msub>
                <mi>b</mi>
                <msub>
                  <mi>p</mi>
                  <mi mathvariant="italic">ii</mi>
                </msub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i>i</mi>
                    <mo stretchy="false">−</mo>
                    <mn>1</mn>
                  </mrow>
                </munderover>
                <msub>
                  <mi>l</mi>
                  <mi mathvariant="italic">ij</mi>
                </msub>
              </mrow>
            </mrow>
            <msub>
              <mi>y</mi>
              <mi>i</mi>
            </msub>
          </mrow>
          <msub>
            <mi>l</mi>
            <mi mathvariant="italic">ii</mi>
          </msub>
        </mfrac>
      </mrow>
      <mi>,</mi>
      <mtext>    </mtext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 = {frac {b_{p_ii} - sum from {j = 1} to {i - 1} l_ij y_i} l_ii}, "    " i = overline {1, n}</annotation>
  </semantics>
</math>
</file>

<file path=Object 61/content.xml><?xml version="1.0" encoding="utf-8"?>
<math xmlns="http://www.w3.org/1998/Math/MathML" display="block">
  <semantics>
    <mi>U</mi>
    <annotation encoding="StarMath 5.0">U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y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sub>
              <mi>u</mi>
              <mi mathvariant="italic">ij</mi>
            </msub>
          </mrow>
        </mrow>
      </mrow>
      <msub>
        <mi>x</mi>
        <mi>j</mi>
      </msub>
      <mi>,</mi>
      <mtext>    </mtext>
      <mrow>
        <mi>i</mi>
        <mo stretchy="false">=</mo>
        <mover accent="true">
          <mrow>
            <mi>n</mi>
            <mi>,</mi>
            <mn>1</mn>
          </mrow>
          <mo>¯</mo>
        </mover>
      </mrow>
    </mrow>
    <annotation encoding="StarMath 5.0">x_i = y_i - sum from {j = i + 1} to n u_ij x_j, "    " i = overline {n, 1}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L</mi>
    <annotation encoding="StarMath 5.0">L</annotation>
  </semantics>
</math>
</file>

<file path=Object 67/content.xml><?xml version="1.0" encoding="utf-8"?>
<math xmlns="http://www.w3.org/1998/Math/MathML" display="block">
  <semantics>
    <mi>D</mi>
    <annotation encoding="StarMath 5.0">D</annotation>
  </semantics>
</math>
</file>

<file path=Object 68/content.xml><?xml version="1.0" encoding="utf-8"?>
<math xmlns="http://www.w3.org/1998/Math/MathML" display="block">
  <semantics>
    <msup>
      <mi>L</mi>
      <mtext>†</mtext>
    </msup>
    <annotation encoding="StarMath 5.0">L^{"†"}</annotation>
  </semantics>
</math>
</file>

<file path=Object 69/content.xml><?xml version="1.0" encoding="utf-8"?>
<math xmlns="http://www.w3.org/1998/Math/MathML" display="block">
  <semantics>
    <mrow>
      <mi>A</mi>
      <mo stretchy="false">=</mo>
      <msup>
        <mi mathvariant="italic">LDL</mi>
        <mtext>†</mtext>
      </msup>
    </mrow>
    <annotation encoding="StarMath 5.0">A = LDL^{"†"}</annotation>
  </semantics>
</math>
</file>

<file path=Object 7/content.xml><?xml version="1.0" encoding="utf-8"?>
<math xmlns="http://www.w3.org/1998/Math/MathML" display="block">
  <semantics>
    <mi>L</mi>
    <annotation encoding="StarMath 5.0">L</annotation>
  </semantics>
</math>
</file>

<file path=Object 70/content.xml><?xml version="1.0" encoding="utf-8"?>
<math xmlns="http://www.w3.org/1998/Math/MathML" display="block">
  <semantics>
    <mi>L</mi>
    <annotation encoding="StarMath 5.0">L</annotation>
  </semantics>
</math>
</file>

<file path=Object 71/content.xml><?xml version="1.0" encoding="utf-8"?>
<math xmlns="http://www.w3.org/1998/Math/MathML" display="block">
  <semantics>
    <mi>D</mi>
    <annotation encoding="StarMath 5.0">D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sup>
      <mi>L</mi>
      <mtext>†</mtext>
    </msup>
    <annotation encoding="StarMath 5.0">L^{"†"}</annotation>
  </semantics>
</math>
</file>

<file path=Object 74/content.xml><?xml version="1.0" encoding="utf-8"?>
<math xmlns="http://www.w3.org/1998/Math/MathML" display="block">
  <semantics>
    <mi>L</mi>
    <annotation encoding="StarMath 5.0">L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i>P</mi>
    <annotation encoding="StarMath 5.0">P</annotation>
  </semantics>
</math>
</file>

<file path=Object 77/content.xml><?xml version="1.0" encoding="utf-8"?>
<math xmlns="http://www.w3.org/1998/Math/MathML" display="block">
  <semantics>
    <mi>A</mi>
    <annotation encoding="StarMath 5.0">A</annotation>
  </semantics>
</math>
</file>

<file path=Object 78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i</mi>
          </munderover>
          <msub>
            <mi>l</mi>
            <mi mathvariant="italic">ik</mi>
          </msub>
        </mrow>
      </mrow>
      <msub>
        <mi>d</mi>
        <mi mathvariant="italic">kk</mi>
      </msub>
      <mover accent="true">
        <msub>
          <mi>l</mi>
          <mi mathvariant="italic">jk</mi>
        </msub>
        <mo>¯</mo>
      </mover>
      <mi>,</mi>
      <mtext>    </mtext>
      <mrow>
        <mi>i</mi>
        <mo stretchy="false">≥</mo>
        <mi>j</mi>
      </mrow>
    </mrow>
    <annotation encoding="StarMath 5.0">a_ij = sum from {k = 1} to i l_ik d_kk overline {l_jk}, "    " i &gt;= j</annotation>
  </semantics>
</math>
</file>

<file path=Object 79/content.xml><?xml version="1.0" encoding="utf-8"?>
<math xmlns="http://www.w3.org/1998/Math/MathML" display="block">
  <semantics>
    <mover accent="true">
      <msub>
        <mi>l</mi>
        <mi mathvariant="italic">jk</mi>
      </msub>
      <mo>¯</mo>
    </mover>
    <annotation encoding="StarMath 5.0">overline {l_jk}</annotation>
  </semantics>
</math>
</file>

<file path=Object 8/content.xml><?xml version="1.0" encoding="utf-8"?>
<math xmlns="http://www.w3.org/1998/Math/MathML" display="block">
  <semantics>
    <mi>U</mi>
    <annotation encoding="StarMath 5.0">U</annotation>
  </semantics>
</math>
</file>

<file path=Object 80/content.xml><?xml version="1.0" encoding="utf-8"?>
<math xmlns="http://www.w3.org/1998/Math/MathML" display="block">
  <semantics>
    <msub>
      <mi>l</mi>
      <mi mathvariant="italic">jk</mi>
    </msub>
    <annotation encoding="StarMath 5.0">l_jk</annotation>
  </semantics>
</math>
</file>

<file path=Object 81/content.xml><?xml version="1.0" encoding="utf-8"?>
<math xmlns="http://www.w3.org/1998/Math/MathML" display="block">
  <semantics>
    <mrow>
      <mi>i</mi>
      <mo stretchy="false">=</mo>
      <mi>j</mi>
    </mrow>
    <annotation encoding="StarMath 5.0">i = j</annotation>
  </semantics>
</math>
</file>

<file path=Object 82/content.xml><?xml version="1.0" encoding="utf-8"?>
<math xmlns="http://www.w3.org/1998/Math/MathML" display="block">
  <semantics>
    <mrow>
      <msub>
        <mi>d</mi>
        <mi mathvariant="italic">jj</mi>
      </msub>
      <mrow>
        <msubsup>
          <mi>l</mi>
          <mi mathvariant="italic">jj</mi>
          <mn>2</mn>
        </msubsup>
        <mo stretchy="false">=</mo>
        <mrow>
          <msub>
            <mi>a</mi>
            <mi mathvariant="italic">jj</mi>
          </msub>
          <mo stretchy="false">−</mo>
          <mrow>
            <munderover>
              <mo stretchy="false">∑</mo>
              <mrow>
                <mi>k</mi>
                <mo stretchy="false">−</mo>
                <mn>1</mn>
              </mrow>
              <mrow>
                <mi>j</mi>
                <mo stretchy="false">−</mo>
                <mn>1</mn>
              </mrow>
            </munderover>
            <msubsup>
              <mi>l</mi>
              <mi mathvariant="italic">jk</mi>
              <mn>2</mn>
            </msubsup>
          </mrow>
        </mrow>
      </mrow>
      <msub>
        <mi>d</mi>
        <mi mathvariant="italic">kk</mi>
      </msub>
    </mrow>
    <annotation encoding="StarMath 5.0">d_jj l^2_jj = a_jj - sum from {k - 1} to {j - 1} l^2_jk d_kk</annotation>
  </semantics>
</math>
</file>

<file path=Object 83/content.xml><?xml version="1.0" encoding="utf-8"?>
<math xmlns="http://www.w3.org/1998/Math/MathML" display="block">
  <semantics>
    <mrow>
      <mrow>
        <msub>
          <mi>l</mi>
          <mi mathvariant="italic">ii</mi>
        </msub>
        <mo stretchy="false">=</mo>
        <mn>1</mn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l_ii = 1, i = overline {1, n}</annotation>
  </semantics>
</math>
</file>

<file path=Object 84/content.xml><?xml version="1.0" encoding="utf-8"?>
<math xmlns="http://www.w3.org/1998/Math/MathML" display="block">
  <semantics>
    <mrow>
      <mrow>
        <msub>
          <mi>d</mi>
          <mi mathvariant="italic">jj</mi>
        </msub>
        <mo stretchy="false">=</mo>
        <mrow>
          <msub>
            <mi>a</mi>
            <mi mathvariant="italic">jj</mi>
          </msub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i>j</mi>
                <mo stretchy="false">−</mo>
                <mn>1</mn>
              </mrow>
            </munderover>
            <mrow>
              <mo fence="true" form="prefix" stretchy="false">(</mo>
              <mrow>
                <mrow>
                  <msubsup>
                    <mi>k</mi>
                    <mi mathvariant="italic">jk</mi>
                    <mn>2</mn>
                  </msubsup>
                  <msub>
                    <mi>d</mi>
                    <mi mathvariant="italic">kk</mi>
                  </msub>
                </mrow>
              </mrow>
              <mo fence="true" form="postfix" stretchy="false">)</mo>
            </mrow>
          </mrow>
        </mrow>
      </mrow>
      <mi>,</mi>
      <mtext>    </mtext>
      <mrow>
        <mi>j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d_jj = a_jj - sum from {k = 1} to {j - 1} (k^2_jk d_kk), "    " j = overline {1, n}</annotation>
  </semantics>
</math>
</file>

<file path=Object 85/content.xml><?xml version="1.0" encoding="utf-8"?>
<math xmlns="http://www.w3.org/1998/Math/MathML" display="block">
  <semantics>
    <mrow>
      <mi>i</mi>
      <mo stretchy="false">&gt;</mo>
      <mi>j</mi>
    </mrow>
    <annotation encoding="StarMath 5.0">i &gt; j</annotation>
  </semantics>
</math>
</file>

<file path=Object 86/content.xml><?xml version="1.0" encoding="utf-8"?>
<math xmlns="http://www.w3.org/1998/Math/MathML" display="block">
  <semantics>
    <mrow>
      <mrow>
        <msub>
          <mi>l</mi>
          <mi mathvariant="italic">ij</mi>
        </msub>
        <mo stretchy="false">=</mo>
        <mfrac>
          <mrow>
            <mrow>
              <msub>
                <mi>a</mi>
                <mi mathvariant="italic">ij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i>j</mi>
                    <mo stretchy="false">−</mo>
                    <mn>1</mn>
                  </mrow>
                </munderover>
                <msub>
                  <mi>l</mi>
                  <mi mathvariant="italic">ik</mi>
                </msub>
              </mrow>
            </mrow>
            <msub>
              <mi>d</mi>
              <mi mathvariant="italic">kk</mi>
            </msub>
            <mover accent="true">
              <msub>
                <mi>l</mi>
                <mi mathvariant="italic">jk</mi>
              </msub>
              <mo>¯</mo>
            </mover>
          </mrow>
          <msub>
            <mi>d</mi>
            <mi mathvariant="italic">jj</mi>
          </msub>
        </mfrac>
      </mrow>
      <mi>,</mi>
      <mtext>    </mtext>
      <mrow>
        <mi>j</mi>
        <mo stretchy="false">=</mo>
        <mover accent="true">
          <mrow>
            <mn>1</mn>
            <mi>,</mi>
            <mi>n</mi>
          </mrow>
          <mo>¯</mo>
        </mover>
      </mrow>
      <mi>,</mi>
      <mrow>
        <mi>i</mi>
        <mo stretchy="false">=</mo>
        <mover accent="true">
          <mrow>
            <mrow>
              <mi>j</mi>
              <mo stretchy="false">+</mo>
              <mn>1</mn>
            </mrow>
            <mi>,</mi>
            <mi>n</mi>
          </mrow>
          <mo>¯</mo>
        </mover>
      </mrow>
    </mrow>
    <annotation encoding="StarMath 5.0">l_ij = {frac {a_ij - sum from {j = 1} to {j - 1} l_ik d_kk overline {l_jk}} d_jj}, "    " j = overline {1, n}, i = overline {j + 1, n}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j</mi>
    <annotation encoding="StarMath 5.0">j</annotation>
  </semantics>
</math>
</file>

<file path=Object 89/content.xml><?xml version="1.0" encoding="utf-8"?>
<math xmlns="http://www.w3.org/1998/Math/MathML" display="block">
  <semantics>
    <msub>
      <mi>d</mi>
      <mi mathvariant="italic">jj</mi>
    </msub>
    <annotation encoding="StarMath 5.0">d_jj</annotation>
  </semantics>
</math>
</file>

<file path=Object 9/content.xml><?xml version="1.0" encoding="utf-8"?>
<math xmlns="http://www.w3.org/1998/Math/MathML" display="block">
  <semantics>
    <mrow>
      <mrow>
        <mi>L</mi>
        <mo stretchy="false">=</mo>
        <mrow>
          <mo fence="true" form="prefix" stretchy="true">[</mo>
          <mrow>
            <mtable>
              <mtr>
                <mtd>
                  <msub>
                    <mi>l</mi>
                    <mn>11</mn>
                  </msub>
                </mtd>
                <mtd>
                  <mn>0</mn>
                </mtd>
                <mtd>
                  <mo stretchy="false">…</mo>
                </mtd>
                <mtd>
                  <mn>0</mn>
                </mtd>
              </mtr>
              <mtr>
                <mtd>
                  <msub>
                    <mi>l</mi>
                    <mn>21</mn>
                  </msub>
                </mtd>
                <mtd>
                  <msub>
                    <mi>l</mi>
                    <mn>22</mn>
                  </msub>
                </mtd>
                <mtd>
                  <mo stretchy="false">…</mo>
                </mtd>
                <mtd>
                  <mn>0</mn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n>0</mn>
                </mtd>
              </mtr>
              <mtr>
                <mtd>
                  <msub>
                    <mi>l</mi>
                    <mrow>
                      <mi>n</mi>
                      <mn>1</mn>
                    </mrow>
                  </msub>
                </mtd>
                <mtd>
                  <msub>
                    <mi>l</mi>
                    <mrow>
                      <mi>n</mi>
                      <mn>2</mn>
                    </mrow>
                  </msub>
                </mtd>
                <mtd>
                  <mo stretchy="false">…</mo>
                </mtd>
                <mtd>
                  <mn>0</mn>
                </mtd>
              </mtr>
            </mtable>
          </mrow>
          <mo fence="true" form="postfix" stretchy="true">]</mo>
        </mrow>
      </mrow>
      <mi>,</mi>
      <mtext>    </mtext>
      <mrow>
        <mi>U</mi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sub>
                    <mi>u</mi>
                    <mn>12</mn>
                  </msub>
                </mtd>
                <mtd>
                  <mo stretchy="false">…</mo>
                </mtd>
                <mtd>
                  <msub>
                    <mi>u</mi>
                    <mrow>
                      <mn>1</mn>
                      <mi>n</mi>
                    </mrow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o stretchy="false">…</mo>
                </mtd>
                <mtd>
                  <msub>
                    <mi>u</mi>
                    <mrow>
                      <mn>2</mn>
                      <mi>n</mi>
                    </mrow>
                  </msub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⋱</mo>
                </mtd>
                <mtd>
                  <mo stretchy="false">⋮</mo>
                </mtd>
              </mtr>
              <mtr>
                <mtd>
                  <mn>0</mn>
                </mtd>
                <mtd>
                  <mn>0</mn>
                </mtd>
                <mtd>
                  <mo stretchy="false">…</mo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L = left [ matrix {
	l_11 # 0 # dotslow # 0 ##
	l_21 # l_22 # dotslow # 0 ##
	dotsvert # dotsvert # dotsdown # 0 ##
	l_n1 # l_n2 # dotslow # 0
} right ]
, "    "
U = left [ matrix {
	1 # u_12 # dotslow # u_1n ##
	0 # 1 # dotslow # u_2n ##
	dotsvert # dotsvert # dotsdown # dotsvert ##
	0 # 0 # dotslow # 1
} right ]</annotation>
  </semantics>
</math>
</file>

<file path=Object 90/content.xml><?xml version="1.0" encoding="utf-8"?>
<math xmlns="http://www.w3.org/1998/Math/MathML" display="block">
  <semantics>
    <msub>
      <mi>l</mi>
      <mi mathvariant="italic">ij</mi>
    </msub>
    <annotation encoding="StarMath 5.0">l_ij</annotation>
  </semantics>
</math>
</file>

<file path=Object 91/content.xml><?xml version="1.0" encoding="utf-8"?>
<math xmlns="http://www.w3.org/1998/Math/MathML" display="block">
  <semantics>
    <mrow>
      <msub>
        <mi>l</mi>
        <mi mathvariant="italic">ii</mi>
      </msub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l_ii, i = overline {1, n}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row>
      <msup>
        <mi mathvariant="italic">LDL</mi>
        <mtext>†</mtext>
      </msup>
      <mrow>
        <mi>X</mi>
        <mo stretchy="false">=</mo>
        <mi>B</mi>
      </mrow>
    </mrow>
    <annotation encoding="StarMath 5.0">LDL^{"†"}X = B</annotation>
  </semantics>
</math>
</file>

<file path=Object 94/content.xml><?xml version="1.0" encoding="utf-8"?>
<math xmlns="http://www.w3.org/1998/Math/MathML" display="block">
  <semantics>
    <mrow>
      <mrow>
        <mi mathvariant="italic">LY</mi>
        <mo stretchy="false">=</mo>
        <mi>B</mi>
      </mrow>
      <mi>,</mi>
      <mtext>    </mtext>
      <mrow>
        <mi>Y</mi>
        <mo stretchy="false">=</mo>
        <msup>
          <mi mathvariant="italic">DL</mi>
          <mtext>†</mtext>
        </msup>
      </mrow>
      <mi>X</mi>
    </mrow>
    <annotation encoding="StarMath 5.0">LY = B, "    " Y = DL^{"†"}X</annotation>
  </semantics>
</math>
</file>

<file path=Object 95/content.xml><?xml version="1.0" encoding="utf-8"?>
<math xmlns="http://www.w3.org/1998/Math/MathML" display="block">
  <semantics>
    <mrow>
      <mrow>
        <mi mathvariant="italic">DZ</mi>
        <mo stretchy="false">=</mo>
        <mi>Y</mi>
      </mrow>
      <mi>,</mi>
      <mtext>    </mtext>
      <mrow>
        <mi>Z</mi>
        <mo stretchy="false">=</mo>
        <msup>
          <mi>L</mi>
          <mtext>†</mtext>
        </msup>
      </mrow>
      <mi>X</mi>
    </mrow>
    <annotation encoding="StarMath 5.0">DZ = Y, "    " Z = L^{"†"}X</annotation>
  </semantics>
</math>
</file>

<file path=Object 96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sub>
            <mi>b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j</mi>
            </msub>
          </mrow>
        </mrow>
      </mrow>
      <msub>
        <mi>y</mi>
        <mi>j</mi>
      </msub>
      <mi>,</mi>
      <mtext>    </mtext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 = b_i - sum from {j = 1} to {i - 1} l_ij y_j, "    " i = overline {1, n}</annotation>
  </semantics>
</math>
</file>

<file path=Object 97/content.xml><?xml version="1.0" encoding="utf-8"?>
<math xmlns="http://www.w3.org/1998/Math/MathML" display="block">
  <semantics>
    <mrow>
      <msup>
        <mi>L</mi>
        <mtext>†</mtext>
      </msup>
      <mrow>
        <mi>X</mi>
        <mo stretchy="false">=</mo>
        <mi>Z</mi>
      </mrow>
    </mrow>
    <annotation encoding="StarMath 5.0">L^{"†"}X = Z</annotation>
  </semantics>
</math>
</file>

<file path=Object 98/content.xml><?xml version="1.0" encoding="utf-8"?>
<math xmlns="http://www.w3.org/1998/Math/MathML" display="block">
  <semantics>
    <mrow>
      <mrow>
        <mi>z</mi>
        <mo stretchy="false">=</mo>
        <mfrac>
          <msub>
            <mi>y</mi>
            <mi>i</mi>
          </msub>
          <msub>
            <mi>d</mi>
            <mi mathvariant="italic">ii</mi>
          </msub>
        </mfrac>
      </mrow>
      <mi>,</mi>
      <mtext>    </mtext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z = {frac y_i d_ii}, "    " i = overline {1, n}</annotation>
  </semantics>
</math>
</file>

<file path=Object 99/content.xml><?xml version="1.0" encoding="utf-8"?>
<math xmlns="http://www.w3.org/1998/Math/MathML" display="block">
  <semantics>
    <mi>X</mi>
    <annotation encoding="StarMath 5.0">X</annotation>
  </semantics>
</math>
</file>